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18pt"/>
    </style:style>
    <style:style style:name="co13" style:family="table-column">
      <style:table-column-properties fo:break-before="auto" style:column-width="218.24pt"/>
    </style:style>
    <style:style style:name="co14" style:family="table-column">
      <style:table-column-properties fo:break-before="auto" style:column-width="60.01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9pt"/>
    </style:style>
    <style:style style:name="co17" style:family="table-column">
      <style:table-column-properties fo:break-before="auto" style:column-width="39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16.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37.25pt"/>
    </style:style>
    <style:style style:name="co25" style:family="table-column">
      <style:table-column-properties fo:break-before="auto" style:column-width="78.75pt"/>
    </style:style>
    <style:style style:name="co26" style:family="table-column">
      <style:table-column-properties fo:break-before="auto" style:column-width="54.74pt"/>
    </style:style>
    <style:style style:name="co27" style:family="table-column">
      <style:table-column-properties fo:break-before="auto" style:column-width="59.24pt"/>
    </style:style>
    <style:style style:name="co28" style:family="table-column">
      <style:table-column-properties fo:break-before="auto" style:column-width="73.5pt"/>
    </style:style>
    <style:style style:name="co29" style:family="table-column">
      <style:table-column-properties fo:break-before="auto" style:column-width="75pt"/>
    </style:style>
    <style:style style:name="co30" style:family="table-column">
      <style:table-column-properties fo:break-before="auto" style:column-width="22.51pt"/>
    </style:style>
    <style:style style:name="co31" style:family="table-column">
      <style:table-column-properties fo:break-before="auto" style:column-width="48.76pt"/>
    </style:style>
    <style:style style:name="co32" style:family="table-column">
      <style:table-column-properties fo:break-before="auto" style:column-width="249pt"/>
    </style:style>
    <style:style style:name="co33" style:family="table-column">
      <style:table-column-properties fo:break-before="auto" style:column-width="15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6.25pt"/>
    </style:style>
    <style:style style:name="co36" style:family="table-column">
      <style:table-column-properties fo:break-before="auto" style:column-width="262.49pt"/>
    </style:style>
    <style:style style:name="co37" style:family="table-column">
      <style:table-column-properties fo:break-before="auto" style:column-width="153.01pt"/>
    </style:style>
    <style:style style:name="co38" style:family="table-column">
      <style:table-column-properties fo:break-before="auto" style:column-width="81.01pt"/>
    </style:style>
    <style:style style:name="co39" style:family="table-column">
      <style:table-column-properties fo:break-before="auto" style:column-width="82.49pt"/>
    </style:style>
    <style:style style:name="co40" style:family="table-column">
      <style:table-column-properties fo:break-before="auto" style:column-width="63.75pt"/>
    </style:style>
    <style:style style:name="co41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10" style:family="table-cell" style:parent-style-name="Default">
      <style:table-cell-properties style:cell-protect="none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8" style:family="table-cell" style:parent-style-name="Default" style:data-style-name="N121">
      <style:table-cell-properties style:cell-protect="none" style:print-content="true"/>
    </style:style>
    <style:style style:name="ce33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ff00" style:cell-protect="protected" style:print-content="true"/>
    </style:style>
    <style:style style:name="ce42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/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gr1" style:family="graphic">
      <style:graphic-properties draw:marker-start-width="5.67pt" draw:marker-start-center="false" draw:fill="solid" draw:fill-color="#ffffff" draw:auto-grow-height="true" draw:auto-grow-width="false" fo:min-height="60.01pt" draw:shadow="hidden" draw:shadow-offset-x="2.83pt" draw:shadow-offset-y="2.83pt"/>
    </style:style>
    <style:style style:name="gr2" style:family="graphic">
      <style:graphic-properties draw:marker-start-width="5.67pt" draw:marker-start-center="false" draw:fill="solid" draw:fill-color="#ffffff" draw:auto-grow-height="true" draw:auto-grow-width="false" fo:min-height="255.74pt" draw:shadow="hidden" draw:shadow-offset-x="2.83pt" draw:shadow-offset-y="2.83pt"/>
    </style:style>
    <style:style style:name="gr3" style:family="graphic">
      <style:graphic-properties draw:marker-start-width="5.67pt" draw:marker-start-center="false" draw:fill="solid" draw:fill-color="#ffffff" draw:auto-grow-height="true" draw:auto-grow-width="false" fo:min-height="181.5pt" draw:shadow="hidden" draw:shadow-offset-x="2.83pt" draw:shadow-offset-y="2.83pt"/>
    </style:style>
    <style:style style:name="gr4" style:family="graphic">
      <style:graphic-properties draw:marker-start-width="5.67pt" draw:marker-start-center="false" draw:fill="solid" draw:fill-color="#ffffff" draw:auto-grow-height="true" draw:auto-grow-width="false" fo:min-height="182.24pt" draw:shadow="hidden" draw:shadow-offset-x="2.83pt" draw:shadow-offset-y="2.83pt"/>
    </style:style>
    <style:style style:name="P1" style:family="paragraph"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tracked-changes>
        <table:cell-content-change table:id="ct1">
          <table:cell-address table:column="0" table:row="1" table:table="0"/>
          <office:change-info>
            <dc:creator> </dc:creator>
            <dc:date>2020-02-07T14:19:05.887000000</dc:date>
          </office:change-info>
          <table:previous>
            <table:change-track-table-cell office:value-type="string">
              <text:p>Ethics and Engineering for Aerospace Engineering</text:p>
            </table:change-track-table-cell>
          </table:previous>
        </table:cell-content-change>
        <table:cell-content-change table:id="ct2">
          <table:cell-address table:column="1" table:row="1" table:table="0"/>
          <office:change-info>
            <dc:creator> </dc:creator>
            <dc:date>2020-02-07T14:19:44.716000000</dc:date>
          </office:change-info>
          <table:previous>
            <table:change-track-table-cell office:value-type="string">
              <text:p>WM0324LR</text:p>
            </table:change-track-table-cell>
          </table:previous>
        </table:cell-content-change>
        <table:cell-content-change table:id="ct3">
          <table:cell-address table:column="2" table:row="1" table:table="0"/>
          <office:change-info>
            <dc:creator> </dc:creator>
            <dc:date>2020-02-07T14:19:52.252000000</dc:date>
          </office:change-info>
          <table:previous>
            <table:change-track-table-cell office:value-type="string">
              <text:p>uni.eth</text:p>
            </table:change-track-table-cell>
          </table:previous>
        </table:cell-content-change>
        <table:cell-content-change table:id="ct4">
          <table:cell-address table:column="1" table:row="2" table:table="1"/>
          <office:change-info>
            <dc:creator> </dc:creator>
            <dc:date>2020-02-07T14:20:16.845000000</dc:date>
          </office:change-info>
          <table:previous>
            <table:change-track-table-cell/>
          </table:previous>
        </table:cell-content-change>
        <table:cell-content-change table:id="ct5">
          <table:cell-address table:column="1" table:row="3" table:table="1"/>
          <office:change-info>
            <dc:creator> </dc:creator>
            <dc:date>2020-02-07T14:20:17.251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1" table:row="4" table:table="1"/>
          <office:change-info>
            <dc:creator> </dc:creator>
            <dc:date>2020-02-07T14:20:17.678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1" table:row="5" table:table="1"/>
          <office:change-info>
            <dc:creator> </dc:creator>
            <dc:date>2020-02-07T14:20:18.174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6" table:table="1"/>
          <office:change-info>
            <dc:creator> </dc:creator>
            <dc:date>2020-02-07T14:20:18.84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7" table:table="1"/>
          <office:change-info>
            <dc:creator> </dc:creator>
            <dc:date>2020-02-07T14:20:20.467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8" table:table="1"/>
          <office:change-info>
            <dc:creator> </dc:creator>
            <dc:date>2020-02-07T14:20:21.953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9" table:table="1"/>
          <office:change-info>
            <dc:creator> </dc:creator>
            <dc:date>2020-02-07T14:20:22.380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10" table:table="1"/>
          <office:change-info>
            <dc:creator> </dc:creator>
            <dc:date>2020-02-07T14:20:27.870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11" table:table="1"/>
          <office:change-info>
            <dc:creator> </dc:creator>
            <dc:date>2020-02-07T14:20:28.568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12" table:table="1"/>
          <office:change-info>
            <dc:creator> </dc:creator>
            <dc:date>2020-02-07T14:20:30.728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13" table:table="1"/>
          <office:change-info>
            <dc:creator> </dc:creator>
            <dc:date>2020-02-07T14:20:32.801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14" table:table="1"/>
          <office:change-info>
            <dc:creator> </dc:creator>
            <dc:date>2020-02-07T14:20:33.540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4" table:table="1"/>
          <office:change-info>
            <dc:creator> </dc:creator>
            <dc:date>2020-02-07T14:20:34.890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1" table:table="1"/>
          <office:change-info>
            <dc:creator> </dc:creator>
            <dc:date>2020-02-07T14:20:38.513000000</dc:date>
          </office:change-info>
          <table:previous>
            <table:change-track-table-cell office:value-type="float" office:value="2"/>
          </table:previous>
        </table:cell-content-change>
        <table:cell-content-change table:id="ct19">
          <table:cell-address table:column="0" table:row="2" table:table="1"/>
          <office:change-info>
            <dc:creator> </dc:creator>
            <dc:date>2020-02-07T14:20:38.830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3" table:table="1"/>
          <office:change-info>
            <dc:creator> </dc:creator>
            <dc:date>2020-02-07T14:20:39.098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4" table:table="1"/>
          <office:change-info>
            <dc:creator> </dc:creator>
            <dc:date>2020-02-07T14:20:39.323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5" table:table="1"/>
          <office:change-info>
            <dc:creator> </dc:creator>
            <dc:date>2020-02-07T14:20:39.548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6" table:table="1"/>
          <office:change-info>
            <dc:creator> </dc:creator>
            <dc:date>2020-02-07T14:20:39.772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7" table:table="1"/>
          <office:change-info>
            <dc:creator> </dc:creator>
            <dc:date>2020-02-07T14:20:44.993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8" table:table="1"/>
          <office:change-info>
            <dc:creator> </dc:creator>
            <dc:date>2020-02-07T14:20:45.645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9" table:table="1"/>
          <office:change-info>
            <dc:creator> </dc:creator>
            <dc:date>2020-02-07T14:20:45.960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0" table:row="10" table:table="1"/>
          <office:change-info>
            <dc:creator> </dc:creator>
            <dc:date>2020-02-07T14:20:46.185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11" table:table="1"/>
          <office:change-info>
            <dc:creator> </dc:creator>
            <dc:date>2020-02-07T14:20:46.432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12" table:table="1"/>
          <office:change-info>
            <dc:creator> </dc:creator>
            <dc:date>2020-02-07T14:20:46.658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13" table:table="1"/>
          <office:change-info>
            <dc:creator> </dc:creator>
            <dc:date>2020-02-07T14:20:46.906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14" table:table="1"/>
          <office:change-info>
            <dc:creator> </dc:creator>
            <dc:date>2020-02-07T14:20:47.153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14" table:table="1"/>
          <office:change-info>
            <dc:creator> </dc:creator>
            <dc:date>2020-02-07T14:20:47.377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2" table:row="1" table:table="1"/>
          <office:change-info>
            <dc:creator> </dc:creator>
            <dc:date>2020-02-07T14:20:55.231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34">
          <table:cell-address table:column="2" table:row="2" table:table="1"/>
          <office:change-info>
            <dc:creator> </dc:creator>
            <dc:date>2020-02-07T14:21:03.131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2" table:row="3" table:table="1"/>
          <office:change-info>
            <dc:creator> </dc:creator>
            <dc:date>2020-02-07T14:21:08.911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2" table:row="4" table:table="1"/>
          <office:change-info>
            <dc:creator> </dc:creator>
            <dc:date>2020-02-07T14:21:12.916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5" table:table="1"/>
          <office:change-info>
            <dc:creator> </dc:creator>
            <dc:date>2020-02-07T14:21:17.949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6" table:table="1"/>
          <office:change-info>
            <dc:creator> </dc:creator>
            <dc:date>2020-02-07T14:21:19.621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6" table:table="1"/>
          <office:change-info>
            <dc:creator> </dc:creator>
            <dc:date>2020-02-07T14:21:22.368000000</dc:date>
          </office:change-info>
          <table:previous table:id="ct38">
            <table:change-track-table-cell office:value-type="string">
              <text:p>Visual Cortical Implants 1</text:p>
            </table:change-track-table-cell>
          </table:previous>
        </table:cell-content-change>
        <table:cell-content-change table:id="ct40">
          <table:cell-address table:column="2" table:row="7" table:table="1"/>
          <office:change-info>
            <dc:creator> </dc:creator>
            <dc:date>2020-02-07T14:21:27.316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2" table:row="8" table:table="1"/>
          <office:change-info>
            <dc:creator> </dc:creator>
            <dc:date>2020-02-07T14:21:33.525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2" table:row="9" table:table="1"/>
          <office:change-info>
            <dc:creator> </dc:creator>
            <dc:date>2020-02-07T14:21:38.633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1" table:table="1"/>
          <office:change-info>
            <dc:creator> </dc:creator>
            <dc:date>2020-02-07T14:21:44.573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12" table:table="1"/>
          <office:change-info>
            <dc:creator> </dc:creator>
            <dc:date>2020-02-07T14:21:48.780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2" table:row="13" table:table="1"/>
          <office:change-info>
            <dc:creator> </dc:creator>
            <dc:date>2020-02-07T14:21:55.080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2" table:row="14" table:table="1"/>
          <office:change-info>
            <dc:creator> </dc:creator>
            <dc:date>2020-02-07T14:22:00.975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2" table:row="14" table:table="1"/>
          <office:change-info>
            <dc:creator> </dc:creator>
            <dc:date>2020-02-07T14:22:13.649000000</dc:date>
          </office:change-info>
          <table:previous>
            <table:change-track-table-cell/>
          </table:previous>
        </table:cell-content-change>
        <table:movement table:id="ct48">
          <table:source-range-address table:column="2" table:row="14" table:table="1"/>
          <table:target-range-address table:column="2" table:row="15" table:table="1"/>
          <office:change-info>
            <dc:creator> </dc:creator>
            <dc:date>2020-02-07T14:22:32.735000000</dc:date>
          </office:change-info>
          <table:dependencies>
            <table:dependency table:id="ct148"/>
          </table:dependencies>
        </table:movement>
        <table:movement table:id="ct49">
          <table:source-range-address table:column="2" table:row="13" table:table="1"/>
          <table:target-range-address table:column="2" table:row="14" table:table="1"/>
          <office:change-info>
            <dc:creator> </dc:creator>
            <dc:date>2020-02-07T14:22:36.613000000</dc:date>
          </office:change-info>
          <table:dependencies>
            <table:dependency table:id="ct148"/>
          </table:dependencies>
        </table:movement>
        <table:movement table:id="ct50">
          <table:source-range-address table:column="2" table:row="12" table:table="1"/>
          <table:target-range-address table:column="2" table:row="13" table:table="1"/>
          <office:change-info>
            <dc:creator> </dc:creator>
            <dc:date>2020-02-07T14:22:40.415000000</dc:date>
          </office:change-info>
          <table:dependencies>
            <table:dependency table:id="ct148"/>
          </table:dependencies>
        </table:movement>
        <table:movement table:id="ct51">
          <table:source-range-address table:column="2" table:row="11" table:table="1"/>
          <table:target-range-address table:column="2" table:row="12" table:table="1"/>
          <office:change-info>
            <dc:creator> </dc:creator>
            <dc:date>2020-02-07T14:22:42.665000000</dc:date>
          </office:change-info>
          <table:dependencies>
            <table:dependency table:id="ct148"/>
          </table:dependencies>
        </table:movement>
        <table:movement table:id="ct52">
          <table:source-range-address table:column="2" table:row="10" table:table="1"/>
          <table:target-range-address table:column="2" table:row="11" table:table="1"/>
          <office:change-info>
            <dc:creator> </dc:creator>
            <dc:date>2020-02-07T14:22:45.612000000</dc:date>
          </office:change-info>
          <table:dependencies>
            <table:dependency table:id="ct148"/>
            <table:dependency table:id="ct145"/>
            <table:dependency table:id="ct53"/>
          </table:dependencies>
        </table:movement>
        <table:cell-content-change table:id="ct53">
          <table:cell-address table:column="2" table:row="10" table:table="1"/>
          <office:change-info>
            <dc:creator> </dc:creator>
            <dc:date>2020-02-07T14:22:56.617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3" table:row="2" table:table="1"/>
          <office:change-info>
            <dc:creator> </dc:creator>
            <dc:date>2020-02-07T14:23:03.885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3" table:row="3" table:table="1"/>
          <office:change-info>
            <dc:creator> </dc:creator>
            <dc:date>2020-02-07T14:23:04.221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4" table:table="1"/>
          <office:change-info>
            <dc:creator> </dc:creator>
            <dc:date>2020-02-07T14:23:04.493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3" table:row="5" table:table="1"/>
          <office:change-info>
            <dc:creator> </dc:creator>
            <dc:date>2020-02-07T14:23:04.785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3" table:row="6" table:table="1"/>
          <office:change-info>
            <dc:creator> </dc:creator>
            <dc:date>2020-02-07T14:23:05.122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3" table:row="6" table:table="1"/>
          <office:change-info>
            <dc:creator> </dc:creator>
            <dc:date>2020-02-07T14:23:08.496000000</dc:date>
          </office:change-info>
          <table:previous table:id="ct58">
            <table:change-track-table-cell office:value-type="float" office:value="56"/>
          </table:previous>
        </table:cell-content-change>
        <table:cell-content-change table:id="ct60">
          <table:cell-address table:column="3" table:row="6" table:table="1"/>
          <office:change-info>
            <dc:creator> </dc:creator>
            <dc:date>2020-02-07T14:23:09.510000000</dc:date>
          </office:change-info>
          <table:previous table:id="ct59">
            <table:change-track-table-cell office:value-type="float" office:value="5"/>
          </table:previous>
        </table:cell-content-change>
        <table:cell-content-change table:id="ct61">
          <table:cell-address table:column="3" table:row="7" table:table="1"/>
          <office:change-info>
            <dc:creator> </dc:creator>
            <dc:date>2020-02-07T14:23:10.885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8" table:table="1"/>
          <office:change-info>
            <dc:creator> </dc:creator>
            <dc:date>2020-02-07T14:23:12.096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9" table:table="1"/>
          <office:change-info>
            <dc:creator> </dc:creator>
            <dc:date>2020-02-07T14:23:13.267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3" table:row="9" table:table="1"/>
          <office:change-info>
            <dc:creator> </dc:creator>
            <dc:date>2020-02-07T14:23:40.863000000</dc:date>
          </office:change-info>
          <table:previous table:id="ct63">
            <table:change-track-table-cell office:value-type="float" office:value="999999999"/>
          </table:previous>
        </table:cell-content-change>
        <table:cell-content-change table:id="ct65">
          <table:cell-address table:column="3" table:row="9" table:table="1"/>
          <office:change-info>
            <dc:creator> </dc:creator>
            <dc:date>2020-02-07T14:23:42.630000000</dc:date>
          </office:change-info>
          <table:previous table:id="ct64">
            <table:change-track-table-cell/>
          </table:previous>
        </table:cell-content-change>
        <table:cell-content-change table:id="ct66">
          <table:cell-address table:column="3" table:row="10" table:table="1"/>
          <office:change-info>
            <dc:creator> </dc:creator>
            <dc:date>2020-02-07T14:23:45.599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11" table:table="1"/>
          <office:change-info>
            <dc:creator> </dc:creator>
            <dc:date>2020-02-07T14:23:46.341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12" table:table="1"/>
          <office:change-info>
            <dc:creator> </dc:creator>
            <dc:date>2020-02-07T14:23:47.287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3" table:row="13" table:table="1"/>
          <office:change-info>
            <dc:creator> </dc:creator>
            <dc:date>2020-02-07T14:23:47.941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3" table:row="14" table:table="1"/>
          <office:change-info>
            <dc:creator> </dc:creator>
            <dc:date>2020-02-07T14:23:48.591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14" table:table="1"/>
          <office:change-info>
            <dc:creator> </dc:creator>
            <dc:date>2020-02-07T14:23:49.581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4" table:row="1" table:table="1"/>
          <office:change-info>
            <dc:creator> </dc:creator>
            <dc:date>2020-02-07T14:23:56.312000000</dc:date>
          </office:change-info>
          <table:previous>
            <table:change-track-table-cell office:value-type="date" office:date-value="2020-01-20"/>
          </table:previous>
        </table:cell-content-change>
        <table:cell-content-change table:id="ct73">
          <table:cell-address table:column="4" table:row="2" table:table="1"/>
          <office:change-info>
            <dc:creator> </dc:creator>
            <dc:date>2020-02-07T14:23:59.527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4" table:row="3" table:table="1"/>
          <office:change-info>
            <dc:creator> </dc:creator>
            <dc:date>2020-02-07T14:24:19.305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4" table:row="4" table:table="1"/>
          <office:change-info>
            <dc:creator> </dc:creator>
            <dc:date>2020-02-07T14:24:25.200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4" table:row="5" table:table="1"/>
          <office:change-info>
            <dc:creator> </dc:creator>
            <dc:date>2020-02-07T14:24:29.767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4" table:row="6" table:table="1"/>
          <office:change-info>
            <dc:creator> </dc:creator>
            <dc:date>2020-02-07T14:24:33.728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4" table:row="7" table:table="1"/>
          <office:change-info>
            <dc:creator> </dc:creator>
            <dc:date>2020-02-07T14:24:38.924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4" table:row="8" table:table="1"/>
          <office:change-info>
            <dc:creator> </dc:creator>
            <dc:date>2020-02-07T14:24:46.236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4" table:row="9" table:table="1"/>
          <office:change-info>
            <dc:creator> </dc:creator>
            <dc:date>2020-02-07T14:24:51.861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4" table:row="10" table:table="1"/>
          <office:change-info>
            <dc:creator> </dc:creator>
            <dc:date>2020-02-07T14:25:14.451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4" table:row="11" table:table="1"/>
          <office:change-info>
            <dc:creator> </dc:creator>
            <dc:date>2020-02-07T14:25:20.122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4" table:row="12" table:table="1"/>
          <office:change-info>
            <dc:creator> </dc:creator>
            <dc:date>2020-02-07T14:25:25.343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4" table:row="13" table:table="1"/>
          <office:change-info>
            <dc:creator> </dc:creator>
            <dc:date>2020-02-07T14:25:31.259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4" table:row="14" table:table="1"/>
          <office:change-info>
            <dc:creator> </dc:creator>
            <dc:date>2020-02-07T14:25:36.434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4" table:row="14" table:table="1"/>
          <office:change-info>
            <dc:creator> </dc:creator>
            <dc:date>2020-02-07T14:25:42.104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" table:table="6"/>
          <office:change-info>
            <dc:creator> </dc:creator>
            <dc:date>2020-02-07T14:27:35.598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1" table:row="1" table:table="6"/>
          <office:change-info>
            <dc:creator> </dc:creator>
            <dc:date>2020-02-07T14:27:38.899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2" table:row="1" table:table="6"/>
          <office:change-info>
            <dc:creator> </dc:creator>
            <dc:date>2020-02-07T14:27:44.231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" table:table="6"/>
          <office:change-info>
            <dc:creator> </dc:creator>
            <dc:date>2020-02-07T14:27:58.611000000</dc:date>
          </office:change-info>
          <table:previous table:id="ct87">
            <table:change-track-table-cell office:value-type="date" office:date-value="2020-06-23"/>
          </table:previous>
        </table:cell-content-change>
        <table:cell-content-change table:id="ct91">
          <table:cell-address table:column="0" table:row="2" table:table="6"/>
          <office:change-info>
            <dc:creator> </dc:creator>
            <dc:date>2020-02-07T14:28:02.056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2" table:table="6"/>
          <office:change-info>
            <dc:creator> </dc:creator>
            <dc:date>2020-02-07T14:28:09.044000000</dc:date>
          </office:change-info>
          <table:previous table:id="ct91">
            <table:change-track-table-cell office:value-type="float" office:value="44005.5833333333"/>
          </table:previous>
        </table:cell-content-change>
        <table:cell-content-change table:id="ct93">
          <table:cell-address table:column="3" table:row="1" table:table="6"/>
          <office:change-info>
            <dc:creator> </dc:creator>
            <dc:date>2020-02-07T14:29:01.474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1" table:table="2"/>
          <office:change-info>
            <dc:creator> </dc:creator>
            <dc:date>2020-02-07T14:37:31.139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1" table:table="2"/>
          <office:change-info>
            <dc:creator> </dc:creator>
            <dc:date>2020-02-07T14:37:46.978000000</dc:date>
          </office:change-info>
          <table:previous table:id="ct94">
            <table:change-track-table-cell office:value-type="string">
              <text:p>Register topic on brightspace</text:p>
            </table:change-track-table-cell>
          </table:previous>
        </table:cell-content-change>
        <table:cell-content-change table:id="ct96">
          <table:cell-address table:column="3" table:row="2" table:table="2"/>
          <office:change-info>
            <dc:creator> </dc:creator>
            <dc:date>2020-02-07T14:37:59.670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5" table:row="2" table:table="2"/>
          <office:change-info>
            <dc:creator> </dc:creator>
            <dc:date>2020-02-07T14:38:07.477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6" table:row="2" table:table="2"/>
          <office:change-info>
            <dc:creator> </dc:creator>
            <dc:date>2020-02-07T14:38:10.536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7" table:row="2" table:table="2"/>
          <office:change-info>
            <dc:creator> </dc:creator>
            <dc:date>2020-02-07T14:38:17.535000000</dc:date>
          </office:change-info>
          <table:previous>
            <table:change-track-table-cell/>
          </table:previous>
        </table:cell-content-change>
        <table:cell-content-change table:id="ct100">
          <table:cell-address table:column="8" table:row="2" table:table="2"/>
          <office:change-info>
            <dc:creator> </dc:creator>
            <dc:date>2020-02-07T14:38:21.202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9" table:row="2" table:table="2"/>
          <office:change-info>
            <dc:creator> </dc:creator>
            <dc:date>2020-02-07T14:38:24.666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1" table:table="2"/>
          <office:change-info>
            <dc:creator> </dc:creator>
            <dc:date>2020-02-07T14:38:32.564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0" table:row="2" table:table="2"/>
          <office:change-info>
            <dc:creator> </dc:creator>
            <dc:date>2020-02-07T14:38:32.878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3" table:table="2"/>
          <office:change-info>
            <dc:creator> </dc:creator>
            <dc:date>2020-02-07T14:38:34.093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" table:table="2"/>
          <office:change-info>
            <dc:creator> </dc:creator>
            <dc:date>2020-02-07T14:42:49.540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5" table:row="3" table:table="2"/>
          <office:change-info>
            <dc:creator> </dc:creator>
            <dc:date>2020-02-07T14:43:01.123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3" table:table="2"/>
          <office:change-info>
            <dc:creator> </dc:creator>
            <dc:date>2020-02-07T14:43:13.721000000</dc:date>
          </office:change-info>
          <table:previous table:id="ct105">
            <table:change-track-table-cell office:value-type="string">
              <text:p>Practical</text:p>
            </table:change-track-table-cell>
          </table:previous>
        </table:cell-content-change>
        <table:cell-content-change table:id="ct108">
          <table:cell-address table:column="3" table:row="4" table:table="2"/>
          <office:change-info>
            <dc:creator> </dc:creator>
            <dc:date>2020-02-07T14:43:25.894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5" table:row="4" table:table="2"/>
          <office:change-info>
            <dc:creator> </dc:creator>
            <dc:date>2020-02-07T14:43:33.949000000</dc:date>
          </office:change-info>
          <table:previous>
            <table:change-track-table-cell/>
          </table:previous>
        </table:cell-content-change>
        <table:cell-content-change table:id="ct110">
          <table:cell-address table:column="3" table:row="5" table:table="2"/>
          <office:change-info>
            <dc:creator> </dc:creator>
            <dc:date>2020-02-07T14:44:09.273000000</dc:date>
          </office:change-info>
          <table:previous>
            <table:change-track-table-cell/>
          </table:previous>
        </table:cell-content-change>
        <table:cell-content-change table:id="ct111">
          <table:cell-address table:column="3" table:row="5" table:table="2"/>
          <office:change-info>
            <dc:creator> </dc:creator>
            <dc:date>2020-02-07T14:44:19</dc:date>
          </office:change-info>
          <table:previous table:id="ct110">
            <table:change-track-table-cell office:value-type="string">
              <text:p>Practical BCI ?</text:p>
            </table:change-track-table-cell>
          </table:previous>
        </table:cell-content-change>
        <table:cell-content-change table:id="ct112">
          <table:cell-address table:column="3" table:row="5" table:table="2"/>
          <office:change-info>
            <dc:creator> </dc:creator>
            <dc:date>2020-02-07T14:44:24.370000000</dc:date>
          </office:change-info>
          <table:previous table:id="ct111">
            <table:change-track-table-cell/>
          </table:previous>
        </table:cell-content-change>
        <table:cell-content-change table:id="ct113">
          <table:cell-address table:column="5" table:row="5" table:table="2"/>
          <office:change-info>
            <dc:creator> </dc:creator>
            <dc:date>2020-02-07T14:44:51.327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5" table:row="5" table:table="2"/>
          <office:change-info>
            <dc:creator> </dc:creator>
            <dc:date>2020-02-07T14:44:57.356000000</dc:date>
          </office:change-info>
          <table:previous table:id="ct113">
            <table:change-track-table-cell office:value-type="date" office:date-value="2020-03-06"/>
          </table:previous>
        </table:cell-content-change>
        <table:cell-content-change table:id="ct115">
          <table:cell-address table:column="3" table:row="6" table:table="2"/>
          <office:change-info>
            <dc:creator> </dc:creator>
            <dc:date>2020-02-07T14:45:08.314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3" table:row="7" table:table="2"/>
          <office:change-info>
            <dc:creator> </dc:creator>
            <dc:date>2020-02-07T14:45:09.873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3" table:row="7" table:table="2"/>
          <office:change-info>
            <dc:creator> </dc:creator>
            <dc:date>2020-02-07T14:45:17.178000000</dc:date>
          </office:change-info>
          <table:previous table:id="ct116">
            <table:change-track-table-cell office:value-type="string">
              <text:p>Practical Visual Cortical Implants 1</text:p>
            </table:change-track-table-cell>
          </table:previous>
        </table:cell-content-change>
        <table:cell-content-change table:id="ct118">
          <table:cell-address table:column="3" table:row="8" table:table="2"/>
          <office:change-info>
            <dc:creator> </dc:creator>
            <dc:date>2020-02-07T14:45:21.902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8" table:table="2"/>
          <office:change-info>
            <dc:creator> </dc:creator>
            <dc:date>2020-02-07T14:45:35.088000000</dc:date>
          </office:change-info>
          <table:previous table:id="ct118">
            <table:change-track-table-cell office:value-type="string">
              <text:p>Presentations VCI</text:p>
            </table:change-track-table-cell>
          </table:previous>
        </table:cell-content-change>
        <table:cell-content-change table:id="ct120">
          <table:cell-address table:column="3" table:row="9" table:table="2"/>
          <office:change-info>
            <dc:creator> </dc:creator>
            <dc:date>2020-02-07T14:45:42.288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10" table:table="2"/>
          <office:change-info>
            <dc:creator> </dc:creator>
            <dc:date>2020-02-07T14:45:50.816000000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11" table:table="2"/>
          <office:change-info>
            <dc:creator> </dc:creator>
            <dc:date>2020-02-07T14:45:58.465000000</dc:date>
          </office:change-info>
          <table:previous>
            <table:change-track-table-cell/>
          </table:previous>
        </table:cell-content-change>
        <table:cell-content-change table:id="ct123">
          <table:cell-address table:column="3" table:row="12" table:table="2"/>
          <office:change-info>
            <dc:creator> </dc:creator>
            <dc:date>2020-02-07T14:46:03.258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3" table:row="12" table:table="2"/>
          <office:change-info>
            <dc:creator> </dc:creator>
            <dc:date>2020-02-07T14:46:09.670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3" table:row="12" table:table="2"/>
          <office:change-info>
            <dc:creator> </dc:creator>
            <dc:date>2020-02-07T14:46:15.766000000</dc:date>
          </office:change-info>
          <table:previous table:id="ct123">
            <table:change-track-table-cell office:value-type="string">
              <text:p>Practical 12</text:p>
            </table:change-track-table-cell>
          </table:previous>
        </table:cell-content-change>
        <table:cell-content-change table:id="ct126">
          <table:cell-address table:column="3" table:row="12" table:table="2"/>
          <office:change-info>
            <dc:creator> </dc:creator>
            <dc:date>2020-02-07T14:46:31.338000000</dc:date>
          </office:change-info>
          <table:previous table:id="ct124">
            <table:change-track-table-cell office:value-type="string">
              <text:p>Practical 12</text:p>
            </table:change-track-table-cell>
          </table:previous>
        </table:cell-content-change>
        <table:cell-content-change table:id="ct127">
          <table:cell-address table:column="3" table:row="12" table:table="2"/>
          <office:change-info>
            <dc:creator> </dc:creator>
            <dc:date>2020-02-07T14:46:36.732000000</dc:date>
          </office:change-info>
          <table:previous table:id="ct125">
            <table:change-track-table-cell office:value-type="string">
              <text:p>Practical week 12</text:p>
            </table:change-track-table-cell>
          </table:previous>
        </table:cell-content-change>
        <table:movement table:id="ct128">
          <table:source-range-address table:column="3" table:row="13" table:table="2"/>
          <table:target-range-address table:column="3" table:row="12" table:table="2"/>
          <office:change-info>
            <dc:creator> </dc:creator>
            <dc:date>2020-02-07T14:46:37.680000000</dc:date>
          </office:change-info>
          <table:dependencies>
            <table:dependency table:id="ct132"/>
          </table:dependencies>
          <table:deletions>
            <table:cell-content-deletion table:id="ct127">
              <table:change-track-table-cell/>
            </table:cell-content-deletion>
          </table:deletions>
        </table:movement>
        <table:cell-content-change table:id="ct129">
          <table:cell-address table:column="3" table:row="5" table:table="2"/>
          <office:change-info>
            <dc:creator> </dc:creator>
            <dc:date>2020-02-07T14:47:22.546000000</dc:date>
          </office:change-info>
          <table:previous table:id="ct112">
            <table:change-track-table-cell office:value-type="string">
              <text:p>Practical 4</text:p>
            </table:change-track-table-cell>
          </table:previous>
        </table:cell-content-change>
        <table:cell-content-change table:id="ct130">
          <table:cell-address table:column="3" table:row="8" table:table="2"/>
          <office:change-info>
            <dc:creator> </dc:creator>
            <dc:date>2020-02-07T14:47:34.078000000</dc:date>
          </office:change-info>
          <table:previous table:id="ct119">
            <table:change-track-table-cell office:value-type="string">
              <text:p>Practical 7</text:p>
            </table:change-track-table-cell>
          </table:previous>
        </table:cell-content-change>
        <table:cell-content-change table:id="ct131">
          <table:cell-address table:column="3" table:row="10" table:table="2"/>
          <office:change-info>
            <dc:creator> </dc:creator>
            <dc:date>2020-02-07T14:47:42.014000000</dc:date>
          </office:change-info>
          <table:previous table:id="ct121">
            <table:change-track-table-cell office:value-type="string">
              <text:p>Practical 9</text:p>
            </table:change-track-table-cell>
          </table:previous>
        </table:cell-content-change>
        <table:cell-content-change table:id="ct132">
          <table:cell-address table:column="3" table:row="13" table:table="2"/>
          <office:change-info>
            <dc:creator> </dc:creator>
            <dc:date>2020-02-07T14:47:55.419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4" table:table="2"/>
          <office:change-info>
            <dc:creator> </dc:creator>
            <dc:date>2020-02-07T14:47:59.626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5" table:row="6" table:table="2"/>
          <office:change-info>
            <dc:creator> </dc:creator>
            <dc:date>2020-02-07T15:00:14.386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5" table:row="7" table:table="2"/>
          <office:change-info>
            <dc:creator> </dc:creator>
            <dc:date>2020-02-07T15:00:18.138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5" table:row="8" table:table="2"/>
          <office:change-info>
            <dc:creator> </dc:creator>
            <dc:date>2020-02-07T15:00:25.697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5" table:row="9" table:table="2"/>
          <office:change-info>
            <dc:creator> </dc:creator>
            <dc:date>2020-02-07T15:00:30.692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5" table:row="10" table:table="2"/>
          <office:change-info>
            <dc:creator> </dc:creator>
            <dc:date>2020-02-07T15:00:35.484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5" table:row="11" table:table="2"/>
          <office:change-info>
            <dc:creator> </dc:creator>
            <dc:date>2020-02-07T15:00:40.569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5" table:row="12" table:table="2"/>
          <office:change-info>
            <dc:creator> </dc:creator>
            <dc:date>2020-02-07T15:00:52.382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5" table:row="13" table:table="2"/>
          <office:change-info>
            <dc:creator> </dc:creator>
            <dc:date>2020-02-07T15:00:56.297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5" table:row="14" table:table="2"/>
          <office:change-info>
            <dc:creator> </dc:creator>
            <dc:date>2020-02-07T15:01:01.720000000</dc:date>
          </office:change-info>
          <table:previous>
            <table:change-track-table-cell/>
          </table:previous>
        </table:cell-content-change>
        <table:cell-content-change table:id="ct143">
          <table:cell-address table:column="0" table:row="10" table:table="1"/>
          <office:change-info>
            <dc:creator> </dc:creator>
            <dc:date>2020-02-07T15:01:43.339000000</dc:date>
          </office:change-info>
          <table:previous table:id="ct27">
            <table:change-track-table-cell office:value-type="float" office:value="4"/>
          </table:previous>
        </table:cell-content-change>
        <table:cell-content-change table:id="ct144">
          <table:cell-address table:column="1" table:row="10" table:table="1"/>
          <office:change-info>
            <dc:creator> </dc:creator>
            <dc:date>2020-02-07T15:01:43.339000000</dc:date>
          </office:change-info>
          <table:previous table:id="ct12">
            <table:change-track-table-cell office:value-type="float" office:value="10"/>
          </table:previous>
        </table:cell-content-change>
        <table:cell-content-change table:id="ct145">
          <table:cell-address table:column="2" table:row="10" table:table="1"/>
          <office:change-info>
            <dc:creator> </dc:creator>
            <dc:date>2020-02-07T15:01:43.339000000</dc:date>
          </office:change-info>
          <table:previous table:id="ct53">
            <table:change-track-table-cell office:value-type="string">
              <text:p>No lecture, only practical</text:p>
            </table:change-track-table-cell>
          </table:previous>
        </table:cell-content-change>
        <table:cell-content-change table:id="ct146">
          <table:cell-address table:column="3" table:row="10" table:table="1"/>
          <office:change-info>
            <dc:creator> </dc:creator>
            <dc:date>2020-02-07T15:01:43.339000000</dc:date>
          </office:change-info>
          <table:previous table:id="ct66">
            <table:change-track-table-cell office:value-type="float" office:value="10"/>
          </table:previous>
        </table:cell-content-change>
        <table:cell-content-change table:id="ct147">
          <table:cell-address table:column="4" table:row="10" table:table="1"/>
          <office:change-info>
            <dc:creator> </dc:creator>
            <dc:date>2020-02-07T15:01:43.339000000</dc:date>
          </office:change-info>
          <table:previous table:id="ct81">
            <table:change-track-table-cell office:value-type="float" office:value="43949"/>
          </table:previous>
        </table:cell-content-change>
        <table:movement table:id="ct148">
          <table:source-range-address table:start-column="0" table:start-row="11" table:start-table="1" table:end-column="4" table:end-row="15" table:end-table="1"/>
          <table:target-range-address table:start-column="0" table:start-row="10" table:start-table="1" table:end-column="4" table:end-row="14" table:end-table="1"/>
          <office:change-info>
            <dc:creator> </dc:creator>
            <dc:date>2020-02-07T15:01:45.368000000</dc:date>
          </office:change-info>
          <table:deletions>
            <table:cell-content-deletion table:id="ct85">
              <table:change-track-table-cell office:value-type="date" office:date-value="2020-06-02"/>
            </table:cell-content-deletion>
            <table:cell-content-deletion table:id="ct84">
              <table:change-track-table-cell office:value-type="date" office:date-value="2020-05-26"/>
            </table:cell-content-deletion>
            <table:cell-content-deletion table:id="ct83">
              <table:change-track-table-cell office:value-type="date" office:date-value="2020-05-19"/>
            </table:cell-content-deletion>
            <table:cell-content-deletion table:id="ct82">
              <table:change-track-table-cell office:value-type="date" office:date-value="2020-05-12"/>
            </table:cell-content-deletion>
            <table:cell-content-deletion table:id="ct147">
              <table:change-track-table-cell/>
            </table:cell-content-deletion>
            <table:cell-content-deletion table:id="ct70">
              <table:change-track-table-cell office:value-type="float" office:value="14"/>
            </table:cell-content-deletion>
            <table:cell-content-deletion table:id="ct69">
              <table:change-track-table-cell office:value-type="float" office:value="13"/>
            </table:cell-content-deletion>
            <table:cell-content-deletion table:id="ct68">
              <table:change-track-table-cell office:value-type="float" office:value="12"/>
            </table:cell-content-deletion>
            <table:cell-content-deletion table:id="ct67">
              <table:change-track-table-cell office:value-type="float" office:value="11"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46">
              <table:change-track-table-cell office:value-type="string">
                <text:p>Presentations other topics</text:p>
              </table:change-track-table-cell>
            </table:cell-content-deletion>
            <table:cell-content-deletion table:id="ct45">
              <table:change-track-table-cell office:value-type="string">
                <text:p>Other neurotech topics</text:p>
              </table:change-track-table-cell>
            </table:cell-content-deletion>
            <table:cell-content-deletion table:id="ct44">
              <table:change-track-table-cell office:value-type="string">
                <text:p>Presentations CI</text:p>
              </table:change-track-table-cell>
            </table:cell-content-deletion>
            <table:cell-content-deletion table:id="ct43">
              <table:change-track-table-cell office:value-type="string">
                <text:p>Cochlear Implants</text:p>
              </table:change-track-table-cell>
            </table:cell-content-deletion>
            <table:cell-content-deletion table:id="ct31">
              <table:change-track-table-cell office:value-type="float" office:value="4"/>
            </table:cell-content-deletion>
            <table:cell-content-deletion table:id="ct30">
              <table:change-track-table-cell office:value-type="float" office:value="4"/>
            </table:cell-content-deletion>
            <table:cell-content-deletion table:id="ct29">
              <table:change-track-table-cell office:value-type="float" office:value="4"/>
            </table:cell-content-deletion>
            <table:cell-content-deletion table:id="ct28">
              <table:change-track-table-cell office:value-type="float" office:value="4"/>
            </table:cell-content-deletion>
            <table:cell-content-deletion table:id="ct143">
              <table:change-track-table-cell/>
            </table:cell-content-deletion>
            <table:cell-content-deletion table:id="ct16">
              <table:change-track-table-cell office:value-type="float" office:value="14"/>
            </table:cell-content-deletion>
            <table:cell-content-deletion table:id="ct15">
              <table:change-track-table-cell office:value-type="float" office:value="13"/>
            </table:cell-content-deletion>
            <table:cell-content-deletion table:id="ct14">
              <table:change-track-table-cell office:value-type="float" office:value="12"/>
            </table:cell-content-deletion>
            <table:cell-content-deletion table:id="ct13">
              <table:change-track-table-cell office:value-type="float" office:value="11"/>
            </table:cell-content-deletion>
            <table:cell-content-deletion table:id="ct144">
              <table:change-track-table-cell/>
            </table:cell-content-deletion>
          </table:deletions>
        </table:movement>
        <table:cell-content-change table:id="ct149">
          <table:cell-address table:column="0" table:row="4" table:table="2"/>
          <office:change-info>
            <dc:creator> </dc:creator>
            <dc:date>2020-02-07T15:02:34.620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0" table:row="5" table:table="2"/>
          <office:change-info>
            <dc:creator> </dc:creator>
            <dc:date>2020-02-07T15:02:35.069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0" table:row="6" table:table="2"/>
          <office:change-info>
            <dc:creator> </dc:creator>
            <dc:date>2020-02-07T15:02:35.498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0" table:row="7" table:table="2"/>
          <office:change-info>
            <dc:creator> </dc:creator>
            <dc:date>2020-02-07T15:02:35.902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0" table:row="8" table:table="2"/>
          <office:change-info>
            <dc:creator> </dc:creator>
            <dc:date>2020-02-07T15:02:36.307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0" table:row="9" table:table="2"/>
          <office:change-info>
            <dc:creator> </dc:creator>
            <dc:date>2020-02-07T15:02:37.658000000</dc:date>
          </office:change-info>
          <table:previous>
            <table:change-track-table-cell/>
          </table:previous>
        </table:cell-content-change>
        <table:cell-content-change table:id="ct155">
          <table:cell-address table:column="0" table:row="10" table:table="2"/>
          <office:change-info>
            <dc:creator> </dc:creator>
            <dc:date>2020-02-07T15:02:38.242000000</dc:date>
          </office:change-info>
          <table:previous>
            <table:change-track-table-cell/>
          </table:previous>
        </table:cell-content-change>
        <table:cell-content-change table:id="ct156">
          <table:cell-address table:column="0" table:row="11" table:table="2"/>
          <office:change-info>
            <dc:creator> </dc:creator>
            <dc:date>2020-02-07T15:02:38.760000000</dc:date>
          </office:change-info>
          <table:previous>
            <table:change-track-table-cell/>
          </table:previous>
        </table:cell-content-change>
        <table:cell-content-change table:id="ct157">
          <table:cell-address table:column="0" table:row="9" table:table="2"/>
          <office:change-info>
            <dc:creator> </dc:creator>
            <dc:date>2020-02-07T15:02:39.300000000</dc:date>
          </office:change-info>
          <table:previous>
            <table:change-track-table-cell/>
          </table:previous>
        </table:cell-content-change>
        <table:cell-content-change table:id="ct158">
          <table:cell-address table:column="0" table:row="10" table:table="2"/>
          <office:change-info>
            <dc:creator> </dc:creator>
            <dc:date>2020-02-07T15:02:41.302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0" table:row="11" table:table="2"/>
          <office:change-info>
            <dc:creator> </dc:creator>
            <dc:date>2020-02-07T15:02:42.428000000</dc:date>
          </office:change-info>
          <table:previous>
            <table:change-track-table-cell/>
          </table:previous>
        </table:cell-content-change>
        <table:movement table:id="ct160">
          <table:source-range-address table:start-column="0" table:start-row="4" table:start-table="2" table:end-column="0" table:end-row="14" table:end-table="2"/>
          <table:target-range-address table:start-column="0" table:start-row="1" table:start-table="2" table:end-column="0" table:end-row="11" table:end-table="2"/>
          <office:change-info>
            <dc:creator> </dc:creator>
            <dc:date>2020-02-07T15:02:44.472000000</dc:date>
          </office:change-info>
          <table:dependencies>
            <table:dependency table:id="ct163"/>
            <table:dependency table:id="ct162"/>
            <table:dependency table:id="ct161"/>
          </table:dependencies>
          <table:deletions>
            <table:cell-content-deletion table:id="ct156">
              <table:change-track-table-cell office:value-type="float" office:value="8"/>
            </table:cell-content-deletion>
            <table:cell-content-deletion table:id="ct155">
              <table:change-track-table-cell office:value-type="float" office:value="7"/>
            </table:cell-content-deletion>
            <table:cell-content-deletion table:id="ct154">
              <table:change-track-table-cell office:value-type="float" office:value="6"/>
            </table:cell-content-deletion>
            <table:cell-content-deletion table:id="ct153">
              <table:change-track-table-cell office:value-type="float" office:value="5"/>
            </table:cell-content-deletion>
            <table:cell-content-deletion table:id="ct152">
              <table:change-track-table-cell office:value-type="float" office:value="4"/>
            </table:cell-content-deletion>
            <table:cell-content-deletion table:id="ct151">
              <table:change-track-table-cell office:value-type="float" office:value="3"/>
            </table:cell-content-deletion>
            <table:cell-content-deletion table:id="ct150">
              <table:change-track-table-cell office:value-type="float" office:value="2"/>
            </table:cell-content-deletion>
            <table:cell-content-deletion table:id="ct149">
              <table:change-track-table-cell office:value-type="float" office:value="1"/>
            </table:cell-content-deletion>
            <table:cell-content-deletion table:id="ct104">
              <table:change-track-table-cell office:value-type="float" office:value="3"/>
            </table:cell-content-deletion>
            <table:cell-content-deletion table:id="ct103">
              <table:change-track-table-cell office:value-type="float" office:value="2"/>
            </table:cell-content-deletion>
            <table:cell-content-deletion table:id="ct102">
              <table:change-track-table-cell office:value-type="float" office:value="1"/>
            </table:cell-content-deletion>
          </table:deletions>
        </table:movement>
        <table:cell-content-change table:id="ct161">
          <table:cell-address table:column="0" table:row="12" table:table="2"/>
          <office:change-info>
            <dc:creator> </dc:creator>
            <dc:date>2020-02-07T15:02:50.078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0" table:row="13" table:table="2"/>
          <office:change-info>
            <dc:creator> </dc:creator>
            <dc:date>2020-02-07T15:02:50.775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0" table:row="14" table:table="2"/>
          <office:change-info>
            <dc:creator> </dc:creator>
            <dc:date>2020-02-07T15:02:51.720000000</dc:date>
          </office:change-info>
          <table:previous>
            <table:change-track-table-cell/>
          </table:previous>
        </table:cell-content-change>
        <table:cell-content-change table:id="ct164">
          <table:cell-address table:column="4" table:row="4" table:table="2"/>
          <office:change-info>
            <dc:creator> </dc:creator>
            <dc:date>2020-02-07T15:03:19.374000000</dc:date>
          </office:change-info>
          <table:previous>
            <table:change-track-table-cell/>
          </table:previous>
        </table:cell-content-change>
        <table:cell-content-change table:id="ct165">
          <table:cell-address table:column="4" table:row="4" table:table="2"/>
          <office:change-info>
            <dc:creator> </dc:creator>
            <dc:date>2020-02-07T15:03:24.865000000</dc:date>
          </office:change-info>
          <table:previous table:id="ct164">
            <table:change-track-table-cell office:value-type="float" office:value="0.2"/>
          </table:previous>
        </table:cell-content-change>
        <table:cell-content-change table:id="ct166">
          <table:cell-address table:column="4" table:row="4" table:table="2"/>
          <office:change-info>
            <dc:creator> </dc:creator>
            <dc:date>2020-02-07T15:03:27.534000000</dc:date>
          </office:change-info>
          <table:previous table:id="ct165">
            <table:change-track-table-cell table:cell-address="Assignments.E5" table:formula="of:=0.2/11" office:value-type="float" office:value="0.0181818181818182"/>
          </table:previous>
        </table:cell-content-change>
        <table:cell-content-change table:id="ct167">
          <table:cell-address table:column="7" table:row="3" table:table="2"/>
          <office:change-info>
            <dc:creator> </dc:creator>
            <dc:date>2020-02-07T15:03:32.738000000</dc:date>
          </office:change-info>
          <table:previous>
            <table:change-track-table-cell/>
          </table:previous>
        </table:cell-content-change>
        <table:cell-content-change table:id="ct168">
          <table:cell-address table:column="7" table:row="4" table:table="2"/>
          <office:change-info>
            <dc:creator> </dc:creator>
            <dc:date>2020-02-07T15:03:36.265000000</dc:date>
          </office:change-info>
          <table:previous>
            <table:change-track-table-cell/>
          </table:previous>
        </table:cell-content-change>
        <table:cell-content-change table:id="ct169">
          <table:cell-address table:column="7" table:row="5" table:table="2"/>
          <office:change-info>
            <dc:creator> </dc:creator>
            <dc:date>2020-02-07T15:03:36.738000000</dc:date>
          </office:change-info>
          <table:previous>
            <table:change-track-table-cell/>
          </table:previous>
        </table:cell-content-change>
        <table:cell-content-change table:id="ct170">
          <table:cell-address table:column="7" table:row="6" table:table="2"/>
          <office:change-info>
            <dc:creator> </dc:creator>
            <dc:date>2020-02-07T15:03:37.053000000</dc:date>
          </office:change-info>
          <table:previous>
            <table:change-track-table-cell/>
          </table:previous>
        </table:cell-content-change>
        <table:cell-content-change table:id="ct171">
          <table:cell-address table:column="7" table:row="7" table:table="2"/>
          <office:change-info>
            <dc:creator> </dc:creator>
            <dc:date>2020-02-07T15:03:37.391000000</dc:date>
          </office:change-info>
          <table:previous>
            <table:change-track-table-cell/>
          </table:previous>
        </table:cell-content-change>
        <table:cell-content-change table:id="ct172">
          <table:cell-address table:column="7" table:row="9" table:table="2"/>
          <office:change-info>
            <dc:creator> </dc:creator>
            <dc:date>2020-02-07T15:03:37.706000000</dc:date>
          </office:change-info>
          <table:previous>
            <table:change-track-table-cell/>
          </table:previous>
        </table:cell-content-change>
        <table:cell-content-change table:id="ct173">
          <table:cell-address table:column="7" table:row="8" table:table="2"/>
          <office:change-info>
            <dc:creator> </dc:creator>
            <dc:date>2020-02-07T15:03:38.607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7" table:row="10" table:table="2"/>
          <office:change-info>
            <dc:creator> </dc:creator>
            <dc:date>2020-02-07T15:03:39.956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7" table:row="11" table:table="2"/>
          <office:change-info>
            <dc:creator> </dc:creator>
            <dc:date>2020-02-07T15:03:41.147000000</dc:date>
          </office:change-info>
          <table:previous>
            <table:change-track-table-cell/>
          </table:previous>
        </table:cell-content-change>
        <table:cell-content-change table:id="ct176">
          <table:cell-address table:column="7" table:row="12" table:table="2"/>
          <office:change-info>
            <dc:creator> </dc:creator>
            <dc:date>2020-02-07T15:03:41.531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7" table:row="13" table:table="2"/>
          <office:change-info>
            <dc:creator> </dc:creator>
            <dc:date>2020-02-07T15:03:41.890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7" table:row="14" table:table="2"/>
          <office:change-info>
            <dc:creator> </dc:creator>
            <dc:date>2020-02-07T15:03:44.681000000</dc:date>
          </office:change-info>
          <table:previous>
            <table:change-track-table-cell/>
          </table:previous>
        </table:cell-content-change>
        <table:movement table:id="ct179">
          <table:source-range-address table:column="8" table:row="2" table:table="2"/>
          <table:target-range-address table:column="8" table:row="2" table:table="2"/>
          <office:change-info>
            <dc:creator> </dc:creator>
            <dc:date>2020-02-07T15:03:51.207000000</dc:date>
          </office:change-info>
          <table:deletions>
            <table:cell-content-deletion table:id="ct100">
              <table:change-track-table-cell office:value-type="string">
                <text:p>Lec1</text:p>
              </table:change-track-table-cell>
            </table:cell-content-deletion>
          </table:deletions>
        </table:movement>
        <table:cell-content-change table:id="ct180">
          <table:cell-address table:column="8" table:row="3" table:table="2"/>
          <office:change-info>
            <dc:creator> </dc:creator>
            <dc:date>2020-02-07T15:03:53.702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8" table:row="4" table:table="2"/>
          <office:change-info>
            <dc:creator> </dc:creator>
            <dc:date>2020-02-07T15:03:54.197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8" table:row="5" table:table="2"/>
          <office:change-info>
            <dc:creator> </dc:creator>
            <dc:date>2020-02-07T15:03:54.625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8" table:row="6" table:table="2"/>
          <office:change-info>
            <dc:creator> </dc:creator>
            <dc:date>2020-02-07T15:03:55.031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8" table:row="7" table:table="2"/>
          <office:change-info>
            <dc:creator> </dc:creator>
            <dc:date>2020-02-07T15:03:55.481000000</dc:date>
          </office:change-info>
          <table:previous>
            <table:change-track-table-cell/>
          </table:previous>
        </table:cell-content-change>
        <table:cell-content-change table:id="ct185">
          <table:cell-address table:column="8" table:row="8" table:table="2"/>
          <office:change-info>
            <dc:creator> </dc:creator>
            <dc:date>2020-02-07T15:03:55.840000000</dc:date>
          </office:change-info>
          <table:previous>
            <table:change-track-table-cell/>
          </table:previous>
        </table:cell-content-change>
        <table:cell-content-change table:id="ct186">
          <table:cell-address table:column="8" table:row="9" table:table="2"/>
          <office:change-info>
            <dc:creator> </dc:creator>
            <dc:date>2020-02-07T15:03:56.223000000</dc:date>
          </office:change-info>
          <table:previous>
            <table:change-track-table-cell/>
          </table:previous>
        </table:cell-content-change>
        <table:cell-content-change table:id="ct187">
          <table:cell-address table:column="8" table:row="10" table:table="2"/>
          <office:change-info>
            <dc:creator> </dc:creator>
            <dc:date>2020-02-07T15:03:56.627000000</dc:date>
          </office:change-info>
          <table:previous>
            <table:change-track-table-cell/>
          </table:previous>
        </table:cell-content-change>
        <table:cell-content-change table:id="ct188">
          <table:cell-address table:column="8" table:row="11" table:table="2"/>
          <office:change-info>
            <dc:creator> </dc:creator>
            <dc:date>2020-02-07T15:03:57.011000000</dc:date>
          </office:change-info>
          <table:previous>
            <table:change-track-table-cell/>
          </table:previous>
        </table:cell-content-change>
        <table:cell-content-change table:id="ct189">
          <table:cell-address table:column="8" table:row="12" table:table="2"/>
          <office:change-info>
            <dc:creator> </dc:creator>
            <dc:date>2020-02-07T15:03:57.371000000</dc:date>
          </office:change-info>
          <table:previous>
            <table:change-track-table-cell/>
          </table:previous>
        </table:cell-content-change>
        <table:cell-content-change table:id="ct190">
          <table:cell-address table:column="8" table:row="13" table:table="2"/>
          <office:change-info>
            <dc:creator> </dc:creator>
            <dc:date>2020-02-07T15:03:57.732000000</dc:date>
          </office:change-info>
          <table:previous>
            <table:change-track-table-cell/>
          </table:previous>
        </table:cell-content-change>
        <table:cell-content-change table:id="ct191">
          <table:cell-address table:column="8" table:row="14" table:table="2"/>
          <office:change-info>
            <dc:creator> </dc:creator>
            <dc:date>2020-02-07T15:03:58.135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9" table:row="3" table:table="2"/>
          <office:change-info>
            <dc:creator> </dc:creator>
            <dc:date>2020-02-07T15:04:07.027000000</dc:date>
          </office:change-info>
          <table:previous>
            <table:change-track-table-cell/>
          </table:previous>
        </table:cell-content-change>
        <table:cell-content-change table:id="ct193">
          <table:cell-address table:column="9" table:row="3" table:table="2"/>
          <office:change-info>
            <dc:creator> </dc:creator>
            <dc:date>2020-02-07T15:04:11.481000000</dc:date>
          </office:change-info>
          <table:previous table:id="ct192">
            <table:change-track-table-cell office:value-type="float" office:value="180"/>
          </table:previous>
        </table:cell-content-change>
        <table:cell-content-change table:id="ct194">
          <table:cell-address table:column="9" table:row="4" table:table="2"/>
          <office:change-info>
            <dc:creator> </dc:creator>
            <dc:date>2020-02-07T15:04:13.011000000</dc:date>
          </office:change-info>
          <table:previous>
            <table:change-track-table-cell/>
          </table:previous>
        </table:cell-content-change>
        <table:cell-content-change table:id="ct195">
          <table:cell-address table:column="9" table:row="5" table:table="2"/>
          <office:change-info>
            <dc:creator> </dc:creator>
            <dc:date>2020-02-07T15:04:14.492000000</dc:date>
          </office:change-info>
          <table:previous>
            <table:change-track-table-cell/>
          </table:previous>
        </table:cell-content-change>
        <table:cell-content-change table:id="ct196">
          <table:cell-address table:column="9" table:row="6" table:table="2"/>
          <office:change-info>
            <dc:creator> </dc:creator>
            <dc:date>2020-02-07T15:04:14.875000000</dc:date>
          </office:change-info>
          <table:previous>
            <table:change-track-table-cell/>
          </table:previous>
        </table:cell-content-change>
        <table:cell-content-change table:id="ct197">
          <table:cell-address table:column="9" table:row="7" table:table="2"/>
          <office:change-info>
            <dc:creator> </dc:creator>
            <dc:date>2020-02-07T15:04:15.257000000</dc:date>
          </office:change-info>
          <table:previous>
            <table:change-track-table-cell/>
          </table:previous>
        </table:cell-content-change>
        <table:cell-content-change table:id="ct198">
          <table:cell-address table:column="9" table:row="8" table:table="2"/>
          <office:change-info>
            <dc:creator> </dc:creator>
            <dc:date>2020-02-07T15:04:15.619000000</dc:date>
          </office:change-info>
          <table:previous>
            <table:change-track-table-cell/>
          </table:previous>
        </table:cell-content-change>
        <table:cell-content-change table:id="ct199">
          <table:cell-address table:column="9" table:row="9" table:table="2"/>
          <office:change-info>
            <dc:creator> </dc:creator>
            <dc:date>2020-02-07T15:04:16</dc:date>
          </office:change-info>
          <table:previous>
            <table:change-track-table-cell/>
          </table:previous>
        </table:cell-content-change>
        <table:cell-content-change table:id="ct200">
          <table:cell-address table:column="9" table:row="10" table:table="2"/>
          <office:change-info>
            <dc:creator> </dc:creator>
            <dc:date>2020-02-07T15:04:16.338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9" table:row="11" table:table="2"/>
          <office:change-info>
            <dc:creator> </dc:creator>
            <dc:date>2020-02-07T15:04:16.698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9" table:row="12" table:table="2"/>
          <office:change-info>
            <dc:creator> </dc:creator>
            <dc:date>2020-02-07T15:04:17.013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9" table:row="13" table:table="2"/>
          <office:change-info>
            <dc:creator> </dc:creator>
            <dc:date>2020-02-07T15:04:17.373000000</dc:date>
          </office:change-info>
          <table:previous>
            <table:change-track-table-cell/>
          </table:previous>
        </table:cell-content-change>
        <table:cell-content-change table:id="ct204">
          <table:cell-address table:column="9" table:row="14" table:table="2"/>
          <office:change-info>
            <dc:creator> </dc:creator>
            <dc:date>2020-02-07T15:04:17.755000000</dc:date>
          </office:change-info>
          <table:previous>
            <table:change-track-table-cell/>
          </table:previous>
        </table:cell-content-change>
        <table:cell-content-change table:id="ct205">
          <table:cell-address table:column="3" table:row="15" table:table="2"/>
          <office:change-info>
            <dc:creator> </dc:creator>
            <dc:date>2020-02-07T15:05:22.741000000</dc:date>
          </office:change-info>
          <table:previous>
            <table:change-track-table-cell/>
          </table:previous>
        </table:cell-content-change>
        <table:cell-content-change table:id="ct206">
          <table:cell-address table:column="3" table:row="16" table:table="2"/>
          <office:change-info>
            <dc:creator> </dc:creator>
            <dc:date>2020-02-07T15:05:26.631000000</dc:date>
          </office:change-info>
          <table:previous>
            <table:change-track-table-cell/>
          </table:previous>
        </table:cell-content-change>
        <table:cell-content-change table:id="ct207">
          <table:cell-address table:column="3" table:row="17" table:table="2"/>
          <office:change-info>
            <dc:creator> </dc:creator>
            <dc:date>2020-02-07T15:05:32.661000000</dc:date>
          </office:change-info>
          <table:previous>
            <table:change-track-table-cell/>
          </table:previous>
        </table:cell-content-change>
        <table:cell-content-change table:id="ct208">
          <table:cell-address table:column="3" table:row="18" table:table="2"/>
          <office:change-info>
            <dc:creator> </dc:creator>
            <dc:date>2020-02-07T15:05:40.243000000</dc:date>
          </office:change-info>
          <table:previous>
            <table:change-track-table-cell/>
          </table:previous>
        </table:cell-content-change>
        <table:cell-content-change table:id="ct209">
          <table:cell-address table:column="3" table:row="18" table:table="2"/>
          <office:change-info>
            <dc:creator> </dc:creator>
            <dc:date>2020-02-07T15:05:46.049000000</dc:date>
          </office:change-info>
          <table:previous table:id="ct208">
            <table:change-track-table-cell office:value-type="string">
              <text:p>Presentation Cochlear implants</text:p>
            </table:change-track-table-cell>
          </table:previous>
        </table:cell-content-change>
        <table:cell-content-change table:id="ct210">
          <table:cell-address table:column="3" table:row="19" table:table="2"/>
          <office:change-info>
            <dc:creator> </dc:creator>
            <dc:date>2020-02-07T15:05:52.913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0" table:row="15" table:table="2"/>
          <office:change-info>
            <dc:creator> </dc:creator>
            <dc:date>2020-02-07T15:05:57.659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0" table:row="16" table:table="2"/>
          <office:change-info>
            <dc:creator> </dc:creator>
            <dc:date>2020-02-07T15:05:58.109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0" table:row="17" table:table="2"/>
          <office:change-info>
            <dc:creator> </dc:creator>
            <dc:date>2020-02-07T15:05:59.121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0" table:row="18" table:table="2"/>
          <office:change-info>
            <dc:creator> </dc:creator>
            <dc:date>2020-02-07T15:05:59.932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0" table:row="19" table:table="2"/>
          <office:change-info>
            <dc:creator> </dc:creator>
            <dc:date>2020-02-07T15:06:01.191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5" table:row="15" table:table="2"/>
          <office:change-info>
            <dc:creator> </dc:creator>
            <dc:date>2020-02-07T15:06:15.794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5" table:row="16" table:table="2"/>
          <office:change-info>
            <dc:creator> </dc:creator>
            <dc:date>2020-02-07T15:06:24.479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5" table:row="17" table:table="2"/>
          <office:change-info>
            <dc:creator> </dc:creator>
            <dc:date>2020-02-07T15:06:40.071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5" table:row="15" table:table="2"/>
          <office:change-info>
            <dc:creator> </dc:creator>
            <dc:date>2020-02-07T15:06:54.397000000</dc:date>
          </office:change-info>
          <table:previous table:id="ct216">
            <table:change-track-table-cell office:value-type="float" office:value="43889"/>
          </table:previous>
        </table:cell-content-change>
        <table:cell-content-change table:id="ct220">
          <table:cell-address table:column="5" table:row="16" table:table="2"/>
          <office:change-info>
            <dc:creator> </dc:creator>
            <dc:date>2020-02-07T15:06:54.397000000</dc:date>
          </office:change-info>
          <table:previous table:id="ct217">
            <table:change-track-table-cell office:value-type="float" office:value="43910"/>
          </table:previous>
        </table:cell-content-change>
        <table:cell-content-change table:id="ct221">
          <table:cell-address table:column="5" table:row="17" table:table="2"/>
          <office:change-info>
            <dc:creator> </dc:creator>
            <dc:date>2020-02-07T15:06:54.397000000</dc:date>
          </office:change-info>
          <table:previous table:id="ct218">
            <table:change-track-table-cell office:value-type="float" office:value="43945"/>
          </table:previous>
        </table:cell-content-change>
        <table:cell-content-change table:id="ct222">
          <table:cell-address table:column="5" table:row="15" table:table="2"/>
          <office:change-info>
            <dc:creator> </dc:creator>
            <dc:date>2020-02-07T15:07:06.216000000</dc:date>
          </office:change-info>
          <table:previous table:id="ct219">
            <table:change-track-table-cell/>
          </table:previous>
        </table:cell-content-change>
        <table:cell-content-change table:id="ct223">
          <table:cell-address table:column="5" table:row="16" table:table="2"/>
          <office:change-info>
            <dc:creator> </dc:creator>
            <dc:date>2020-02-07T15:07:23.093000000</dc:date>
          </office:change-info>
          <table:previous table:id="ct220">
            <table:change-track-table-cell/>
          </table:previous>
        </table:cell-content-change>
        <table:cell-content-change table:id="ct224">
          <table:cell-address table:column="5" table:row="17" table:table="2"/>
          <office:change-info>
            <dc:creator> </dc:creator>
            <dc:date>2020-02-07T15:07:31.303000000</dc:date>
          </office:change-info>
          <table:previous table:id="ct221">
            <table:change-track-table-cell/>
          </table:previous>
        </table:cell-content-change>
        <table:cell-content-change table:id="ct225">
          <table:cell-address table:column="5" table:row="17" table:table="2"/>
          <office:change-info>
            <dc:creator> </dc:creator>
            <dc:date>2020-02-07T15:07:59.026000000</dc:date>
          </office:change-info>
          <table:previous table:id="ct224">
            <table:change-track-table-cell office:value-type="date" office:date-value="2020-05-19"/>
          </table:previous>
        </table:cell-content-change>
        <table:cell-content-change table:id="ct226">
          <table:cell-address table:column="5" table:row="18" table:table="2"/>
          <office:change-info>
            <dc:creator> </dc:creator>
            <dc:date>2020-02-07T15:08:06.154000000</dc:date>
          </office:change-info>
          <table:previous>
            <table:change-track-table-cell/>
          </table:previous>
        </table:cell-content-change>
        <table:cell-content-change table:id="ct227">
          <table:cell-address table:column="5" table:row="19" table:table="2"/>
          <office:change-info>
            <dc:creator> </dc:creator>
            <dc:date>2020-02-07T15:08:10.726000000</dc:date>
          </office:change-info>
          <table:previous>
            <table:change-track-table-cell/>
          </table:previous>
        </table:cell-content-change>
        <table:cell-content-change table:id="ct228">
          <table:cell-address table:column="6" table:row="3" table:table="2"/>
          <office:change-info>
            <dc:creator> </dc:creator>
            <dc:date>2020-02-07T15:08:17.085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4" table:table="2"/>
          <office:change-info>
            <dc:creator> </dc:creator>
            <dc:date>2020-02-07T15:08:17.535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6" table:row="5" table:table="2"/>
          <office:change-info>
            <dc:creator> </dc:creator>
            <dc:date>2020-02-07T15:08:17.873000000</dc:date>
          </office:change-info>
          <table:previous>
            <table:change-track-table-cell/>
          </table:previous>
        </table:cell-content-change>
        <table:cell-content-change table:id="ct231">
          <table:cell-address table:column="6" table:row="6" table:table="2"/>
          <office:change-info>
            <dc:creator> </dc:creator>
            <dc:date>2020-02-07T15:08:18.211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6" table:row="7" table:table="2"/>
          <office:change-info>
            <dc:creator> </dc:creator>
            <dc:date>2020-02-07T15:08:18.525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6" table:row="8" table:table="2"/>
          <office:change-info>
            <dc:creator> </dc:creator>
            <dc:date>2020-02-07T15:08:18.885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6" table:row="9" table:table="2"/>
          <office:change-info>
            <dc:creator> </dc:creator>
            <dc:date>2020-02-07T15:08:19.223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6" table:row="10" table:table="2"/>
          <office:change-info>
            <dc:creator> </dc:creator>
            <dc:date>2020-02-07T15:08:19.538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6" table:row="11" table:table="2"/>
          <office:change-info>
            <dc:creator> </dc:creator>
            <dc:date>2020-02-07T15:08:19.921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6" table:row="12" table:table="2"/>
          <office:change-info>
            <dc:creator> </dc:creator>
            <dc:date>2020-02-07T15:08:20.258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3" table:table="2"/>
          <office:change-info>
            <dc:creator> </dc:creator>
            <dc:date>2020-02-07T15:08:20.618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6" table:row="14" table:table="2"/>
          <office:change-info>
            <dc:creator> </dc:creator>
            <dc:date>2020-02-07T15:08:20.956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6" table:row="15" table:table="2"/>
          <office:change-info>
            <dc:creator> </dc:creator>
            <dc:date>2020-02-07T15:08:21.315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6" table:row="16" table:table="2"/>
          <office:change-info>
            <dc:creator> </dc:creator>
            <dc:date>2020-02-07T15:08:21.676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7" table:table="2"/>
          <office:change-info>
            <dc:creator> </dc:creator>
            <dc:date>2020-02-07T15:08:21.991000000</dc:date>
          </office:change-info>
          <table:previous>
            <table:change-track-table-cell/>
          </table:previous>
        </table:cell-content-change>
        <table:cell-content-change table:id="ct243">
          <table:cell-address table:column="6" table:row="18" table:table="2"/>
          <office:change-info>
            <dc:creator> </dc:creator>
            <dc:date>2020-02-07T15:08:22.328000000</dc:date>
          </office:change-info>
          <table:previous>
            <table:change-track-table-cell/>
          </table:previous>
        </table:cell-content-change>
        <table:cell-content-change table:id="ct244">
          <table:cell-address table:column="6" table:row="19" table:table="2"/>
          <office:change-info>
            <dc:creator> </dc:creator>
            <dc:date>2020-02-07T15:08:22.665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7" table:row="15" table:table="2"/>
          <office:change-info>
            <dc:creator> </dc:creator>
            <dc:date>2020-02-07T15:08:29.375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7" table:row="16" table:table="2"/>
          <office:change-info>
            <dc:creator> </dc:creator>
            <dc:date>2020-02-07T15:08:29.847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7" table:row="17" table:table="2"/>
          <office:change-info>
            <dc:creator> </dc:creator>
            <dc:date>2020-02-07T15:08:30.260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7" table:row="18" table:table="2"/>
          <office:change-info>
            <dc:creator> </dc:creator>
            <dc:date>2020-02-07T15:08:30.613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19" table:table="2"/>
          <office:change-info>
            <dc:creator> </dc:creator>
            <dc:date>2020-02-07T15:08:30.951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8" table:row="15" table:table="2"/>
          <office:change-info>
            <dc:creator> </dc:creator>
            <dc:date>2020-02-07T15:08:34.343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8" table:row="16" table:table="2"/>
          <office:change-info>
            <dc:creator> </dc:creator>
            <dc:date>2020-02-07T15:08:34.861000000</dc:date>
          </office:change-info>
          <table:previous>
            <table:change-track-table-cell/>
          </table:previous>
        </table:cell-content-change>
        <table:cell-content-change table:id="ct252">
          <table:cell-address table:column="8" table:row="17" table:table="2"/>
          <office:change-info>
            <dc:creator> </dc:creator>
            <dc:date>2020-02-07T15:08:36.007000000</dc:date>
          </office:change-info>
          <table:previous>
            <table:change-track-table-cell/>
          </table:previous>
        </table:cell-content-change>
        <table:cell-content-change table:id="ct253">
          <table:cell-address table:column="8" table:row="18" table:table="2"/>
          <office:change-info>
            <dc:creator> </dc:creator>
            <dc:date>2020-02-07T15:08:36.570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8" table:row="19" table:table="2"/>
          <office:change-info>
            <dc:creator> </dc:creator>
            <dc:date>2020-02-07T15:08:36.952000000</dc:date>
          </office:change-info>
          <table:previous>
            <table:change-track-table-cell/>
          </table:previous>
        </table:cell-content-change>
        <table:cell-content-change table:id="ct255">
          <table:cell-address table:column="9" table:row="15" table:table="2"/>
          <office:change-info>
            <dc:creator> </dc:creator>
            <dc:date>2020-02-07T15:08:39.634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9" table:row="16" table:table="2"/>
          <office:change-info>
            <dc:creator> </dc:creator>
            <dc:date>2020-02-07T15:08:42.060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9" table:row="17" table:table="2"/>
          <office:change-info>
            <dc:creator> </dc:creator>
            <dc:date>2020-02-07T15:08:42.465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9" table:row="18" table:table="2"/>
          <office:change-info>
            <dc:creator> </dc:creator>
            <dc:date>2020-02-07T15:08:42.870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9" table:row="19" table:table="2"/>
          <office:change-info>
            <dc:creator> </dc:creator>
            <dc:date>2020-02-07T15:08:43.185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1" table:row="1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1">
          <table:cell-address table:column="1" table:row="2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2">
          <table:cell-address table:column="1" table:row="3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3">
          <table:cell-address table:column="1" table:row="4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4">
          <table:cell-address table:column="1" table:row="5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5">
          <table:cell-address table:column="1" table:row="6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6">
          <table:cell-address table:column="1" table:row="7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7">
          <table:cell-address table:column="1" table:row="8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8">
          <table:cell-address table:column="1" table:row="9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9">
          <table:cell-address table:column="1" table:row="10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0">
          <table:cell-address table:column="1" table:row="11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1">
          <table:cell-address table:column="1" table:row="12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2">
          <table:cell-address table:column="1" table:row="13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3">
          <table:cell-address table:column="1" table:row="14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4">
          <table:cell-address table:column="1" table:row="15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5">
          <table:cell-address table:column="1" table:row="16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6">
          <table:cell-address table:column="1" table:row="17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7">
          <table:cell-address table:column="1" table:row="18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8">
          <table:cell-address table:column="1" table:row="19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9">
          <table:cell-address table:column="1" table:row="20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0">
          <table:cell-address table:column="1" table:row="21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1">
          <table:cell-address table:column="1" table:row="22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2">
          <table:cell-address table:column="1" table:row="23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3">
          <table:cell-address table:column="1" table:row="24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4">
          <table:cell-address table:column="1" table:row="25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5">
          <table:cell-address table:column="1" table:row="26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6">
          <table:cell-address table:column="1" table:row="27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7">
          <table:cell-address table:column="1" table:row="28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8">
          <table:cell-address table:column="1" table:row="29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9">
          <table:cell-address table:column="1" table:row="30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90">
          <table:cell-address table:column="1" table:row="31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91">
          <table:cell-address table:column="1" table:row="32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92">
          <table:cell-address table:column="1" table:row="33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93">
          <table:cell-address table:column="1" table:row="34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94">
          <table:cell-address table:column="1" table:row="35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95">
          <table:cell-address table:column="1" table:row="36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96">
          <table:cell-address table:column="1" table:row="37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97">
          <table:cell-address table:column="1" table:row="38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98">
          <table:cell-address table:column="1" table:row="39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99">
          <table:cell-address table:column="1" table:row="40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300">
          <table:cell-address table:column="1" table:row="41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301">
          <table:cell-address table:column="1" table:row="42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302">
          <table:cell-address table:column="1" table:row="43" table:table="3"/>
          <office:change-info>
            <dc:creator> </dc:creator>
            <dc:date>2020-02-07T15:09:20.58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303">
          <table:cell-address table:column="1" table:row="44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304">
          <table:cell-address table:column="1" table:row="45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305">
          <table:cell-address table:column="1" table:row="46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306">
          <table:cell-address table:column="1" table:row="47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307">
          <table:cell-address table:column="1" table:row="48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308">
          <table:cell-address table:column="1" table:row="49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309">
          <table:cell-address table:column="1" table:row="50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310">
          <table:cell-address table:column="1" table:row="51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311">
          <table:cell-address table:column="1" table:row="52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12">
          <table:cell-address table:column="1" table:row="53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13">
          <table:cell-address table:column="1" table:row="54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14">
          <table:cell-address table:column="1" table:row="55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15">
          <table:cell-address table:column="1" table:row="56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16">
          <table:cell-address table:column="2" table:row="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"/>
          </table:previous>
        </table:cell-content-change>
        <table:cell-content-change table:id="ct317">
          <table:cell-address table:column="2" table:row="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"/>
          </table:previous>
        </table:cell-content-change>
        <table:cell-content-change table:id="ct318">
          <table:cell-address table:column="2" table:row="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"/>
          </table:previous>
        </table:cell-content-change>
        <table:cell-content-change table:id="ct319">
          <table:cell-address table:column="2" table:row="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"/>
          </table:previous>
        </table:cell-content-change>
        <table:cell-content-change table:id="ct320">
          <table:cell-address table:column="2" table:row="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2"/>
          </table:previous>
        </table:cell-content-change>
        <table:cell-content-change table:id="ct321">
          <table:cell-address table:column="2" table:row="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2"/>
          </table:previous>
        </table:cell-content-change>
        <table:cell-content-change table:id="ct322">
          <table:cell-address table:column="2" table:row="7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2"/>
          </table:previous>
        </table:cell-content-change>
        <table:cell-content-change table:id="ct323">
          <table:cell-address table:column="2" table:row="8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2"/>
          </table:previous>
        </table:cell-content-change>
        <table:cell-content-change table:id="ct324">
          <table:cell-address table:column="2" table:row="9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"/>
          </table:previous>
        </table:cell-content-change>
        <table:cell-content-change table:id="ct325">
          <table:cell-address table:column="2" table:row="10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"/>
          </table:previous>
        </table:cell-content-change>
        <table:cell-content-change table:id="ct326">
          <table:cell-address table:column="2" table:row="1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"/>
          </table:previous>
        </table:cell-content-change>
        <table:cell-content-change table:id="ct327">
          <table:cell-address table:column="2" table:row="1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"/>
          </table:previous>
        </table:cell-content-change>
        <table:cell-content-change table:id="ct328">
          <table:cell-address table:column="2" table:row="1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329">
          <table:cell-address table:column="2" table:row="1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330">
          <table:cell-address table:column="2" table:row="1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331">
          <table:cell-address table:column="2" table:row="1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332">
          <table:cell-address table:column="2" table:row="17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5"/>
          </table:previous>
        </table:cell-content-change>
        <table:cell-content-change table:id="ct333">
          <table:cell-address table:column="2" table:row="18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5"/>
          </table:previous>
        </table:cell-content-change>
        <table:cell-content-change table:id="ct334">
          <table:cell-address table:column="2" table:row="19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5"/>
          </table:previous>
        </table:cell-content-change>
        <table:cell-content-change table:id="ct335">
          <table:cell-address table:column="2" table:row="20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5"/>
          </table:previous>
        </table:cell-content-change>
        <table:cell-content-change table:id="ct336">
          <table:cell-address table:column="2" table:row="2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6"/>
          </table:previous>
        </table:cell-content-change>
        <table:cell-content-change table:id="ct337">
          <table:cell-address table:column="2" table:row="2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6"/>
          </table:previous>
        </table:cell-content-change>
        <table:cell-content-change table:id="ct338">
          <table:cell-address table:column="2" table:row="2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6"/>
          </table:previous>
        </table:cell-content-change>
        <table:cell-content-change table:id="ct339">
          <table:cell-address table:column="2" table:row="2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6"/>
          </table:previous>
        </table:cell-content-change>
        <table:cell-content-change table:id="ct340">
          <table:cell-address table:column="2" table:row="2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6"/>
          </table:previous>
        </table:cell-content-change>
        <table:cell-content-change table:id="ct341">
          <table:cell-address table:column="2" table:row="2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7"/>
          </table:previous>
        </table:cell-content-change>
        <table:cell-content-change table:id="ct342">
          <table:cell-address table:column="2" table:row="27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7"/>
          </table:previous>
        </table:cell-content-change>
        <table:cell-content-change table:id="ct343">
          <table:cell-address table:column="2" table:row="28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7"/>
          </table:previous>
        </table:cell-content-change>
        <table:cell-content-change table:id="ct344">
          <table:cell-address table:column="2" table:row="29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7"/>
          </table:previous>
        </table:cell-content-change>
        <table:cell-content-change table:id="ct345">
          <table:cell-address table:column="2" table:row="30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7"/>
          </table:previous>
        </table:cell-content-change>
        <table:cell-content-change table:id="ct346">
          <table:cell-address table:column="2" table:row="3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8"/>
          </table:previous>
        </table:cell-content-change>
        <table:cell-content-change table:id="ct347">
          <table:cell-address table:column="2" table:row="3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8"/>
          </table:previous>
        </table:cell-content-change>
        <table:cell-content-change table:id="ct348">
          <table:cell-address table:column="2" table:row="3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8"/>
          </table:previous>
        </table:cell-content-change>
        <table:cell-content-change table:id="ct349">
          <table:cell-address table:column="2" table:row="3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8"/>
          </table:previous>
        </table:cell-content-change>
        <table:cell-content-change table:id="ct350">
          <table:cell-address table:column="2" table:row="3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8"/>
          </table:previous>
        </table:cell-content-change>
        <table:cell-content-change table:id="ct351">
          <table:cell-address table:column="2" table:row="3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52">
          <table:cell-address table:column="2" table:row="37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53">
          <table:cell-address table:column="2" table:row="38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54">
          <table:cell-address table:column="2" table:row="39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55">
          <table:cell-address table:column="2" table:row="40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56">
          <table:cell-address table:column="2" table:row="4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57">
          <table:cell-address table:column="2" table:row="4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58">
          <table:cell-address table:column="2" table:row="4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59">
          <table:cell-address table:column="2" table:row="4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60">
          <table:cell-address table:column="2" table:row="4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61">
          <table:cell-address table:column="2" table:row="4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62">
          <table:cell-address table:column="2" table:row="47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63">
          <table:cell-address table:column="2" table:row="48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64">
          <table:cell-address table:column="2" table:row="49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65">
          <table:cell-address table:column="2" table:row="50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66">
          <table:cell-address table:column="2" table:row="5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9"/>
          </table:previous>
        </table:cell-content-change>
        <table:cell-content-change table:id="ct367">
          <table:cell-address table:column="2" table:row="5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68">
          <table:cell-address table:column="2" table:row="5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69">
          <table:cell-address table:column="2" table:row="5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70">
          <table:cell-address table:column="2" table:row="5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71">
          <table:cell-address table:column="2" table:row="5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10"/>
          </table:previous>
        </table:cell-content-change>
        <table:cell-content-change table:id="ct372">
          <table:cell-address table:column="3" table:row="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373">
          <table:cell-address table:column="3" table:row="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374">
          <table:cell-address table:column="3" table:row="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375">
          <table:cell-address table:column="3" table:row="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376">
          <table:cell-address table:column="3" table:row="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377">
          <table:cell-address table:column="3" table:row="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378">
          <table:cell-address table:column="3" table:row="7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379">
          <table:cell-address table:column="3" table:row="8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380">
          <table:cell-address table:column="3" table:row="9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381">
          <table:cell-address table:column="3" table:row="10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382">
          <table:cell-address table:column="3" table:row="1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383">
          <table:cell-address table:column="3" table:row="1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384">
          <table:cell-address table:column="3" table:row="1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385">
          <table:cell-address table:column="3" table:row="1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386">
          <table:cell-address table:column="3" table:row="1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387">
          <table:cell-address table:column="3" table:row="1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388">
          <table:cell-address table:column="3" table:row="17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389">
          <table:cell-address table:column="3" table:row="18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390">
          <table:cell-address table:column="3" table:row="19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391">
          <table:cell-address table:column="3" table:row="20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392">
          <table:cell-address table:column="3" table:row="2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93">
          <table:cell-address table:column="3" table:row="2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94">
          <table:cell-address table:column="3" table:row="2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95">
          <table:cell-address table:column="3" table:row="2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96">
          <table:cell-address table:column="3" table:row="2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397">
          <table:cell-address table:column="3" table:row="2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398">
          <table:cell-address table:column="3" table:row="27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399">
          <table:cell-address table:column="3" table:row="28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400">
          <table:cell-address table:column="3" table:row="29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401">
          <table:cell-address table:column="3" table:row="30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402">
          <table:cell-address table:column="3" table:row="3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403">
          <table:cell-address table:column="3" table:row="3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404">
          <table:cell-address table:column="3" table:row="3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405">
          <table:cell-address table:column="3" table:row="3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406">
          <table:cell-address table:column="3" table:row="3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407">
          <table:cell-address table:column="3" table:row="36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408">
          <table:cell-address table:column="3" table:row="37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409">
          <table:cell-address table:column="3" table:row="38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410">
          <table:cell-address table:column="3" table:row="39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411">
          <table:cell-address table:column="3" table:row="40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412">
          <table:cell-address table:column="3" table:row="41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413">
          <table:cell-address table:column="3" table:row="42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414">
          <table:cell-address table:column="3" table:row="43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415">
          <table:cell-address table:column="3" table:row="44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416">
          <table:cell-address table:column="3" table:row="45" table:table="3"/>
          <office:change-info>
            <dc:creator> </dc:creator>
            <dc:date>2020-02-07T15:09:20.58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417">
          <table:cell-address table:column="3" table:row="4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418">
          <table:cell-address table:column="3" table:row="47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419">
          <table:cell-address table:column="3" table:row="48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420">
          <table:cell-address table:column="3" table:row="49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421">
          <table:cell-address table:column="3" table:row="50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422">
          <table:cell-address table:column="3" table:row="5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423">
          <table:cell-address table:column="3" table:row="5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424">
          <table:cell-address table:column="3" table:row="5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425">
          <table:cell-address table:column="3" table:row="5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426">
          <table:cell-address table:column="3" table:row="5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427">
          <table:cell-address table:column="3" table:row="5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428">
          <table:cell-address table:column="4" table:row="1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429">
          <table:cell-address table:column="4" table:row="2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430">
          <table:cell-address table:column="4" table:row="3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431">
          <table:cell-address table:column="4" table:row="4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432">
          <table:cell-address table:column="4" table:row="5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433">
          <table:cell-address table:column="4" table:row="6" table:table="3"/>
          <office:change-info>
            <dc:creator> </dc:creator>
            <dc:date>2020-02-07T15:09:20.581000000</dc:date>
          </office:change-info>
          <table:previous>
            <table:change-track-table-cell office:value-type="float" office:value="4"/>
          </table:previous>
        </table:cell-content-change>
        <table:cell-content-change table:id="ct434">
          <table:cell-address table:column="4" table:row="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35">
          <table:cell-address table:column="4" table:row="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36">
          <table:cell-address table:column="4" table:row="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37">
          <table:cell-address table:column="4" table:row="1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38">
          <table:cell-address table:column="4" table:row="1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39">
          <table:cell-address table:column="4" table:row="1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40">
          <table:cell-address table:column="4" table:row="1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41">
          <table:cell-address table:column="4" table:row="1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42">
          <table:cell-address table:column="4" table:row="1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43">
          <table:cell-address table:column="4" table:row="1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44">
          <table:cell-address table:column="4" table:row="1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45">
          <table:cell-address table:column="4" table:row="1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46">
          <table:cell-address table:column="4" table:row="1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47">
          <table:cell-address table:column="4" table:row="2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48">
          <table:cell-address table:column="4" table:row="2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49">
          <table:cell-address table:column="4" table:row="2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0">
          <table:cell-address table:column="4" table:row="2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1">
          <table:cell-address table:column="4" table:row="2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2">
          <table:cell-address table:column="4" table:row="2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3">
          <table:cell-address table:column="4" table:row="2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4">
          <table:cell-address table:column="4" table:row="2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5">
          <table:cell-address table:column="4" table:row="2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6">
          <table:cell-address table:column="4" table:row="2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7">
          <table:cell-address table:column="4" table:row="3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8">
          <table:cell-address table:column="4" table:row="3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59">
          <table:cell-address table:column="4" table:row="3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0">
          <table:cell-address table:column="4" table:row="3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1">
          <table:cell-address table:column="4" table:row="3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2">
          <table:cell-address table:column="4" table:row="3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3">
          <table:cell-address table:column="4" table:row="3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4">
          <table:cell-address table:column="4" table:row="3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5">
          <table:cell-address table:column="4" table:row="3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6">
          <table:cell-address table:column="4" table:row="3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7">
          <table:cell-address table:column="4" table:row="4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8">
          <table:cell-address table:column="4" table:row="4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69">
          <table:cell-address table:column="4" table:row="4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70">
          <table:cell-address table:column="4" table:row="4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71">
          <table:cell-address table:column="4" table:row="4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72">
          <table:cell-address table:column="4" table:row="4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73">
          <table:cell-address table:column="4" table:row="4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6"/>
          </table:previous>
        </table:cell-content-change>
        <table:cell-content-change table:id="ct474">
          <table:cell-address table:column="4" table:row="4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6"/>
          </table:previous>
        </table:cell-content-change>
        <table:cell-content-change table:id="ct475">
          <table:cell-address table:column="4" table:row="4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6"/>
          </table:previous>
        </table:cell-content-change>
        <table:cell-content-change table:id="ct476">
          <table:cell-address table:column="4" table:row="4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6"/>
          </table:previous>
        </table:cell-content-change>
        <table:cell-content-change table:id="ct477">
          <table:cell-address table:column="4" table:row="5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6"/>
          </table:previous>
        </table:cell-content-change>
        <table:cell-content-change table:id="ct478">
          <table:cell-address table:column="4" table:row="5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6"/>
          </table:previous>
        </table:cell-content-change>
        <table:cell-content-change table:id="ct479">
          <table:cell-address table:column="4" table:row="5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80">
          <table:cell-address table:column="4" table:row="5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81">
          <table:cell-address table:column="4" table:row="5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82">
          <table:cell-address table:column="4" table:row="5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83">
          <table:cell-address table:column="4" table:row="5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484">
          <table:cell-address table:column="5" table:row="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485">
          <table:cell-address table:column="5" table:row="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486">
          <table:cell-address table:column="5" table:row="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487">
          <table:cell-address table:column="5" table:row="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88">
          <table:cell-address table:column="5" table:row="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489">
          <table:cell-address table:column="5" table:row="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490">
          <table:cell-address table:column="5" table:row="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491">
          <table:cell-address table:column="5" table:row="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92">
          <table:cell-address table:column="5" table:row="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493">
          <table:cell-address table:column="5" table:row="1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494">
          <table:cell-address table:column="5" table:row="1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495">
          <table:cell-address table:column="5" table:row="1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496">
          <table:cell-address table:column="5" table:row="1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497">
          <table:cell-address table:column="5" table:row="1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498">
          <table:cell-address table:column="5" table:row="1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499">
          <table:cell-address table:column="5" table:row="1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500">
          <table:cell-address table:column="5" table:row="1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501">
          <table:cell-address table:column="5" table:row="1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502">
          <table:cell-address table:column="5" table:row="1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503">
          <table:cell-address table:column="5" table:row="2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504">
          <table:cell-address table:column="5" table:row="2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505">
          <table:cell-address table:column="5" table:row="2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506">
          <table:cell-address table:column="5" table:row="2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507">
          <table:cell-address table:column="5" table:row="2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508">
          <table:cell-address table:column="5" table:row="2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509">
          <table:cell-address table:column="5" table:row="2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510">
          <table:cell-address table:column="5" table:row="2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511">
          <table:cell-address table:column="5" table:row="2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512">
          <table:cell-address table:column="5" table:row="2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513">
          <table:cell-address table:column="5" table:row="3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514">
          <table:cell-address table:column="5" table:row="3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515">
          <table:cell-address table:column="5" table:row="3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516">
          <table:cell-address table:column="5" table:row="3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517">
          <table:cell-address table:column="5" table:row="3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518">
          <table:cell-address table:column="5" table:row="3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519">
          <table:cell-address table:column="5" table:row="3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520">
          <table:cell-address table:column="5" table:row="3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521">
          <table:cell-address table:column="5" table:row="3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522">
          <table:cell-address table:column="5" table:row="3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523">
          <table:cell-address table:column="5" table:row="4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524">
          <table:cell-address table:column="5" table:row="4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525">
          <table:cell-address table:column="5" table:row="4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526">
          <table:cell-address table:column="5" table:row="4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527">
          <table:cell-address table:column="5" table:row="4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528">
          <table:cell-address table:column="5" table:row="4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529">
          <table:cell-address table:column="5" table:row="4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530">
          <table:cell-address table:column="5" table:row="4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531">
          <table:cell-address table:column="5" table:row="4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532">
          <table:cell-address table:column="5" table:row="4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533">
          <table:cell-address table:column="5" table:row="50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534">
          <table:cell-address table:column="5" table:row="5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6"/>
          </table:previous>
        </table:cell-content-change>
        <table:cell-content-change table:id="ct535">
          <table:cell-address table:column="5" table:row="5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1"/>
          </table:previous>
        </table:cell-content-change>
        <table:cell-content-change table:id="ct536">
          <table:cell-address table:column="5" table:row="5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"/>
          </table:previous>
        </table:cell-content-change>
        <table:cell-content-change table:id="ct537">
          <table:cell-address table:column="5" table:row="5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3"/>
          </table:previous>
        </table:cell-content-change>
        <table:cell-content-change table:id="ct538">
          <table:cell-address table:column="5" table:row="5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4"/>
          </table:previous>
        </table:cell-content-change>
        <table:cell-content-change table:id="ct539">
          <table:cell-address table:column="5" table:row="5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5"/>
          </table:previous>
        </table:cell-content-change>
        <table:cell-content-change table:id="ct540">
          <table:cell-address table:column="6" table:row="1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5"/>
          </table:previous>
        </table:cell-content-change>
        <table:cell-content-change table:id="ct541">
          <table:cell-address table:column="6" table:row="2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5"/>
          </table:previous>
        </table:cell-content-change>
        <table:cell-content-change table:id="ct542">
          <table:cell-address table:column="6" table:row="3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5"/>
          </table:previous>
        </table:cell-content-change>
        <table:cell-content-change table:id="ct543">
          <table:cell-address table:column="6" table:row="4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5"/>
          </table:previous>
        </table:cell-content-change>
        <table:cell-content-change table:id="ct544">
          <table:cell-address table:column="6" table:row="5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5"/>
          </table:previous>
        </table:cell-content-change>
        <table:cell-content-change table:id="ct545">
          <table:cell-address table:column="6" table:row="6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5"/>
          </table:previous>
        </table:cell-content-change>
        <table:cell-content-change table:id="ct546">
          <table:cell-address table:column="6" table:row="7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5"/>
          </table:previous>
        </table:cell-content-change>
        <table:cell-content-change table:id="ct547">
          <table:cell-address table:column="6" table:row="8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5"/>
          </table:previous>
        </table:cell-content-change>
        <table:cell-content-change table:id="ct548">
          <table:cell-address table:column="6" table:row="9" table:table="3"/>
          <office:change-info>
            <dc:creator> </dc:creator>
            <dc:date>2020-02-07T15:09:20.582000000</dc:date>
          </office:change-info>
          <table:previous>
            <table:change-track-table-cell office:value-type="float" office:value="25"/>
          </table:previous>
        </table:cell-content-change>
        <table:cell-content-change table:id="ct549">
          <table:cell-address table:column="6" table:row="10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0">
          <table:cell-address table:column="6" table:row="11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1">
          <table:cell-address table:column="6" table:row="12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2">
          <table:cell-address table:column="6" table:row="13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3">
          <table:cell-address table:column="6" table:row="14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4">
          <table:cell-address table:column="6" table:row="15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5">
          <table:cell-address table:column="6" table:row="16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6">
          <table:cell-address table:column="6" table:row="17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7">
          <table:cell-address table:column="6" table:row="18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8">
          <table:cell-address table:column="6" table:row="19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59">
          <table:cell-address table:column="6" table:row="20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60">
          <table:cell-address table:column="6" table:row="21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61">
          <table:cell-address table:column="6" table:row="22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62">
          <table:cell-address table:column="6" table:row="23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63">
          <table:cell-address table:column="6" table:row="24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64">
          <table:cell-address table:column="6" table:row="25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65">
          <table:cell-address table:column="6" table:row="26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66">
          <table:cell-address table:column="6" table:row="27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67">
          <table:cell-address table:column="6" table:row="28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68">
          <table:cell-address table:column="6" table:row="29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69">
          <table:cell-address table:column="6" table:row="30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70">
          <table:cell-address table:column="6" table:row="31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71">
          <table:cell-address table:column="6" table:row="32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72">
          <table:cell-address table:column="6" table:row="33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73">
          <table:cell-address table:column="6" table:row="34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74">
          <table:cell-address table:column="6" table:row="35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75">
          <table:cell-address table:column="6" table:row="36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76">
          <table:cell-address table:column="6" table:row="37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77">
          <table:cell-address table:column="6" table:row="38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15"/>
          </table:previous>
        </table:cell-content-change>
        <table:cell-content-change table:id="ct578">
          <table:cell-address table:column="6" table:row="39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79">
          <table:cell-address table:column="6" table:row="40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80">
          <table:cell-address table:column="6" table:row="41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81">
          <table:cell-address table:column="6" table:row="42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82">
          <table:cell-address table:column="6" table:row="43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15"/>
          </table:previous>
        </table:cell-content-change>
        <table:cell-content-change table:id="ct583">
          <table:cell-address table:column="6" table:row="44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84">
          <table:cell-address table:column="6" table:row="45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5"/>
          </table:previous>
        </table:cell-content-change>
        <table:cell-content-change table:id="ct585">
          <table:cell-address table:column="6" table:row="46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86">
          <table:cell-address table:column="6" table:row="47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87">
          <table:cell-address table:column="6" table:row="48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10"/>
          </table:previous>
        </table:cell-content-change>
        <table:cell-content-change table:id="ct588">
          <table:cell-address table:column="6" table:row="49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18"/>
          </table:previous>
        </table:cell-content-change>
        <table:cell-content-change table:id="ct589">
          <table:cell-address table:column="6" table:row="50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2"/>
          </table:previous>
        </table:cell-content-change>
        <table:cell-content-change table:id="ct590">
          <table:cell-address table:column="6" table:row="51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10"/>
          </table:previous>
        </table:cell-content-change>
        <table:cell-content-change table:id="ct591">
          <table:cell-address table:column="6" table:row="52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92">
          <table:cell-address table:column="6" table:row="53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93">
          <table:cell-address table:column="6" table:row="54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94">
          <table:cell-address table:column="6" table:row="55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95">
          <table:cell-address table:column="6" table:row="56" table:table="3"/>
          <office:change-info>
            <dc:creator> </dc:creator>
            <dc:date>2020-02-07T15:09:20.583000000</dc:date>
          </office:change-info>
          <table:previous>
            <table:change-track-table-cell office:value-type="float" office:value="20"/>
          </table:previous>
        </table:cell-content-change>
        <table:cell-content-change table:id="ct596">
          <table:cell-address table:column="7" table:row="1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597">
          <table:cell-address table:column="7" table:row="2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598">
          <table:cell-address table:column="7" table:row="3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599">
          <table:cell-address table:column="7" table:row="4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600">
          <table:cell-address table:column="7" table:row="5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601">
          <table:cell-address table:column="7" table:row="6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602">
          <table:cell-address table:column="7" table:row="7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603">
          <table:cell-address table:column="7" table:row="8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604">
          <table:cell-address table:column="7" table:row="9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605">
          <table:cell-address table:column="7" table:row="10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606">
          <table:cell-address table:column="7" table:row="11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607">
          <table:cell-address table:column="7" table:row="12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Spectra</text:p>
            </table:change-track-table-cell>
          </table:previous>
        </table:cell-content-change>
        <table:cell-content-change table:id="ct608">
          <table:cell-address table:column="7" table:row="13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609">
          <table:cell-address table:column="7" table:row="14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610">
          <table:cell-address table:column="7" table:row="15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611">
          <table:cell-address table:column="7" table:row="16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Exoplanets and Planetary Spectra</text:p>
            </table:change-track-table-cell>
          </table:previous>
        </table:cell-content-change>
        <table:cell-content-change table:id="ct612">
          <table:cell-address table:column="7" table:row="17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Dynamics and Rings</text:p>
            </table:change-track-table-cell>
          </table:previous>
        </table:cell-content-change>
        <table:cell-content-change table:id="ct613">
          <table:cell-address table:column="7" table:row="18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614">
          <table:cell-address table:column="7" table:row="19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Radiation</text:p>
            </table:change-track-table-cell>
          </table:previous>
        </table:cell-content-change>
        <table:cell-content-change table:id="ct615">
          <table:cell-address table:column="7" table:row="20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Detecting Exomoons</text:p>
            </table:change-track-table-cell>
          </table:previous>
        </table:cell-content-change>
        <table:cell-content-change table:id="ct616">
          <table:cell-address table:column="7" table:row="21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Dynamics </text:p>
            </table:change-track-table-cell>
          </table:previous>
        </table:cell-content-change>
        <table:cell-content-change table:id="ct617">
          <table:cell-address table:column="7" table:row="22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618">
          <table:cell-address table:column="7" table:row="23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formation</text:p>
            </table:change-track-table-cell>
          </table:previous>
        </table:cell-content-change>
        <table:cell-content-change table:id="ct619">
          <table:cell-address table:column="7" table:row="24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620">
          <table:cell-address table:column="7" table:row="25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621">
          <table:cell-address table:column="7" table:row="26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622">
          <table:cell-address table:column="7" table:row="27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623">
          <table:cell-address table:column="7" table:row="28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624">
          <table:cell-address table:column="7" table:row="29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625">
          <table:cell-address table:column="7" table:row="30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626">
          <table:cell-address table:column="7" table:row="31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627">
          <table:cell-address table:column="7" table:row="32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628">
          <table:cell-address table:column="7" table:row="33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629">
          <table:cell-address table:column="7" table:row="34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630">
          <table:cell-address table:column="7" table:row="35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631">
          <table:cell-address table:column="7" table:row="36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632">
          <table:cell-address table:column="7" table:row="37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633">
          <table:cell-address table:column="7" table:row="38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634">
          <table:cell-address table:column="7" table:row="39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635">
          <table:cell-address table:column="7" table:row="40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636">
          <table:cell-address table:column="7" table:row="41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637">
          <table:cell-address table:column="7" table:row="42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638">
          <table:cell-address table:column="7" table:row="43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639">
          <table:cell-address table:column="7" table:row="44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640">
          <table:cell-address table:column="7" table:row="45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641">
          <table:cell-address table:column="7" table:row="46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642">
          <table:cell-address table:column="7" table:row="47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643">
          <table:cell-address table:column="7" table:row="48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Oceanography</text:p>
            </table:change-track-table-cell>
          </table:previous>
        </table:cell-content-change>
        <table:cell-content-change table:id="ct644">
          <table:cell-address table:column="7" table:row="49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Atmospheres</text:p>
            </table:change-track-table-cell>
          </table:previous>
        </table:cell-content-change>
        <table:cell-content-change table:id="ct645">
          <table:cell-address table:column="7" table:row="50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646">
          <table:cell-address table:column="7" table:row="51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Minor Bodies &amp; Comets</text:p>
            </table:change-track-table-cell>
          </table:previous>
        </table:cell-content-change>
        <table:cell-content-change table:id="ct647">
          <table:cell-address table:column="7" table:row="52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Small bodies and asteroids</text:p>
            </table:change-track-table-cell>
          </table:previous>
        </table:cell-content-change>
        <table:cell-content-change table:id="ct648">
          <table:cell-address table:column="7" table:row="53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649">
          <table:cell-address table:column="7" table:row="54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Orbits around a planet with an atmopshere</text:p>
            </table:change-track-table-cell>
          </table:previous>
        </table:cell-content-change>
        <table:cell-content-change table:id="ct650">
          <table:cell-address table:column="7" table:row="55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Planetary Temperatures</text:p>
            </table:change-track-table-cell>
          </table:previous>
        </table:cell-content-change>
        <table:cell-content-change table:id="ct651">
          <table:cell-address table:column="7" table:row="56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Cratering and surface age</text:p>
            </table:change-track-table-cell>
          </table:previous>
        </table:cell-content-change>
        <table:cell-content-change table:id="ct652">
          <table:cell-address table:column="8" table:row="1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3">
          <table:cell-address table:column="8" table:row="2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4">
          <table:cell-address table:column="8" table:row="3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5">
          <table:cell-address table:column="8" table:row="4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6">
          <table:cell-address table:column="8" table:row="5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7">
          <table:cell-address table:column="8" table:row="6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8">
          <table:cell-address table:column="8" table:row="7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59">
          <table:cell-address table:column="8" table:row="8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0">
          <table:cell-address table:column="8" table:row="9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1">
          <table:cell-address table:column="8" table:row="10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2">
          <table:cell-address table:column="8" table:row="11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3">
          <table:cell-address table:column="8" table:row="12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4">
          <table:cell-address table:column="8" table:row="13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5">
          <table:cell-address table:column="8" table:row="14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6">
          <table:cell-address table:column="8" table:row="15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7">
          <table:cell-address table:column="8" table:row="16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8">
          <table:cell-address table:column="8" table:row="17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69">
          <table:cell-address table:column="8" table:row="18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0">
          <table:cell-address table:column="8" table:row="19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1">
          <table:cell-address table:column="8" table:row="20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2">
          <table:cell-address table:column="8" table:row="21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3">
          <table:cell-address table:column="8" table:row="22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4">
          <table:cell-address table:column="8" table:row="23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5">
          <table:cell-address table:column="8" table:row="24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6">
          <table:cell-address table:column="8" table:row="25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7">
          <table:cell-address table:column="8" table:row="26" table:table="3"/>
          <office:change-info>
            <dc:creator> </dc:creator>
            <dc:date>2020-02-07T15:09:20.58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8">
          <table:cell-address table:column="8" table:row="27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79">
          <table:cell-address table:column="8" table:row="28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0">
          <table:cell-address table:column="8" table:row="29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1">
          <table:cell-address table:column="8" table:row="30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2">
          <table:cell-address table:column="8" table:row="31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3">
          <table:cell-address table:column="8" table:row="32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4">
          <table:cell-address table:column="8" table:row="33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5">
          <table:cell-address table:column="8" table:row="34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6">
          <table:cell-address table:column="8" table:row="35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7">
          <table:cell-address table:column="8" table:row="36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8">
          <table:cell-address table:column="8" table:row="37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89">
          <table:cell-address table:column="8" table:row="38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0">
          <table:cell-address table:column="8" table:row="39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1">
          <table:cell-address table:column="8" table:row="40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2">
          <table:cell-address table:column="8" table:row="41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3">
          <table:cell-address table:column="8" table:row="42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4">
          <table:cell-address table:column="8" table:row="43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5">
          <table:cell-address table:column="8" table:row="44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6">
          <table:cell-address table:column="8" table:row="45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7">
          <table:cell-address table:column="8" table:row="46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8">
          <table:cell-address table:column="8" table:row="47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99">
          <table:cell-address table:column="8" table:row="48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700">
          <table:cell-address table:column="8" table:row="49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701">
          <table:cell-address table:column="8" table:row="50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702">
          <table:cell-address table:column="8" table:row="51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703">
          <table:cell-address table:column="8" table:row="52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704">
          <table:cell-address table:column="8" table:row="53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705">
          <table:cell-address table:column="8" table:row="54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706">
          <table:cell-address table:column="8" table:row="55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707">
          <table:cell-address table:column="8" table:row="56" table:table="3"/>
          <office:change-info>
            <dc:creator> </dc:creator>
            <dc:date>2020-02-07T15:09:20.58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708">
          <table:cell-address table:column="13" table:row="1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09">
          <table:cell-address table:column="13" table:row="2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0">
          <table:cell-address table:column="13" table:row="3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1">
          <table:cell-address table:column="13" table:row="4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2">
          <table:cell-address table:column="13" table:row="5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3">
          <table:cell-address table:column="13" table:row="6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4">
          <table:cell-address table:column="13" table:row="7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5">
          <table:cell-address table:column="13" table:row="8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6">
          <table:cell-address table:column="13" table:row="9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7">
          <table:cell-address table:column="13" table:row="10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8">
          <table:cell-address table:column="13" table:row="11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19">
          <table:cell-address table:column="13" table:row="12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0">
          <table:cell-address table:column="13" table:row="13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1">
          <table:cell-address table:column="13" table:row="14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2">
          <table:cell-address table:column="13" table:row="15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3">
          <table:cell-address table:column="13" table:row="16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4">
          <table:cell-address table:column="13" table:row="17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5">
          <table:cell-address table:column="13" table:row="18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6">
          <table:cell-address table:column="13" table:row="19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7">
          <table:cell-address table:column="13" table:row="20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8">
          <table:cell-address table:column="13" table:row="21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29">
          <table:cell-address table:column="13" table:row="22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0">
          <table:cell-address table:column="13" table:row="23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1">
          <table:cell-address table:column="13" table:row="24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2">
          <table:cell-address table:column="13" table:row="25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3">
          <table:cell-address table:column="13" table:row="26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4">
          <table:cell-address table:column="13" table:row="27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5">
          <table:cell-address table:column="13" table:row="28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6">
          <table:cell-address table:column="13" table:row="29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7">
          <table:cell-address table:column="13" table:row="30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8">
          <table:cell-address table:column="13" table:row="31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39">
          <table:cell-address table:column="13" table:row="32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0">
          <table:cell-address table:column="13" table:row="33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1">
          <table:cell-address table:column="13" table:row="34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2">
          <table:cell-address table:column="13" table:row="35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3">
          <table:cell-address table:column="13" table:row="36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4">
          <table:cell-address table:column="13" table:row="37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5">
          <table:cell-address table:column="13" table:row="38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6">
          <table:cell-address table:column="13" table:row="39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7">
          <table:cell-address table:column="13" table:row="40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8">
          <table:cell-address table:column="13" table:row="41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49">
          <table:cell-address table:column="13" table:row="42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0">
          <table:cell-address table:column="13" table:row="43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1">
          <table:cell-address table:column="13" table:row="44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2">
          <table:cell-address table:column="13" table:row="45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3">
          <table:cell-address table:column="13" table:row="46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4">
          <table:cell-address table:column="13" table:row="47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5">
          <table:cell-address table:column="13" table:row="48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6">
          <table:cell-address table:column="13" table:row="49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7">
          <table:cell-address table:column="13" table:row="50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8">
          <table:cell-address table:column="13" table:row="51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59">
          <table:cell-address table:column="13" table:row="52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60">
          <table:cell-address table:column="13" table:row="53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61">
          <table:cell-address table:column="13" table:row="54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62">
          <table:cell-address table:column="13" table:row="55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63">
          <table:cell-address table:column="13" table:row="56" table:table="3"/>
          <office:change-info>
            <dc:creator> </dc:creator>
            <dc:date>2020-02-07T15:09:55.176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764">
          <table:cell-address table:column="11" table:row="1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5">
          <table:cell-address table:column="11" table:row="2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6">
          <table:cell-address table:column="11" table:row="3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7">
          <table:cell-address table:column="11" table:row="4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8">
          <table:cell-address table:column="11" table:row="5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9">
          <table:cell-address table:column="11" table:row="6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0">
          <table:cell-address table:column="11" table:row="7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1">
          <table:cell-address table:column="11" table:row="8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2">
          <table:cell-address table:column="11" table:row="9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3">
          <table:cell-address table:column="11" table:row="10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4">
          <table:cell-address table:column="11" table:row="11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5">
          <table:cell-address table:column="11" table:row="12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6">
          <table:cell-address table:column="11" table:row="13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7">
          <table:cell-address table:column="11" table:row="14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8">
          <table:cell-address table:column="11" table:row="15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9">
          <table:cell-address table:column="11" table:row="16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0">
          <table:cell-address table:column="11" table:row="17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1">
          <table:cell-address table:column="11" table:row="18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2">
          <table:cell-address table:column="11" table:row="19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3">
          <table:cell-address table:column="11" table:row="20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4">
          <table:cell-address table:column="11" table:row="21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5">
          <table:cell-address table:column="11" table:row="22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6">
          <table:cell-address table:column="11" table:row="23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7">
          <table:cell-address table:column="11" table:row="24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8">
          <table:cell-address table:column="11" table:row="25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9">
          <table:cell-address table:column="11" table:row="26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0">
          <table:cell-address table:column="11" table:row="27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1">
          <table:cell-address table:column="11" table:row="28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2">
          <table:cell-address table:column="11" table:row="29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3">
          <table:cell-address table:column="11" table:row="30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4">
          <table:cell-address table:column="11" table:row="31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5">
          <table:cell-address table:column="11" table:row="32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6">
          <table:cell-address table:column="11" table:row="33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7">
          <table:cell-address table:column="11" table:row="34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8">
          <table:cell-address table:column="11" table:row="35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9">
          <table:cell-address table:column="11" table:row="36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0">
          <table:cell-address table:column="11" table:row="37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1">
          <table:cell-address table:column="11" table:row="38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2">
          <table:cell-address table:column="11" table:row="39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3">
          <table:cell-address table:column="11" table:row="40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4">
          <table:cell-address table:column="11" table:row="41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5">
          <table:cell-address table:column="11" table:row="42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6">
          <table:cell-address table:column="11" table:row="43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7">
          <table:cell-address table:column="11" table:row="44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8">
          <table:cell-address table:column="11" table:row="45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9">
          <table:cell-address table:column="11" table:row="46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810">
          <table:cell-address table:column="11" table:row="47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811">
          <table:cell-address table:column="11" table:row="48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812">
          <table:cell-address table:column="11" table:row="49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813">
          <table:cell-address table:column="11" table:row="50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814">
          <table:cell-address table:column="11" table:row="51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815">
          <table:cell-address table:column="11" table:row="52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6">
          <table:cell-address table:column="11" table:row="53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7">
          <table:cell-address table:column="11" table:row="54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8">
          <table:cell-address table:column="11" table:row="55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9">
          <table:cell-address table:column="11" table:row="56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0">
          <table:cell-address table:column="11" table:row="57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1">
          <table:cell-address table:column="11" table:row="58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2">
          <table:cell-address table:column="11" table:row="59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3">
          <table:cell-address table:column="11" table:row="60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4">
          <table:cell-address table:column="11" table:row="61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5">
          <table:cell-address table:column="11" table:row="62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6">
          <table:cell-address table:column="11" table:row="63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7">
          <table:cell-address table:column="11" table:row="64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8">
          <table:cell-address table:column="11" table:row="65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9">
          <table:cell-address table:column="11" table:row="66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0">
          <table:cell-address table:column="11" table:row="67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1">
          <table:cell-address table:column="11" table:row="68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2">
          <table:cell-address table:column="11" table:row="69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3">
          <table:cell-address table:column="11" table:row="70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4">
          <table:cell-address table:column="11" table:row="71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5">
          <table:cell-address table:column="11" table:row="72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6">
          <table:cell-address table:column="11" table:row="73" table:table="3"/>
          <office:change-info>
            <dc:creator> </dc:creator>
            <dc:date>2020-02-07T15:09:57.85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7">
          <table:cell-address table:column="11" table:row="7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8">
          <table:cell-address table:column="11" table:row="7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9">
          <table:cell-address table:column="11" table:row="7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0">
          <table:cell-address table:column="11" table:row="7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1">
          <table:cell-address table:column="11" table:row="7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2">
          <table:cell-address table:column="11" table:row="7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3">
          <table:cell-address table:column="11" table:row="8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4">
          <table:cell-address table:column="11" table:row="8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5">
          <table:cell-address table:column="11" table:row="8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6">
          <table:cell-address table:column="11" table:row="8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7">
          <table:cell-address table:column="11" table:row="8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8">
          <table:cell-address table:column="11" table:row="8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9">
          <table:cell-address table:column="11" table:row="8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0">
          <table:cell-address table:column="11" table:row="8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1">
          <table:cell-address table:column="11" table:row="8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2">
          <table:cell-address table:column="11" table:row="8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3">
          <table:cell-address table:column="11" table:row="9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4">
          <table:cell-address table:column="11" table:row="9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5">
          <table:cell-address table:column="11" table:row="9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6">
          <table:cell-address table:column="11" table:row="9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7">
          <table:cell-address table:column="11" table:row="9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8">
          <table:cell-address table:column="11" table:row="9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9">
          <table:cell-address table:column="11" table:row="9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0">
          <table:cell-address table:column="11" table:row="9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1">
          <table:cell-address table:column="11" table:row="9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2">
          <table:cell-address table:column="11" table:row="9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3">
          <table:cell-address table:column="11" table:row="10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4">
          <table:cell-address table:column="11" table:row="10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5">
          <table:cell-address table:column="11" table:row="10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6">
          <table:cell-address table:column="11" table:row="10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7">
          <table:cell-address table:column="11" table:row="10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8">
          <table:cell-address table:column="11" table:row="10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9">
          <table:cell-address table:column="11" table:row="10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0">
          <table:cell-address table:column="11" table:row="10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1">
          <table:cell-address table:column="11" table:row="10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2">
          <table:cell-address table:column="11" table:row="10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3">
          <table:cell-address table:column="11" table:row="11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4">
          <table:cell-address table:column="11" table:row="11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5">
          <table:cell-address table:column="11" table:row="11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6">
          <table:cell-address table:column="11" table:row="11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7">
          <table:cell-address table:column="11" table:row="11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8">
          <table:cell-address table:column="11" table:row="11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9">
          <table:cell-address table:column="11" table:row="11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0">
          <table:cell-address table:column="11" table:row="11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1">
          <table:cell-address table:column="11" table:row="11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2">
          <table:cell-address table:column="11" table:row="11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3">
          <table:cell-address table:column="11" table:row="12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4">
          <table:cell-address table:column="11" table:row="12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5">
          <table:cell-address table:column="11" table:row="12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6">
          <table:cell-address table:column="11" table:row="12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7">
          <table:cell-address table:column="11" table:row="12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8">
          <table:cell-address table:column="11" table:row="12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9">
          <table:cell-address table:column="11" table:row="12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0">
          <table:cell-address table:column="11" table:row="12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1">
          <table:cell-address table:column="11" table:row="12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2">
          <table:cell-address table:column="11" table:row="12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3">
          <table:cell-address table:column="11" table:row="13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4">
          <table:cell-address table:column="11" table:row="13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5">
          <table:cell-address table:column="11" table:row="13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6">
          <table:cell-address table:column="11" table:row="13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7">
          <table:cell-address table:column="11" table:row="13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8">
          <table:cell-address table:column="11" table:row="13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9">
          <table:cell-address table:column="11" table:row="13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0">
          <table:cell-address table:column="11" table:row="13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1">
          <table:cell-address table:column="11" table:row="13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2">
          <table:cell-address table:column="11" table:row="13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3">
          <table:cell-address table:column="11" table:row="14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4">
          <table:cell-address table:column="11" table:row="14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5">
          <table:cell-address table:column="11" table:row="14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6">
          <table:cell-address table:column="11" table:row="14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7">
          <table:cell-address table:column="11" table:row="14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8">
          <table:cell-address table:column="11" table:row="14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9">
          <table:cell-address table:column="11" table:row="14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0">
          <table:cell-address table:column="11" table:row="14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1">
          <table:cell-address table:column="11" table:row="14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2">
          <table:cell-address table:column="11" table:row="14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3">
          <table:cell-address table:column="11" table:row="15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4">
          <table:cell-address table:column="11" table:row="15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5">
          <table:cell-address table:column="11" table:row="15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6">
          <table:cell-address table:column="11" table:row="15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7">
          <table:cell-address table:column="11" table:row="15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8">
          <table:cell-address table:column="11" table:row="15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9">
          <table:cell-address table:column="11" table:row="15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0">
          <table:cell-address table:column="11" table:row="15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1">
          <table:cell-address table:column="11" table:row="15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2">
          <table:cell-address table:column="11" table:row="15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3">
          <table:cell-address table:column="11" table:row="16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4">
          <table:cell-address table:column="11" table:row="16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5">
          <table:cell-address table:column="11" table:row="16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6">
          <table:cell-address table:column="11" table:row="16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7">
          <table:cell-address table:column="11" table:row="16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8">
          <table:cell-address table:column="11" table:row="16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9">
          <table:cell-address table:column="11" table:row="16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0">
          <table:cell-address table:column="11" table:row="16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1">
          <table:cell-address table:column="11" table:row="16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2">
          <table:cell-address table:column="11" table:row="16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3">
          <table:cell-address table:column="11" table:row="17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4">
          <table:cell-address table:column="11" table:row="17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5">
          <table:cell-address table:column="11" table:row="17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6">
          <table:cell-address table:column="11" table:row="17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7">
          <table:cell-address table:column="11" table:row="17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8">
          <table:cell-address table:column="11" table:row="17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9">
          <table:cell-address table:column="11" table:row="17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0">
          <table:cell-address table:column="11" table:row="17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1">
          <table:cell-address table:column="11" table:row="17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2">
          <table:cell-address table:column="11" table:row="17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3">
          <table:cell-address table:column="11" table:row="18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4">
          <table:cell-address table:column="11" table:row="18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5">
          <table:cell-address table:column="11" table:row="18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6">
          <table:cell-address table:column="11" table:row="18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7">
          <table:cell-address table:column="11" table:row="18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8">
          <table:cell-address table:column="11" table:row="18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9">
          <table:cell-address table:column="11" table:row="18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0">
          <table:cell-address table:column="11" table:row="18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1">
          <table:cell-address table:column="11" table:row="18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2">
          <table:cell-address table:column="11" table:row="18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3">
          <table:cell-address table:column="11" table:row="19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4">
          <table:cell-address table:column="11" table:row="19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5">
          <table:cell-address table:column="11" table:row="19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6">
          <table:cell-address table:column="11" table:row="19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7">
          <table:cell-address table:column="11" table:row="19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8">
          <table:cell-address table:column="11" table:row="19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9">
          <table:cell-address table:column="11" table:row="19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0">
          <table:cell-address table:column="11" table:row="19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1">
          <table:cell-address table:column="11" table:row="19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2">
          <table:cell-address table:column="11" table:row="19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3">
          <table:cell-address table:column="11" table:row="20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4">
          <table:cell-address table:column="11" table:row="20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5">
          <table:cell-address table:column="11" table:row="20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6">
          <table:cell-address table:column="11" table:row="20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7">
          <table:cell-address table:column="11" table:row="20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8">
          <table:cell-address table:column="11" table:row="20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9">
          <table:cell-address table:column="11" table:row="20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0">
          <table:cell-address table:column="11" table:row="20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1">
          <table:cell-address table:column="11" table:row="20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2">
          <table:cell-address table:column="11" table:row="20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3">
          <table:cell-address table:column="11" table:row="21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4">
          <table:cell-address table:column="11" table:row="21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5">
          <table:cell-address table:column="11" table:row="21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6">
          <table:cell-address table:column="11" table:row="21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7">
          <table:cell-address table:column="11" table:row="21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8">
          <table:cell-address table:column="11" table:row="21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9">
          <table:cell-address table:column="11" table:row="21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0">
          <table:cell-address table:column="11" table:row="21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1">
          <table:cell-address table:column="11" table:row="21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2">
          <table:cell-address table:column="11" table:row="21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3">
          <table:cell-address table:column="11" table:row="22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4">
          <table:cell-address table:column="11" table:row="22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5">
          <table:cell-address table:column="11" table:row="22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6">
          <table:cell-address table:column="11" table:row="22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7">
          <table:cell-address table:column="11" table:row="22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8">
          <table:cell-address table:column="11" table:row="22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9">
          <table:cell-address table:column="11" table:row="22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0">
          <table:cell-address table:column="11" table:row="22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1">
          <table:cell-address table:column="11" table:row="22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2">
          <table:cell-address table:column="11" table:row="22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3">
          <table:cell-address table:column="11" table:row="23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4">
          <table:cell-address table:column="11" table:row="23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5">
          <table:cell-address table:column="11" table:row="23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6">
          <table:cell-address table:column="11" table:row="23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7">
          <table:cell-address table:column="11" table:row="23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8">
          <table:cell-address table:column="11" table:row="23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9">
          <table:cell-address table:column="11" table:row="23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0">
          <table:cell-address table:column="11" table:row="23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1">
          <table:cell-address table:column="11" table:row="23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2">
          <table:cell-address table:column="11" table:row="23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3">
          <table:cell-address table:column="11" table:row="24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4">
          <table:cell-address table:column="11" table:row="24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5">
          <table:cell-address table:column="11" table:row="242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6">
          <table:cell-address table:column="11" table:row="243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7">
          <table:cell-address table:column="11" table:row="244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8">
          <table:cell-address table:column="11" table:row="245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9">
          <table:cell-address table:column="11" table:row="246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0">
          <table:cell-address table:column="11" table:row="247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1">
          <table:cell-address table:column="11" table:row="248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2">
          <table:cell-address table:column="11" table:row="249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3">
          <table:cell-address table:column="11" table:row="250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4">
          <table:cell-address table:column="11" table:row="251" table:table="3"/>
          <office:change-info>
            <dc:creator> </dc:creator>
            <dc:date>2020-02-07T15:09:57.85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5">
          <table:cell-address table:column="11" table:row="25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6">
          <table:cell-address table:column="11" table:row="25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7">
          <table:cell-address table:column="11" table:row="25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8">
          <table:cell-address table:column="11" table:row="25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9">
          <table:cell-address table:column="11" table:row="25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0">
          <table:cell-address table:column="11" table:row="25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1">
          <table:cell-address table:column="11" table:row="25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2">
          <table:cell-address table:column="11" table:row="25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3">
          <table:cell-address table:column="11" table:row="26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4">
          <table:cell-address table:column="11" table:row="26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5">
          <table:cell-address table:column="11" table:row="26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6">
          <table:cell-address table:column="11" table:row="26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7">
          <table:cell-address table:column="11" table:row="26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8">
          <table:cell-address table:column="11" table:row="26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9">
          <table:cell-address table:column="11" table:row="26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0">
          <table:cell-address table:column="11" table:row="26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1">
          <table:cell-address table:column="11" table:row="26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2">
          <table:cell-address table:column="11" table:row="26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3">
          <table:cell-address table:column="11" table:row="27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4">
          <table:cell-address table:column="11" table:row="27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5">
          <table:cell-address table:column="11" table:row="27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6">
          <table:cell-address table:column="11" table:row="27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7">
          <table:cell-address table:column="11" table:row="27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8">
          <table:cell-address table:column="11" table:row="27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9">
          <table:cell-address table:column="11" table:row="27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0">
          <table:cell-address table:column="11" table:row="27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1">
          <table:cell-address table:column="11" table:row="27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2">
          <table:cell-address table:column="11" table:row="27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3">
          <table:cell-address table:column="11" table:row="28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4">
          <table:cell-address table:column="11" table:row="28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5">
          <table:cell-address table:column="11" table:row="28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6">
          <table:cell-address table:column="11" table:row="28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7">
          <table:cell-address table:column="11" table:row="28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8">
          <table:cell-address table:column="11" table:row="28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9">
          <table:cell-address table:column="11" table:row="28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0">
          <table:cell-address table:column="11" table:row="28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1">
          <table:cell-address table:column="11" table:row="28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2">
          <table:cell-address table:column="11" table:row="28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3">
          <table:cell-address table:column="11" table:row="29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4">
          <table:cell-address table:column="11" table:row="29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5">
          <table:cell-address table:column="11" table:row="29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6">
          <table:cell-address table:column="11" table:row="29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7">
          <table:cell-address table:column="11" table:row="29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8">
          <table:cell-address table:column="11" table:row="29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9">
          <table:cell-address table:column="11" table:row="29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0">
          <table:cell-address table:column="11" table:row="29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1">
          <table:cell-address table:column="11" table:row="29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2">
          <table:cell-address table:column="11" table:row="29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3">
          <table:cell-address table:column="11" table:row="30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4">
          <table:cell-address table:column="11" table:row="30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5">
          <table:cell-address table:column="11" table:row="30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6">
          <table:cell-address table:column="11" table:row="30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7">
          <table:cell-address table:column="11" table:row="30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8">
          <table:cell-address table:column="11" table:row="30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9">
          <table:cell-address table:column="11" table:row="30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0">
          <table:cell-address table:column="11" table:row="30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1">
          <table:cell-address table:column="11" table:row="30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2">
          <table:cell-address table:column="11" table:row="30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3">
          <table:cell-address table:column="11" table:row="31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4">
          <table:cell-address table:column="11" table:row="31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5">
          <table:cell-address table:column="11" table:row="31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6">
          <table:cell-address table:column="11" table:row="31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7">
          <table:cell-address table:column="11" table:row="31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8">
          <table:cell-address table:column="11" table:row="31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9">
          <table:cell-address table:column="11" table:row="31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0">
          <table:cell-address table:column="11" table:row="31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1">
          <table:cell-address table:column="11" table:row="31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2">
          <table:cell-address table:column="11" table:row="31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3">
          <table:cell-address table:column="11" table:row="32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4">
          <table:cell-address table:column="11" table:row="32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5">
          <table:cell-address table:column="11" table:row="32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6">
          <table:cell-address table:column="11" table:row="32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7">
          <table:cell-address table:column="11" table:row="32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8">
          <table:cell-address table:column="11" table:row="32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9">
          <table:cell-address table:column="11" table:row="32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0">
          <table:cell-address table:column="11" table:row="32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1">
          <table:cell-address table:column="11" table:row="32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2">
          <table:cell-address table:column="11" table:row="32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3">
          <table:cell-address table:column="11" table:row="33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4">
          <table:cell-address table:column="11" table:row="33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5">
          <table:cell-address table:column="11" table:row="33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6">
          <table:cell-address table:column="11" table:row="33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7">
          <table:cell-address table:column="11" table:row="33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8">
          <table:cell-address table:column="11" table:row="33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9">
          <table:cell-address table:column="11" table:row="33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0">
          <table:cell-address table:column="11" table:row="33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1">
          <table:cell-address table:column="11" table:row="33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2">
          <table:cell-address table:column="11" table:row="33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3">
          <table:cell-address table:column="11" table:row="34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4">
          <table:cell-address table:column="11" table:row="34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5">
          <table:cell-address table:column="11" table:row="34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6">
          <table:cell-address table:column="11" table:row="34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7">
          <table:cell-address table:column="11" table:row="34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8">
          <table:cell-address table:column="11" table:row="34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9">
          <table:cell-address table:column="11" table:row="34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0">
          <table:cell-address table:column="11" table:row="34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1">
          <table:cell-address table:column="11" table:row="34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2">
          <table:cell-address table:column="11" table:row="34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3">
          <table:cell-address table:column="11" table:row="35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4">
          <table:cell-address table:column="11" table:row="35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5">
          <table:cell-address table:column="11" table:row="35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6">
          <table:cell-address table:column="11" table:row="35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7">
          <table:cell-address table:column="11" table:row="35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8">
          <table:cell-address table:column="11" table:row="35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9">
          <table:cell-address table:column="11" table:row="35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0">
          <table:cell-address table:column="11" table:row="35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1">
          <table:cell-address table:column="11" table:row="35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2">
          <table:cell-address table:column="11" table:row="35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3">
          <table:cell-address table:column="11" table:row="36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4">
          <table:cell-address table:column="11" table:row="36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5">
          <table:cell-address table:column="11" table:row="36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6">
          <table:cell-address table:column="11" table:row="36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7">
          <table:cell-address table:column="11" table:row="36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8">
          <table:cell-address table:column="11" table:row="36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9">
          <table:cell-address table:column="11" table:row="36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0">
          <table:cell-address table:column="11" table:row="36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1">
          <table:cell-address table:column="11" table:row="36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2">
          <table:cell-address table:column="11" table:row="36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3">
          <table:cell-address table:column="11" table:row="37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4">
          <table:cell-address table:column="11" table:row="37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5">
          <table:cell-address table:column="11" table:row="37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6">
          <table:cell-address table:column="11" table:row="37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7">
          <table:cell-address table:column="11" table:row="37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8">
          <table:cell-address table:column="11" table:row="37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9">
          <table:cell-address table:column="11" table:row="37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0">
          <table:cell-address table:column="11" table:row="37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1">
          <table:cell-address table:column="11" table:row="37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2">
          <table:cell-address table:column="11" table:row="37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3">
          <table:cell-address table:column="11" table:row="38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4">
          <table:cell-address table:column="11" table:row="38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5">
          <table:cell-address table:column="11" table:row="38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6">
          <table:cell-address table:column="11" table:row="38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7">
          <table:cell-address table:column="11" table:row="38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8">
          <table:cell-address table:column="11" table:row="38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9">
          <table:cell-address table:column="11" table:row="38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0">
          <table:cell-address table:column="11" table:row="38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1">
          <table:cell-address table:column="11" table:row="38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2">
          <table:cell-address table:column="11" table:row="38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3">
          <table:cell-address table:column="11" table:row="39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4">
          <table:cell-address table:column="11" table:row="39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5">
          <table:cell-address table:column="11" table:row="39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6">
          <table:cell-address table:column="11" table:row="39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7">
          <table:cell-address table:column="11" table:row="39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8">
          <table:cell-address table:column="11" table:row="39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9">
          <table:cell-address table:column="11" table:row="39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0">
          <table:cell-address table:column="11" table:row="39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1">
          <table:cell-address table:column="11" table:row="39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2">
          <table:cell-address table:column="11" table:row="39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3">
          <table:cell-address table:column="11" table:row="40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4">
          <table:cell-address table:column="11" table:row="40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5">
          <table:cell-address table:column="11" table:row="40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6">
          <table:cell-address table:column="11" table:row="40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7">
          <table:cell-address table:column="11" table:row="40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8">
          <table:cell-address table:column="11" table:row="40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9">
          <table:cell-address table:column="11" table:row="40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0">
          <table:cell-address table:column="11" table:row="40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1">
          <table:cell-address table:column="11" table:row="40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2">
          <table:cell-address table:column="11" table:row="40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3">
          <table:cell-address table:column="11" table:row="41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4">
          <table:cell-address table:column="11" table:row="41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5">
          <table:cell-address table:column="11" table:row="41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6">
          <table:cell-address table:column="11" table:row="41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7">
          <table:cell-address table:column="11" table:row="41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8">
          <table:cell-address table:column="11" table:row="41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9">
          <table:cell-address table:column="11" table:row="41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0">
          <table:cell-address table:column="11" table:row="41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1">
          <table:cell-address table:column="11" table:row="41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2">
          <table:cell-address table:column="11" table:row="41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3">
          <table:cell-address table:column="11" table:row="42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4">
          <table:cell-address table:column="11" table:row="42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5">
          <table:cell-address table:column="11" table:row="42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6">
          <table:cell-address table:column="11" table:row="42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7">
          <table:cell-address table:column="11" table:row="42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8">
          <table:cell-address table:column="11" table:row="42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9">
          <table:cell-address table:column="11" table:row="42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0">
          <table:cell-address table:column="11" table:row="42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1">
          <table:cell-address table:column="11" table:row="42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2">
          <table:cell-address table:column="11" table:row="42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3">
          <table:cell-address table:column="11" table:row="43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4">
          <table:cell-address table:column="11" table:row="43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5">
          <table:cell-address table:column="11" table:row="43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6">
          <table:cell-address table:column="11" table:row="43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7">
          <table:cell-address table:column="11" table:row="43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8">
          <table:cell-address table:column="11" table:row="43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9">
          <table:cell-address table:column="11" table:row="43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0">
          <table:cell-address table:column="11" table:row="43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1">
          <table:cell-address table:column="11" table:row="43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2">
          <table:cell-address table:column="11" table:row="43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3">
          <table:cell-address table:column="11" table:row="44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4">
          <table:cell-address table:column="11" table:row="44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5">
          <table:cell-address table:column="11" table:row="44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6">
          <table:cell-address table:column="11" table:row="44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7">
          <table:cell-address table:column="11" table:row="44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8">
          <table:cell-address table:column="11" table:row="44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9">
          <table:cell-address table:column="11" table:row="44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0">
          <table:cell-address table:column="11" table:row="44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1">
          <table:cell-address table:column="11" table:row="44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2">
          <table:cell-address table:column="11" table:row="44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3">
          <table:cell-address table:column="11" table:row="45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4">
          <table:cell-address table:column="11" table:row="45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5">
          <table:cell-address table:column="11" table:row="45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6">
          <table:cell-address table:column="11" table:row="45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7">
          <table:cell-address table:column="11" table:row="45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8">
          <table:cell-address table:column="11" table:row="45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9">
          <table:cell-address table:column="11" table:row="45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0">
          <table:cell-address table:column="11" table:row="45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1">
          <table:cell-address table:column="11" table:row="45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2">
          <table:cell-address table:column="11" table:row="45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3">
          <table:cell-address table:column="11" table:row="46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4">
          <table:cell-address table:column="11" table:row="46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5">
          <table:cell-address table:column="11" table:row="46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6">
          <table:cell-address table:column="11" table:row="46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7">
          <table:cell-address table:column="11" table:row="46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8">
          <table:cell-address table:column="11" table:row="46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9">
          <table:cell-address table:column="11" table:row="46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0">
          <table:cell-address table:column="11" table:row="46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1">
          <table:cell-address table:column="11" table:row="46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2">
          <table:cell-address table:column="11" table:row="46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3">
          <table:cell-address table:column="11" table:row="47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4">
          <table:cell-address table:column="11" table:row="47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5">
          <table:cell-address table:column="11" table:row="47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6">
          <table:cell-address table:column="11" table:row="47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7">
          <table:cell-address table:column="11" table:row="47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8">
          <table:cell-address table:column="11" table:row="47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9">
          <table:cell-address table:column="11" table:row="47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0">
          <table:cell-address table:column="11" table:row="47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1">
          <table:cell-address table:column="11" table:row="47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2">
          <table:cell-address table:column="11" table:row="47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3">
          <table:cell-address table:column="11" table:row="48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4">
          <table:cell-address table:column="11" table:row="48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5">
          <table:cell-address table:column="11" table:row="48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6">
          <table:cell-address table:column="11" table:row="48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7">
          <table:cell-address table:column="11" table:row="48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8">
          <table:cell-address table:column="11" table:row="48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9">
          <table:cell-address table:column="11" table:row="48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0">
          <table:cell-address table:column="11" table:row="48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1">
          <table:cell-address table:column="11" table:row="48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2">
          <table:cell-address table:column="11" table:row="48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3">
          <table:cell-address table:column="11" table:row="49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4">
          <table:cell-address table:column="11" table:row="49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5">
          <table:cell-address table:column="11" table:row="49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6">
          <table:cell-address table:column="11" table:row="49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7">
          <table:cell-address table:column="11" table:row="49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8">
          <table:cell-address table:column="11" table:row="49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9">
          <table:cell-address table:column="11" table:row="49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0">
          <table:cell-address table:column="11" table:row="49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1">
          <table:cell-address table:column="11" table:row="49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2">
          <table:cell-address table:column="11" table:row="49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3">
          <table:cell-address table:column="11" table:row="50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4">
          <table:cell-address table:column="11" table:row="50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5">
          <table:cell-address table:column="11" table:row="50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6">
          <table:cell-address table:column="11" table:row="50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7">
          <table:cell-address table:column="11" table:row="50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8">
          <table:cell-address table:column="11" table:row="50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9">
          <table:cell-address table:column="11" table:row="50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0">
          <table:cell-address table:column="11" table:row="50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1">
          <table:cell-address table:column="11" table:row="50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2">
          <table:cell-address table:column="11" table:row="50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3">
          <table:cell-address table:column="11" table:row="51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4">
          <table:cell-address table:column="11" table:row="51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5">
          <table:cell-address table:column="11" table:row="51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6">
          <table:cell-address table:column="11" table:row="51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7">
          <table:cell-address table:column="11" table:row="51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8">
          <table:cell-address table:column="11" table:row="51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9">
          <table:cell-address table:column="11" table:row="51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0">
          <table:cell-address table:column="11" table:row="51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1">
          <table:cell-address table:column="11" table:row="51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2">
          <table:cell-address table:column="11" table:row="51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3">
          <table:cell-address table:column="11" table:row="52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4">
          <table:cell-address table:column="11" table:row="52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5">
          <table:cell-address table:column="11" table:row="52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6">
          <table:cell-address table:column="11" table:row="52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7">
          <table:cell-address table:column="11" table:row="52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8">
          <table:cell-address table:column="11" table:row="52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9">
          <table:cell-address table:column="11" table:row="52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0">
          <table:cell-address table:column="11" table:row="52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1">
          <table:cell-address table:column="11" table:row="52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2">
          <table:cell-address table:column="11" table:row="52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3">
          <table:cell-address table:column="11" table:row="53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4">
          <table:cell-address table:column="11" table:row="53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5">
          <table:cell-address table:column="11" table:row="53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6">
          <table:cell-address table:column="11" table:row="53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7">
          <table:cell-address table:column="11" table:row="53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8">
          <table:cell-address table:column="11" table:row="53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9">
          <table:cell-address table:column="11" table:row="53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0">
          <table:cell-address table:column="11" table:row="53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1">
          <table:cell-address table:column="11" table:row="53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2">
          <table:cell-address table:column="11" table:row="53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3">
          <table:cell-address table:column="11" table:row="54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4">
          <table:cell-address table:column="11" table:row="54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5">
          <table:cell-address table:column="11" table:row="542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6">
          <table:cell-address table:column="11" table:row="543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7">
          <table:cell-address table:column="11" table:row="544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8">
          <table:cell-address table:column="11" table:row="545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9">
          <table:cell-address table:column="11" table:row="546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0">
          <table:cell-address table:column="11" table:row="547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1">
          <table:cell-address table:column="11" table:row="548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2">
          <table:cell-address table:column="11" table:row="549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3">
          <table:cell-address table:column="11" table:row="550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4">
          <table:cell-address table:column="11" table:row="551" table:table="3"/>
          <office:change-info>
            <dc:creator> </dc:creator>
            <dc:date>2020-02-07T15:09:57.85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5">
          <table:cell-address table:column="11" table:row="55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6">
          <table:cell-address table:column="11" table:row="55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7">
          <table:cell-address table:column="11" table:row="55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8">
          <table:cell-address table:column="11" table:row="55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9">
          <table:cell-address table:column="11" table:row="55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0">
          <table:cell-address table:column="11" table:row="55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1">
          <table:cell-address table:column="11" table:row="55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2">
          <table:cell-address table:column="11" table:row="55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3">
          <table:cell-address table:column="11" table:row="56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4">
          <table:cell-address table:column="11" table:row="56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5">
          <table:cell-address table:column="11" table:row="56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6">
          <table:cell-address table:column="11" table:row="56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7">
          <table:cell-address table:column="11" table:row="56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8">
          <table:cell-address table:column="11" table:row="56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9">
          <table:cell-address table:column="11" table:row="56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0">
          <table:cell-address table:column="11" table:row="56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1">
          <table:cell-address table:column="11" table:row="56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2">
          <table:cell-address table:column="11" table:row="56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3">
          <table:cell-address table:column="11" table:row="57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4">
          <table:cell-address table:column="11" table:row="57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5">
          <table:cell-address table:column="11" table:row="57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6">
          <table:cell-address table:column="11" table:row="57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7">
          <table:cell-address table:column="11" table:row="57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8">
          <table:cell-address table:column="11" table:row="57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9">
          <table:cell-address table:column="11" table:row="57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0">
          <table:cell-address table:column="11" table:row="57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1">
          <table:cell-address table:column="11" table:row="57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2">
          <table:cell-address table:column="11" table:row="57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3">
          <table:cell-address table:column="11" table:row="58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4">
          <table:cell-address table:column="11" table:row="58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5">
          <table:cell-address table:column="11" table:row="58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6">
          <table:cell-address table:column="11" table:row="58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7">
          <table:cell-address table:column="11" table:row="58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8">
          <table:cell-address table:column="11" table:row="58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9">
          <table:cell-address table:column="11" table:row="58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0">
          <table:cell-address table:column="11" table:row="58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1">
          <table:cell-address table:column="11" table:row="58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2">
          <table:cell-address table:column="11" table:row="58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3">
          <table:cell-address table:column="11" table:row="59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4">
          <table:cell-address table:column="11" table:row="59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5">
          <table:cell-address table:column="11" table:row="59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6">
          <table:cell-address table:column="11" table:row="59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7">
          <table:cell-address table:column="11" table:row="59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8">
          <table:cell-address table:column="11" table:row="59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9">
          <table:cell-address table:column="11" table:row="59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0">
          <table:cell-address table:column="11" table:row="59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1">
          <table:cell-address table:column="11" table:row="59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2">
          <table:cell-address table:column="11" table:row="59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3">
          <table:cell-address table:column="11" table:row="60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4">
          <table:cell-address table:column="11" table:row="60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5">
          <table:cell-address table:column="11" table:row="60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6">
          <table:cell-address table:column="11" table:row="60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7">
          <table:cell-address table:column="11" table:row="60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8">
          <table:cell-address table:column="11" table:row="60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9">
          <table:cell-address table:column="11" table:row="60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0">
          <table:cell-address table:column="11" table:row="60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1">
          <table:cell-address table:column="11" table:row="60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2">
          <table:cell-address table:column="11" table:row="60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3">
          <table:cell-address table:column="11" table:row="61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4">
          <table:cell-address table:column="11" table:row="61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5">
          <table:cell-address table:column="11" table:row="61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6">
          <table:cell-address table:column="11" table:row="61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7">
          <table:cell-address table:column="11" table:row="61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8">
          <table:cell-address table:column="11" table:row="61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9">
          <table:cell-address table:column="11" table:row="61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0">
          <table:cell-address table:column="11" table:row="61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1">
          <table:cell-address table:column="11" table:row="61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2">
          <table:cell-address table:column="11" table:row="61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3">
          <table:cell-address table:column="11" table:row="62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4">
          <table:cell-address table:column="11" table:row="62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5">
          <table:cell-address table:column="11" table:row="62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6">
          <table:cell-address table:column="11" table:row="62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7">
          <table:cell-address table:column="11" table:row="62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8">
          <table:cell-address table:column="11" table:row="62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9">
          <table:cell-address table:column="11" table:row="62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0">
          <table:cell-address table:column="11" table:row="62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1">
          <table:cell-address table:column="11" table:row="62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2">
          <table:cell-address table:column="11" table:row="62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3">
          <table:cell-address table:column="11" table:row="63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4">
          <table:cell-address table:column="11" table:row="63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5">
          <table:cell-address table:column="11" table:row="63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6">
          <table:cell-address table:column="11" table:row="63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7">
          <table:cell-address table:column="11" table:row="63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8">
          <table:cell-address table:column="11" table:row="63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9">
          <table:cell-address table:column="11" table:row="63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0">
          <table:cell-address table:column="11" table:row="63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1">
          <table:cell-address table:column="11" table:row="63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2">
          <table:cell-address table:column="11" table:row="63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3">
          <table:cell-address table:column="11" table:row="64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4">
          <table:cell-address table:column="11" table:row="64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5">
          <table:cell-address table:column="11" table:row="64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6">
          <table:cell-address table:column="11" table:row="64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7">
          <table:cell-address table:column="11" table:row="64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8">
          <table:cell-address table:column="11" table:row="64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9">
          <table:cell-address table:column="11" table:row="64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0">
          <table:cell-address table:column="11" table:row="64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1">
          <table:cell-address table:column="11" table:row="64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2">
          <table:cell-address table:column="11" table:row="64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3">
          <table:cell-address table:column="11" table:row="65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4">
          <table:cell-address table:column="11" table:row="65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5">
          <table:cell-address table:column="11" table:row="65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6">
          <table:cell-address table:column="11" table:row="65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7">
          <table:cell-address table:column="11" table:row="65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8">
          <table:cell-address table:column="11" table:row="65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9">
          <table:cell-address table:column="11" table:row="65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0">
          <table:cell-address table:column="11" table:row="65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1">
          <table:cell-address table:column="11" table:row="65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2">
          <table:cell-address table:column="11" table:row="65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3">
          <table:cell-address table:column="11" table:row="66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4">
          <table:cell-address table:column="11" table:row="66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5">
          <table:cell-address table:column="11" table:row="66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6">
          <table:cell-address table:column="11" table:row="66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7">
          <table:cell-address table:column="11" table:row="66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8">
          <table:cell-address table:column="11" table:row="66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9">
          <table:cell-address table:column="11" table:row="66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0">
          <table:cell-address table:column="11" table:row="66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1">
          <table:cell-address table:column="11" table:row="66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2">
          <table:cell-address table:column="11" table:row="66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3">
          <table:cell-address table:column="11" table:row="67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4">
          <table:cell-address table:column="11" table:row="67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5">
          <table:cell-address table:column="11" table:row="67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6">
          <table:cell-address table:column="11" table:row="67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7">
          <table:cell-address table:column="11" table:row="67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8">
          <table:cell-address table:column="11" table:row="67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9">
          <table:cell-address table:column="11" table:row="67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0">
          <table:cell-address table:column="11" table:row="67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1">
          <table:cell-address table:column="11" table:row="67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2">
          <table:cell-address table:column="11" table:row="67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3">
          <table:cell-address table:column="11" table:row="68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4">
          <table:cell-address table:column="11" table:row="68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5">
          <table:cell-address table:column="11" table:row="68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6">
          <table:cell-address table:column="11" table:row="68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7">
          <table:cell-address table:column="11" table:row="68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8">
          <table:cell-address table:column="11" table:row="68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9">
          <table:cell-address table:column="11" table:row="68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0">
          <table:cell-address table:column="11" table:row="68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1">
          <table:cell-address table:column="11" table:row="68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2">
          <table:cell-address table:column="11" table:row="68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3">
          <table:cell-address table:column="11" table:row="69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4">
          <table:cell-address table:column="11" table:row="69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5">
          <table:cell-address table:column="11" table:row="69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6">
          <table:cell-address table:column="11" table:row="69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7">
          <table:cell-address table:column="11" table:row="69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8">
          <table:cell-address table:column="11" table:row="69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9">
          <table:cell-address table:column="11" table:row="69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0">
          <table:cell-address table:column="11" table:row="69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1">
          <table:cell-address table:column="11" table:row="69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2">
          <table:cell-address table:column="11" table:row="69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3">
          <table:cell-address table:column="11" table:row="70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4">
          <table:cell-address table:column="11" table:row="70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5">
          <table:cell-address table:column="11" table:row="70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6">
          <table:cell-address table:column="11" table:row="70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7">
          <table:cell-address table:column="11" table:row="70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8">
          <table:cell-address table:column="11" table:row="70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9">
          <table:cell-address table:column="11" table:row="70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0">
          <table:cell-address table:column="11" table:row="70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1">
          <table:cell-address table:column="11" table:row="70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2">
          <table:cell-address table:column="11" table:row="70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3">
          <table:cell-address table:column="11" table:row="71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4">
          <table:cell-address table:column="11" table:row="71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5">
          <table:cell-address table:column="11" table:row="71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6">
          <table:cell-address table:column="11" table:row="71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7">
          <table:cell-address table:column="11" table:row="71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8">
          <table:cell-address table:column="11" table:row="71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9">
          <table:cell-address table:column="11" table:row="71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0">
          <table:cell-address table:column="11" table:row="71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1">
          <table:cell-address table:column="11" table:row="71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2">
          <table:cell-address table:column="11" table:row="71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3">
          <table:cell-address table:column="11" table:row="72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4">
          <table:cell-address table:column="11" table:row="72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5">
          <table:cell-address table:column="11" table:row="72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6">
          <table:cell-address table:column="11" table:row="72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7">
          <table:cell-address table:column="11" table:row="72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8">
          <table:cell-address table:column="11" table:row="72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9">
          <table:cell-address table:column="11" table:row="72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0">
          <table:cell-address table:column="11" table:row="72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1">
          <table:cell-address table:column="11" table:row="72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2">
          <table:cell-address table:column="11" table:row="72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3">
          <table:cell-address table:column="11" table:row="73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4">
          <table:cell-address table:column="11" table:row="73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5">
          <table:cell-address table:column="11" table:row="73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6">
          <table:cell-address table:column="11" table:row="73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7">
          <table:cell-address table:column="11" table:row="73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8">
          <table:cell-address table:column="11" table:row="73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9">
          <table:cell-address table:column="11" table:row="73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0">
          <table:cell-address table:column="11" table:row="73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1">
          <table:cell-address table:column="11" table:row="73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2">
          <table:cell-address table:column="11" table:row="73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3">
          <table:cell-address table:column="11" table:row="74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4">
          <table:cell-address table:column="11" table:row="74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5">
          <table:cell-address table:column="11" table:row="74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6">
          <table:cell-address table:column="11" table:row="74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7">
          <table:cell-address table:column="11" table:row="74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8">
          <table:cell-address table:column="11" table:row="74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9">
          <table:cell-address table:column="11" table:row="74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0">
          <table:cell-address table:column="11" table:row="74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1">
          <table:cell-address table:column="11" table:row="74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2">
          <table:cell-address table:column="11" table:row="74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3">
          <table:cell-address table:column="11" table:row="75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4">
          <table:cell-address table:column="11" table:row="75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5">
          <table:cell-address table:column="11" table:row="75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6">
          <table:cell-address table:column="11" table:row="75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7">
          <table:cell-address table:column="11" table:row="75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8">
          <table:cell-address table:column="11" table:row="75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9">
          <table:cell-address table:column="11" table:row="75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0">
          <table:cell-address table:column="11" table:row="75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1">
          <table:cell-address table:column="11" table:row="75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2">
          <table:cell-address table:column="11" table:row="75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3">
          <table:cell-address table:column="11" table:row="76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4">
          <table:cell-address table:column="11" table:row="76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5">
          <table:cell-address table:column="11" table:row="76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6">
          <table:cell-address table:column="11" table:row="76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7">
          <table:cell-address table:column="11" table:row="76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8">
          <table:cell-address table:column="11" table:row="76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9">
          <table:cell-address table:column="11" table:row="76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0">
          <table:cell-address table:column="11" table:row="76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1">
          <table:cell-address table:column="11" table:row="76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2">
          <table:cell-address table:column="11" table:row="76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3">
          <table:cell-address table:column="11" table:row="77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4">
          <table:cell-address table:column="11" table:row="77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5">
          <table:cell-address table:column="11" table:row="77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6">
          <table:cell-address table:column="11" table:row="77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7">
          <table:cell-address table:column="11" table:row="77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8">
          <table:cell-address table:column="11" table:row="77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9">
          <table:cell-address table:column="11" table:row="77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0">
          <table:cell-address table:column="11" table:row="77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1">
          <table:cell-address table:column="11" table:row="77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2">
          <table:cell-address table:column="11" table:row="77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3">
          <table:cell-address table:column="11" table:row="78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4">
          <table:cell-address table:column="11" table:row="78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5">
          <table:cell-address table:column="11" table:row="78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6">
          <table:cell-address table:column="11" table:row="78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7">
          <table:cell-address table:column="11" table:row="78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8">
          <table:cell-address table:column="11" table:row="78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49">
          <table:cell-address table:column="11" table:row="78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0">
          <table:cell-address table:column="11" table:row="78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1">
          <table:cell-address table:column="11" table:row="78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2">
          <table:cell-address table:column="11" table:row="78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3">
          <table:cell-address table:column="11" table:row="79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4">
          <table:cell-address table:column="11" table:row="79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5">
          <table:cell-address table:column="11" table:row="79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6">
          <table:cell-address table:column="11" table:row="79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7">
          <table:cell-address table:column="11" table:row="79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8">
          <table:cell-address table:column="11" table:row="79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59">
          <table:cell-address table:column="11" table:row="79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0">
          <table:cell-address table:column="11" table:row="79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1">
          <table:cell-address table:column="11" table:row="79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2">
          <table:cell-address table:column="11" table:row="79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3">
          <table:cell-address table:column="11" table:row="80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4">
          <table:cell-address table:column="11" table:row="80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5">
          <table:cell-address table:column="11" table:row="80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6">
          <table:cell-address table:column="11" table:row="80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7">
          <table:cell-address table:column="11" table:row="80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8">
          <table:cell-address table:column="11" table:row="80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69">
          <table:cell-address table:column="11" table:row="80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0">
          <table:cell-address table:column="11" table:row="80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1">
          <table:cell-address table:column="11" table:row="80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2">
          <table:cell-address table:column="11" table:row="80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3">
          <table:cell-address table:column="11" table:row="81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4">
          <table:cell-address table:column="11" table:row="81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5">
          <table:cell-address table:column="11" table:row="81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6">
          <table:cell-address table:column="11" table:row="81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7">
          <table:cell-address table:column="11" table:row="81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8">
          <table:cell-address table:column="11" table:row="81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79">
          <table:cell-address table:column="11" table:row="81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0">
          <table:cell-address table:column="11" table:row="81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1">
          <table:cell-address table:column="11" table:row="81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2">
          <table:cell-address table:column="11" table:row="81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3">
          <table:cell-address table:column="11" table:row="82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4">
          <table:cell-address table:column="11" table:row="82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5">
          <table:cell-address table:column="11" table:row="82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6">
          <table:cell-address table:column="11" table:row="82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7">
          <table:cell-address table:column="11" table:row="82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8">
          <table:cell-address table:column="11" table:row="82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89">
          <table:cell-address table:column="11" table:row="82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0">
          <table:cell-address table:column="11" table:row="82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1">
          <table:cell-address table:column="11" table:row="82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2">
          <table:cell-address table:column="11" table:row="82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3">
          <table:cell-address table:column="11" table:row="83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4">
          <table:cell-address table:column="11" table:row="83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5">
          <table:cell-address table:column="11" table:row="83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6">
          <table:cell-address table:column="11" table:row="83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7">
          <table:cell-address table:column="11" table:row="83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8">
          <table:cell-address table:column="11" table:row="83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99">
          <table:cell-address table:column="11" table:row="83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0">
          <table:cell-address table:column="11" table:row="83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1">
          <table:cell-address table:column="11" table:row="83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2">
          <table:cell-address table:column="11" table:row="83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3">
          <table:cell-address table:column="11" table:row="84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4">
          <table:cell-address table:column="11" table:row="84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5">
          <table:cell-address table:column="11" table:row="84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6">
          <table:cell-address table:column="11" table:row="84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7">
          <table:cell-address table:column="11" table:row="84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8">
          <table:cell-address table:column="11" table:row="84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09">
          <table:cell-address table:column="11" table:row="84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0">
          <table:cell-address table:column="11" table:row="84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1">
          <table:cell-address table:column="11" table:row="84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2">
          <table:cell-address table:column="11" table:row="84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3">
          <table:cell-address table:column="11" table:row="85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4">
          <table:cell-address table:column="11" table:row="851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5">
          <table:cell-address table:column="11" table:row="852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6">
          <table:cell-address table:column="11" table:row="853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7">
          <table:cell-address table:column="11" table:row="854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8">
          <table:cell-address table:column="11" table:row="855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19">
          <table:cell-address table:column="11" table:row="856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0">
          <table:cell-address table:column="11" table:row="857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1">
          <table:cell-address table:column="11" table:row="858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2">
          <table:cell-address table:column="11" table:row="859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3">
          <table:cell-address table:column="11" table:row="860" table:table="3"/>
          <office:change-info>
            <dc:creator> </dc:creator>
            <dc:date>2020-02-07T15:09:57.85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4">
          <table:cell-address table:column="11" table:row="86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5">
          <table:cell-address table:column="11" table:row="86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6">
          <table:cell-address table:column="11" table:row="86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7">
          <table:cell-address table:column="11" table:row="86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8">
          <table:cell-address table:column="11" table:row="86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29">
          <table:cell-address table:column="11" table:row="86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0">
          <table:cell-address table:column="11" table:row="86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1">
          <table:cell-address table:column="11" table:row="86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2">
          <table:cell-address table:column="11" table:row="86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3">
          <table:cell-address table:column="11" table:row="87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4">
          <table:cell-address table:column="11" table:row="87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5">
          <table:cell-address table:column="11" table:row="87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6">
          <table:cell-address table:column="11" table:row="87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7">
          <table:cell-address table:column="11" table:row="87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8">
          <table:cell-address table:column="11" table:row="87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39">
          <table:cell-address table:column="11" table:row="87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0">
          <table:cell-address table:column="11" table:row="87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1">
          <table:cell-address table:column="11" table:row="87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2">
          <table:cell-address table:column="11" table:row="87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3">
          <table:cell-address table:column="11" table:row="88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4">
          <table:cell-address table:column="11" table:row="88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5">
          <table:cell-address table:column="11" table:row="88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6">
          <table:cell-address table:column="11" table:row="88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7">
          <table:cell-address table:column="11" table:row="88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8">
          <table:cell-address table:column="11" table:row="88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49">
          <table:cell-address table:column="11" table:row="88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0">
          <table:cell-address table:column="11" table:row="88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1">
          <table:cell-address table:column="11" table:row="88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2">
          <table:cell-address table:column="11" table:row="88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3">
          <table:cell-address table:column="11" table:row="89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4">
          <table:cell-address table:column="11" table:row="89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5">
          <table:cell-address table:column="11" table:row="89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6">
          <table:cell-address table:column="11" table:row="89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7">
          <table:cell-address table:column="11" table:row="89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8">
          <table:cell-address table:column="11" table:row="89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59">
          <table:cell-address table:column="11" table:row="89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0">
          <table:cell-address table:column="11" table:row="89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1">
          <table:cell-address table:column="11" table:row="89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2">
          <table:cell-address table:column="11" table:row="89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3">
          <table:cell-address table:column="11" table:row="90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4">
          <table:cell-address table:column="11" table:row="90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5">
          <table:cell-address table:column="11" table:row="90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6">
          <table:cell-address table:column="11" table:row="90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7">
          <table:cell-address table:column="11" table:row="90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8">
          <table:cell-address table:column="11" table:row="90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69">
          <table:cell-address table:column="11" table:row="90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0">
          <table:cell-address table:column="11" table:row="90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1">
          <table:cell-address table:column="11" table:row="90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2">
          <table:cell-address table:column="11" table:row="90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3">
          <table:cell-address table:column="11" table:row="91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4">
          <table:cell-address table:column="11" table:row="91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5">
          <table:cell-address table:column="11" table:row="91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6">
          <table:cell-address table:column="11" table:row="91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7">
          <table:cell-address table:column="11" table:row="91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8">
          <table:cell-address table:column="11" table:row="91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79">
          <table:cell-address table:column="11" table:row="91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0">
          <table:cell-address table:column="11" table:row="91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1">
          <table:cell-address table:column="11" table:row="91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2">
          <table:cell-address table:column="11" table:row="91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3">
          <table:cell-address table:column="11" table:row="92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4">
          <table:cell-address table:column="11" table:row="92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5">
          <table:cell-address table:column="11" table:row="92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6">
          <table:cell-address table:column="11" table:row="92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7">
          <table:cell-address table:column="11" table:row="92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8">
          <table:cell-address table:column="11" table:row="92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89">
          <table:cell-address table:column="11" table:row="92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0">
          <table:cell-address table:column="11" table:row="92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1">
          <table:cell-address table:column="11" table:row="92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2">
          <table:cell-address table:column="11" table:row="92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3">
          <table:cell-address table:column="11" table:row="93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4">
          <table:cell-address table:column="11" table:row="93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5">
          <table:cell-address table:column="11" table:row="93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6">
          <table:cell-address table:column="11" table:row="93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7">
          <table:cell-address table:column="11" table:row="93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8">
          <table:cell-address table:column="11" table:row="93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699">
          <table:cell-address table:column="11" table:row="93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0">
          <table:cell-address table:column="11" table:row="93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1">
          <table:cell-address table:column="11" table:row="93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2">
          <table:cell-address table:column="11" table:row="93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3">
          <table:cell-address table:column="11" table:row="94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4">
          <table:cell-address table:column="11" table:row="94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5">
          <table:cell-address table:column="11" table:row="94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6">
          <table:cell-address table:column="11" table:row="94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7">
          <table:cell-address table:column="11" table:row="94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8">
          <table:cell-address table:column="11" table:row="94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09">
          <table:cell-address table:column="11" table:row="94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0">
          <table:cell-address table:column="11" table:row="94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1">
          <table:cell-address table:column="11" table:row="94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2">
          <table:cell-address table:column="11" table:row="94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3">
          <table:cell-address table:column="11" table:row="95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4">
          <table:cell-address table:column="11" table:row="95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5">
          <table:cell-address table:column="11" table:row="95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6">
          <table:cell-address table:column="11" table:row="95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7">
          <table:cell-address table:column="11" table:row="95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8">
          <table:cell-address table:column="11" table:row="95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19">
          <table:cell-address table:column="11" table:row="95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0">
          <table:cell-address table:column="11" table:row="95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1">
          <table:cell-address table:column="11" table:row="95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2">
          <table:cell-address table:column="11" table:row="95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3">
          <table:cell-address table:column="11" table:row="96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4">
          <table:cell-address table:column="11" table:row="96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5">
          <table:cell-address table:column="11" table:row="96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6">
          <table:cell-address table:column="11" table:row="96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7">
          <table:cell-address table:column="11" table:row="96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8">
          <table:cell-address table:column="11" table:row="96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29">
          <table:cell-address table:column="11" table:row="96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0">
          <table:cell-address table:column="11" table:row="96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1">
          <table:cell-address table:column="11" table:row="96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2">
          <table:cell-address table:column="11" table:row="96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3">
          <table:cell-address table:column="11" table:row="97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4">
          <table:cell-address table:column="11" table:row="97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5">
          <table:cell-address table:column="11" table:row="97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6">
          <table:cell-address table:column="11" table:row="97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7">
          <table:cell-address table:column="11" table:row="97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8">
          <table:cell-address table:column="11" table:row="97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39">
          <table:cell-address table:column="11" table:row="97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0">
          <table:cell-address table:column="11" table:row="97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1">
          <table:cell-address table:column="11" table:row="97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2">
          <table:cell-address table:column="11" table:row="97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3">
          <table:cell-address table:column="11" table:row="98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4">
          <table:cell-address table:column="11" table:row="98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5">
          <table:cell-address table:column="11" table:row="98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6">
          <table:cell-address table:column="11" table:row="98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7">
          <table:cell-address table:column="11" table:row="98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8">
          <table:cell-address table:column="11" table:row="98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49">
          <table:cell-address table:column="11" table:row="98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0">
          <table:cell-address table:column="11" table:row="98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1">
          <table:cell-address table:column="11" table:row="98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2">
          <table:cell-address table:column="11" table:row="98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3">
          <table:cell-address table:column="11" table:row="990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4">
          <table:cell-address table:column="11" table:row="991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5">
          <table:cell-address table:column="11" table:row="992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6">
          <table:cell-address table:column="11" table:row="993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7">
          <table:cell-address table:column="11" table:row="994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8">
          <table:cell-address table:column="11" table:row="995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59">
          <table:cell-address table:column="11" table:row="996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60">
          <table:cell-address table:column="11" table:row="997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61">
          <table:cell-address table:column="11" table:row="998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62">
          <table:cell-address table:column="11" table:row="999" table:table="3"/>
          <office:change-info>
            <dc:creator> </dc:creator>
            <dc:date>2020-02-07T15:09:57.85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763">
          <table:cell-address table:column="10" table:row="17" table:table="3"/>
          <office:change-info>
            <dc:creator> </dc:creator>
            <dc:date>2020-02-07T15:10:03.352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764">
          <table:cell-address table:column="10" table:row="18" table:table="3"/>
          <office:change-info>
            <dc:creator> </dc:creator>
            <dc:date>2020-02-07T15:10:03.352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765">
          <table:cell-address table:column="10" table:row="19" table:table="3"/>
          <office:change-info>
            <dc:creator> </dc:creator>
            <dc:date>2020-02-07T15:10:03.352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766">
          <table:cell-address table:column="10" table:row="20" table:table="3"/>
          <office:change-info>
            <dc:creator> </dc:creator>
            <dc:date>2020-02-07T15:10:03.352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767">
          <table:cell-address table:column="10" table:row="31" table:table="3"/>
          <office:change-info>
            <dc:creator> </dc:creator>
            <dc:date>2020-02-07T15:10:03.352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768">
          <table:cell-address table:column="10" table:row="32" table:table="3"/>
          <office:change-info>
            <dc:creator> </dc:creator>
            <dc:date>2020-02-07T15:10:03.352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769">
          <table:cell-address table:column="10" table:row="33" table:table="3"/>
          <office:change-info>
            <dc:creator> </dc:creator>
            <dc:date>2020-02-07T15:10:03.352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770">
          <table:cell-address table:column="10" table:row="34" table:table="3"/>
          <office:change-info>
            <dc:creator> </dc:creator>
            <dc:date>2020-02-07T15:10:03.352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771">
          <table:cell-address table:column="10" table:row="35" table:table="3"/>
          <office:change-info>
            <dc:creator> </dc:creator>
            <dc:date>2020-02-07T15:10:03.352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text-length-is-between(2,12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3" office:value-type="string" calcext:value-type="string">
            <text:p>Course name</text:p>
          </table:table-cell>
          <table:table-cell table:style-name="ce23" office:value-type="string" calcext:value-type="string">
            <text:p>Course code</text:p>
          </table:table-cell>
          <table:table-cell table:style-name="ce23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Brain Reading and Writing</text:p>
          </table:table-cell>
          <table:table-cell table:style-name="ce6" office:value-type="string" calcext:value-type="string">
            <text:p>SOW-MKI46</text:p>
          </table:table-cell>
          <table:table-cell table:style-name="ce6" table:content-validation-name="val1" office:value-type="string" calcext:value-type="string">
            <text:p>uni.brain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6"/>
        <table:table-column table:style-name="co3" table:number-columns-repeated="59" table:default-cell-style-name="ce5"/>
        <table:table-row table:style-name="ro1">
          <table:table-cell table:style-name="ce23" office:value-type="string" calcext:value-type="string">
            <text:p>Period</text:p>
          </table:table-cell>
          <table:table-cell table:style-name="ce23" office:value-type="string" calcext:value-type="string">
            <text:p>Week</text:p>
          </table:table-cell>
          <table:table-cell table:style-name="ce23" office:value-type="string" calcext:value-type="string">
            <text:p>Lecture topic</text:p>
          </table:table-cell>
          <table:table-cell table:style-name="ce23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Practicalities and Introduction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content-validation-name="val4" office:value-type="date" office:date-value="2020-02-04" calcext:value-type="date">
            <text:p>2020-02-0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Neuroimaging-fMRI</text:p>
          </table:table-cell>
          <table:table-cell table:style-name="ce6" office:value-type="float" office:value="2" calcext:value-type="float">
            <text:p>2</text:p>
          </table:table-cell>
          <table:table-cell table:style-name="ce15" table:content-validation-name="val4" office:value-type="date" office:date-value="2020-02-11" calcext:value-type="date">
            <text:p>2020-02-1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Electrophysiology and BCI</text:p>
          </table:table-cell>
          <table:table-cell table:style-name="ce6" office:value-type="float" office:value="3" calcext:value-type="float">
            <text:p>3</text:p>
          </table:table-cell>
          <table:table-cell table:style-name="ce15" table:content-validation-name="val4" office:value-type="date" office:date-value="2020-02-18" calcext:value-type="date">
            <text:p>2020-02-18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Presentations BCI</text:p>
          </table:table-cell>
          <table:table-cell table:style-name="ce6" office:value-type="float" office:value="4" calcext:value-type="float">
            <text:p>4</text:p>
          </table:table-cell>
          <table:table-cell table:style-name="ce15" table:content-validation-name="val4" office:value-type="date" office:date-value="2020-02-26" calcext:value-type="date">
            <text:p>2020-02-2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Visual Cortical Implants 1</text:p>
          </table:table-cell>
          <table:table-cell table:style-name="ce6" office:value-type="float" office:value="5" calcext:value-type="float">
            <text:p>5</text:p>
          </table:table-cell>
          <table:table-cell table:style-name="ce15" table:content-validation-name="val4" office:value-type="date" office:date-value="2020-03-03" calcext:value-type="date">
            <text:p>2020-03-0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Visual Cortical Implants 2</text:p>
          </table:table-cell>
          <table:table-cell table:style-name="ce6" office:value-type="float" office:value="6" calcext:value-type="float">
            <text:p>6</text:p>
          </table:table-cell>
          <table:table-cell table:style-name="ce15" table:content-validation-name="val4" office:value-type="date" office:date-value="2020-03-10" calcext:value-type="date">
            <text:p>2020-03-10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Presentations VCI</text:p>
          </table:table-cell>
          <table:table-cell table:style-name="ce6" office:value-type="float" office:value="7" calcext:value-type="float">
            <text:p>7</text:p>
          </table:table-cell>
          <table:table-cell table:style-name="ce15" table:content-validation-name="val4" office:value-type="date" office:date-value="2020-03-17" calcext:value-type="date">
            <text:p>2020-03-17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8" calcext:value-type="float">
            <text:p>8</text:p>
          </table:table-cell>
          <table:table-cell table:style-name="ce6" office:value-type="string" calcext:value-type="string">
            <text:p>Neuroal Decoding</text:p>
          </table:table-cell>
          <table:table-cell table:style-name="ce6" office:value-type="float" office:value="8" calcext:value-type="float">
            <text:p>8</text:p>
          </table:table-cell>
          <table:table-cell table:style-name="ce15" table:content-validation-name="val4" office:value-type="date" office:date-value="2020-04-14" calcext:value-type="date">
            <text:p>2020-04-1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9" calcext:value-type="float">
            <text:p>9</text:p>
          </table:table-cell>
          <table:table-cell table:style-name="ce6" office:value-type="string" calcext:value-type="string">
            <text:p>Presentations Neural Decoding</text:p>
          </table:table-cell>
          <table:table-cell table:style-name="ce6" office:value-type="float" office:value="9" calcext:value-type="float">
            <text:p>9</text:p>
          </table:table-cell>
          <table:table-cell table:style-name="ce15" table:content-validation-name="val4" office:value-type="date" office:date-value="2020-04-21" calcext:value-type="date">
            <text:p>2020-04-2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1" calcext:value-type="float">
            <text:p>11</text:p>
          </table:table-cell>
          <table:table-cell table:style-name="ce6" office:value-type="string" calcext:value-type="string">
            <text:p>Cochlear Implants</text:p>
          </table:table-cell>
          <table:table-cell table:style-name="ce6" office:value-type="float" office:value="11" calcext:value-type="float">
            <text:p>11</text:p>
          </table:table-cell>
          <table:table-cell table:style-name="ce15" table:content-validation-name="val4" office:value-type="date" office:date-value="2020-05-12" calcext:value-type="date">
            <text:p>2020-05-1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2" calcext:value-type="float">
            <text:p>12</text:p>
          </table:table-cell>
          <table:table-cell table:style-name="ce6" office:value-type="string" calcext:value-type="string">
            <text:p>Presentations CI</text:p>
          </table:table-cell>
          <table:table-cell table:style-name="ce6" office:value-type="float" office:value="12" calcext:value-type="float">
            <text:p>12</text:p>
          </table:table-cell>
          <table:table-cell table:style-name="ce15" table:content-validation-name="val4" office:value-type="date" office:date-value="2020-05-19" calcext:value-type="date">
            <text:p>2020-05-19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3" calcext:value-type="float">
            <text:p>13</text:p>
          </table:table-cell>
          <table:table-cell table:style-name="ce6" office:value-type="string" calcext:value-type="string">
            <text:p>Other neurotech topics</text:p>
          </table:table-cell>
          <table:table-cell table:style-name="ce6" office:value-type="float" office:value="13" calcext:value-type="float">
            <text:p>13</text:p>
          </table:table-cell>
          <table:table-cell table:style-name="ce15" table:content-validation-name="val4" office:value-type="date" office:date-value="2020-05-26" calcext:value-type="date">
            <text:p>2020-05-2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4" calcext:value-type="float">
            <text:p>14</text:p>
          </table:table-cell>
          <table:table-cell table:style-name="ce6" office:value-type="string" calcext:value-type="string">
            <text:p>Presentations other topics</text:p>
          </table:table-cell>
          <table:table-cell table:style-name="ce6" office:value-type="float" office:value="14" calcext:value-type="float">
            <text:p>14</text:p>
          </table:table-cell>
          <table:table-cell table:style-name="ce15" table:content-validation-name="val4" office:value-type="date" office:date-value="2020-06-02" calcext:value-type="date">
            <text:p>2020-06-0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5" calcext:value-type="float">
            <text:p>15</text:p>
          </table:table-cell>
          <table:table-cell table:style-name="ce6" office:value-type="string" calcext:value-type="string">
            <text:p>Questions and Anaswer hour</text:p>
          </table:table-cell>
          <table:table-cell table:style-name="ce6" office:value-type="float" office:value="15" calcext:value-type="float">
            <text:p>15</text:p>
          </table:table-cell>
          <table:table-cell table:style-name="ce15" table:content-validation-name="val4" office:value-type="date" office:date-value="2020-06-09" calcext:value-type="date">
            <text:p>2020-06-09</text:p>
          </table:table-cell>
          <table:table-cell table:number-columns-repeated="59"/>
        </table:table-row>
        <table:table-row table:style-name="ro1">
          <table:table-cell table:style-name="ce10" table:number-columns-repeated="5"/>
          <table:table-cell table:number-columns-repeated="59"/>
        </table:table-row>
        <table:table-row table:style-name="ro1" table:number-rows-repeated="984">
          <table:table-cell table:style-name="ce6" table:content-validation-name="val2"/>
          <table:table-cell table:style-name="ce6" table:content-validation-name="val3"/>
          <table:table-cell table:style-name="ce6" table:number-columns-repeated="2"/>
          <table:table-cell table:style-name="ce15" table:content-validation-name="val4"/>
          <table:table-cell table:number-columns-repeated="59"/>
        </table:table-row>
        <table:table-row table:style-name="ro1" table:number-rows-repeated="1047575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34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3" table:default-cell-style-name="ce1"/>
        <table:table-column table:style-name="co3" table:number-columns-repeated="54" table:default-cell-style-name="ce5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opic</text:p>
          </table:table-cell>
          <table:table-cell table:style-name="ce23" office:value-type="string" calcext:value-type="string">
            <text:p>Available</text:p>
          </table:table-cell>
          <table:table-cell table:style-name="ce33" office:value-type="string" calcext:value-type="string">
            <text:p>Due</text:p>
          </table:table-cell>
          <table:table-cell table:style-name="ce23" office:value-type="string" calcext:value-type="string">
            <text:p>Source Du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6" office:value-type="string" calcext:value-type="string">
            <text:p>Register topic literature review on brightspace</text:p>
          </table:table-cell>
          <table:table-cell table:style-name="ce6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>
          <table:table-cell table:style-name="ce6" table:content-validation-name="val5" office:value-type="float" office:value="2" calcext:value-type="float">
            <text:p>2</text:p>
          </table:table-cell>
          <table:table-cell table:style-name="ce6"/>
          <table:table-cell table:style-name="ce8"/>
          <table:table-cell table:style-name="ce6" office:value-type="string" calcext:value-type="string">
            <text:p>Submit literature review</text:p>
          </table:table-cell>
          <table:table-cell table:style-name="ce6"/>
          <table:table-cell table:style-name="ce15" table:content-validation-name="val4" office:value-type="date" office:date-value="2020-05-16" calcext:value-type="date">
            <text:p>2020-05-16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2" calcext:value-type="float">
            <text:p>0.2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400" calcext:value-type="float">
            <text:p>40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Practical NeuroImaging-fMRI</text:p>
          </table:table-cell>
          <table:table-cell table:style-name="ce8"/>
          <table:table-cell table:style-name="ce15" table:content-validation-name="val4" office:value-type="date" office:date-value="2020-02-14" calcext:value-type="date">
            <text:p>2020-02-14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Practical Electrophysiology and BCI</text:p>
          </table:table-cell>
          <table:table-cell table:style-name="ce6"/>
          <table:table-cell table:style-name="ce15" table:content-validation-name="val4" office:value-type="date" office:date-value="2020-02-21" calcext:value-type="date">
            <text:p>2020-02-21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string" calcext:value-type="string">
            <text:p>Practical week 4</text:p>
          </table:table-cell>
          <table:table-cell table:style-name="ce6"/>
          <table:table-cell table:style-name="ce15" table:content-validation-name="val4" office:value-type="date" office:date-value="2020-02-28" calcext:value-type="date">
            <text:p>2020-02-28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Practical Visual Cortical Implants 1</text:p>
          </table:table-cell>
          <table:table-cell table:style-name="ce6"/>
          <table:table-cell table:style-name="ce15" table:content-validation-name="val4" office:value-type="date" office:date-value="2020-03-13" calcext:value-type="date">
            <text:p>2020-03-13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string" calcext:value-type="string">
            <text:p>Practical Visual Cortical Implants 2</text:p>
          </table:table-cell>
          <table:table-cell table:style-name="ce6"/>
          <table:table-cell table:style-name="ce15" table:content-validation-name="val4" office:value-type="date" office:date-value="2020-03-20" calcext:value-type="date">
            <text:p>2020-03-20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string" calcext:value-type="string">
            <text:p>Practical Week 7</text:p>
          </table:table-cell>
          <table:table-cell table:style-name="ce6"/>
          <table:table-cell table:style-name="ce15" table:content-validation-name="val4" office:value-type="date" office:date-value="2020-04-17" calcext:value-type="date">
            <text:p>2020-04-17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string" calcext:value-type="string">
            <text:p>Practical Neural Decoding</text:p>
          </table:table-cell>
          <table:table-cell table:style-name="ce6"/>
          <table:table-cell table:style-name="ce15" table:content-validation-name="val4" office:value-type="date" office:date-value="2020-04-24" calcext:value-type="date">
            <text:p>2020-04-24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string" calcext:value-type="string">
            <text:p>Practical Week 9</text:p>
          </table:table-cell>
          <table:table-cell table:style-name="ce6"/>
          <table:table-cell table:style-name="ce15" table:content-validation-name="val4" office:value-type="date" office:date-value="2020-05-08" calcext:value-type="date">
            <text:p>2020-05-08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1" calcext:value-type="float">
            <text:p>11</text:p>
          </table:table-cell>
          <table:table-cell table:style-name="ce6" table:number-columns-repeated="2"/>
          <table:table-cell table:style-name="ce6" office:value-type="string" calcext:value-type="string">
            <text:p>Practical Cochlear Implants</text:p>
          </table:table-cell>
          <table:table-cell table:style-name="ce6"/>
          <table:table-cell table:style-name="ce15" table:content-validation-name="val4" office:value-type="date" office:date-value="2020-05-15" calcext:value-type="date">
            <text:p>2020-05-15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6" table:number-columns-repeated="2"/>
          <table:table-cell table:style-name="ce6" office:value-type="string" calcext:value-type="string">
            <text:p>Practical <text:s/>other neurotech topics</text:p>
          </table:table-cell>
          <table:table-cell table:style-name="ce6"/>
          <table:table-cell table:style-name="ce15" table:content-validation-name="val4" office:value-type="date" office:date-value="2020-05-29" calcext:value-type="date">
            <text:p>2020-05-29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6" table:number-columns-repeated="2"/>
          <table:table-cell table:style-name="ce10" office:value-type="string" calcext:value-type="string">
            <text:p>Practical Week 14</text:p>
          </table:table-cell>
          <table:table-cell table:style-name="ce6"/>
          <table:table-cell table:style-name="ce15" table:content-validation-name="val4" office:value-type="date" office:date-value="2020-06-05" calcext:value-type="date">
            <text:p>2020-06-05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6" table:number-columns-repeated="2"/>
          <table:table-cell table:style-name="ce6" office:value-type="string" calcext:value-type="string">
            <text:p>Practical Week 15</text:p>
          </table:table-cell>
          <table:table-cell table:style-name="ce6"/>
          <table:table-cell table:style-name="ce15" table:content-validation-name="val4" office:value-type="date" office:date-value="2020-06-12" calcext:value-type="date">
            <text:p>2020-06-12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.018" calcext:value-type="float">
            <text:p>0.018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5" calcext:value-type="float">
            <text:p>15</text:p>
          </table:table-cell>
          <table:table-cell table:style-name="ce6" table:number-columns-repeated="2"/>
          <table:table-cell table:style-name="ce6" office:value-type="string" calcext:value-type="string">
            <text:p>Presentation BCI</text:p>
          </table:table-cell>
          <table:table-cell table:style-name="ce6"/>
          <table:table-cell table:style-name="ce15" table:content-validation-name="val4" office:value-type="date" office:date-value="2020-02-18" calcext:value-type="date">
            <text:p>2020-02-18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6" calcext:value-type="float">
            <text:p>16</text:p>
          </table:table-cell>
          <table:table-cell table:style-name="ce6" table:number-columns-repeated="2"/>
          <table:table-cell table:style-name="ce6" office:value-type="string" calcext:value-type="string">
            <text:p>Presentation VCI</text:p>
          </table:table-cell>
          <table:table-cell table:style-name="ce6"/>
          <table:table-cell table:style-name="ce15" table:content-validation-name="val4" office:value-type="date" office:date-value="2020-03-17" calcext:value-type="date">
            <text:p>2020-03-17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7" calcext:value-type="float">
            <text:p>17</text:p>
          </table:table-cell>
          <table:table-cell table:style-name="ce6" table:number-columns-repeated="2"/>
          <table:table-cell table:style-name="ce6" office:value-type="string" calcext:value-type="string">
            <text:p>Presentation Neural Decoding</text:p>
          </table:table-cell>
          <table:table-cell table:style-name="ce6"/>
          <table:table-cell table:style-name="ce15" table:content-validation-name="val4" office:value-type="date" office:date-value="2020-04-21" calcext:value-type="date">
            <text:p>2020-04-21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8" calcext:value-type="float">
            <text:p>18</text:p>
          </table:table-cell>
          <table:table-cell table:style-name="ce6" table:number-columns-repeated="2"/>
          <table:table-cell table:style-name="ce6" office:value-type="string" calcext:value-type="string">
            <text:p>Presentation Cochlear Implants</text:p>
          </table:table-cell>
          <table:table-cell table:style-name="ce6"/>
          <table:table-cell table:style-name="ce15" table:content-validation-name="val4" office:value-type="date" office:date-value="2020-05-19" calcext:value-type="date">
            <text:p>2020-05-19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string" calcext:value-type="string">
            <text:p>Presentation other topics</text:p>
          </table:table-cell>
          <table:table-cell table:style-name="ce6"/>
          <table:table-cell table:style-name="ce15" table:content-validation-name="val4" office:value-type="date" office:date-value="2020-06-02" calcext:value-type="date">
            <text:p>2020-06-02</text:p>
          </table:table-cell>
          <table:table-cell table:style-name="ce6" office:value-type="string" calcext:value-type="string">
            <text:p>Lect1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Lec1</text:p>
          </table:table-cell>
          <table:table-cell table:style-name="ce26" table:content-validation-name="val7" office:value-type="float" office:value="60" calcext:value-type="float">
            <text:p>60</text:p>
          </table:table-cell>
          <table:table-cell table:number-columns-repeated="54"/>
        </table:table-row>
        <table:table-row table:style-name="ro1" table:number-rows-repeated="980">
          <table:table-cell table:style-name="ce6" table:content-validation-name="val5"/>
          <table:table-cell table:style-name="ce6" table:number-columns-repeated="4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5"/>
          <table:table-cell table:content-validation-name="val4"/>
          <table:table-cell table:number-columns-repeated="58"/>
        </table:table-row>
      </table:table>
      <table:table table:name="OldExam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6" table:default-cell-style-name="ce1"/>
        <table:table-column table:style-name="co19" table:default-cell-style-name="ce41"/>
        <table:table-column table:style-name="co20" table:default-cell-style-name="ce1"/>
        <table:table-column table:style-name="co21" table:default-cell-style-name="ce2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25" table:default-cell-style-name="ce41"/>
        <table:table-column table:style-name="co26" table:default-cell-style-name="ce41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695.99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41.74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893.25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9" office:value-type="string" calcext:value-type="string">
            <text:p>Old Course</text:p>
          </table:table-cell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];[Lectures.C$1:.E10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office:value-type="string" calcext:value-type="string">
            <text:p>Brightspace</text:p>
          </table:table-cell>
          <table:table-cell table:style-name="ce39" table:content-validation-name="val8"/>
          <table:table-cell table:style-name="ce42" table:content-validation-name="val9"/>
          <table:table-cell table:style-name="ce17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];[Lectures.C$1:.E10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office:value-type="string" calcext:value-type="string">
            <text:p>Studeersnel</text:p>
          </table:table-cell>
          <table:table-cell table:style-name="ce39" table:content-validation-name="val8"/>
          <table:table-cell table:style-name="ce42" table:content-validation-name="val9"/>
          <table:table-cell table:style-name="ce17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];[Lectures.C$1:.E10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office:value-type="string" calcext:value-type="string">
            <text:p>Aerostudents</text:p>
          </table:table-cell>
          <table:table-cell table:style-name="ce39" table:content-validation-name="val8"/>
          <table:table-cell table:style-name="ce42" table:content-validation-name="val9"/>
          <table:table-cell table:style-name="ce17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];[Lectures.C$1:.E10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office:value-type="string" calcext:value-type="string">
            <text:p>Goldmine</text:p>
          </table:table-cell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];[Lectures.C$1:.E10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];[Lectures.C$1:.E10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];[Lectures.C$1:.E10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];[Lectures.C$1:.E10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];[Lectures.C$1:.E10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];[Lectures.C$1:.E10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];[Lectures.C$1:.E10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];[Lectures.C$1:.E10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];[Lectures.C$1:.E10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];[Lectures.C$1:.E10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];[Lectures.C$1:.E10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];[Lectures.C$1:.E10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];[Lectures.C$1:.E10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];[Lectures.C$1:.E10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];[Lectures.C$1:.E10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];[Lectures.C$1:.E10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];[Lectures.C$1:.E10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];[Lectures.C$1:.E10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];[Lectures.C$1:.E10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];[Lectures.C$1:.E10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];[Lectures.C$1:.E10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];[Lectures.C$1:.E10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];[Lectures.C$1:.E10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];[Lectures.C$1:.E10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];[Lectures.C$1:.E10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];[Lectures.C$1:.E10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];[Lectures.C$1:.E10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];[Lectures.C$1:.E10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];[Lectures.C$1:.E10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];[Lectures.C$1:.E10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];[Lectures.C$1:.E10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37];[Lectures.C$1:.E1035];3;0)" office:value-type="string" office:string-value="" calcext:value-type="error">
            <text:p>#N/A</text:p>
          </table:table-cell>
          <table:table-cell table:style-name="ce39"/>
          <table:table-cell table:style-name="ce6"/>
          <table:table-cell table:style-name="ce39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38];[Lectures.C$1:.E1036];3;0)" office:value-type="string" office:string-value="" calcext:value-type="error">
            <text:p>#N/A</text:p>
          </table:table-cell>
          <table:table-cell table:style-name="ce39"/>
          <table:table-cell table:style-name="ce6"/>
          <table:table-cell table:style-name="ce39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39];[Lectures.C$1:.E1037];3;0)" office:value-type="string" office:string-value="" calcext:value-type="error">
            <text:p>#N/A</text:p>
          </table:table-cell>
          <table:table-cell table:style-name="ce39"/>
          <table:table-cell table:style-name="ce6"/>
          <table:table-cell table:style-name="ce39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40];[Lectures.C$1:.E1038];3;0)" office:value-type="string" office:string-value="" calcext:value-type="error">
            <text:p>#N/A</text:p>
          </table:table-cell>
          <table:table-cell table:style-name="ce39"/>
          <table:table-cell table:style-name="ce6"/>
          <table:table-cell table:style-name="ce39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41];[Lectures.C$1:.E1039];3;0)" office:value-type="string" office:string-value="" calcext:value-type="error">
            <text:p>#N/A</text:p>
          </table:table-cell>
          <table:table-cell table:style-name="ce39"/>
          <table:table-cell table:style-name="ce6"/>
          <table:table-cell table:style-name="ce39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42];[Lectures.C$1:.E1040];3;0)" office:value-type="string" office:string-value="" calcext:value-type="error">
            <text:p>#N/A</text:p>
          </table:table-cell>
          <table:table-cell table:style-name="ce39"/>
          <table:table-cell table:style-name="ce6"/>
          <table:table-cell table:style-name="ce39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43];[Lectures.C$1:.E10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44];[Lectures.C$1:.E10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45];[Lectures.C$1:.E10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9"/>
          <table:table-cell table:style-name="ce6"/>
          <table:table-cell table:style-name="ce7"/>
          <table:table-cell table:style-name="ce6" table:number-columns-repeated="4"/>
          <table:table-cell table:style-name="ce39" table:content-validation-name="val12"/>
          <table:table-cell table:style-name="ce18" table:content-validation-name="val4" table:formula="of:=VLOOKUP([.I46];[Lectures.C$1:.E10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];[Lectures.C$1:.E10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];[Lectures.C$1:.E10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];[Lectures.C$1:.E10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];[Lectures.C$1:.E10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];[Lectures.C$1:.E10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];[Lectures.C$1:.E10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];[Lectures.C$1:.E10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];[Lectures.C$1:.E10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];[Lectures.C$1:.E10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];[Lectures.C$1:.E10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];[Lectures.C$1:.E10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6" table:number-columns-repeated="2"/>
          <table:table-cell table:style-name="ce7"/>
          <table:table-cell table:style-name="ce6" table:number-columns-repeated="4"/>
          <table:table-cell table:style-name="ce6" table:content-validation-name="val12"/>
          <table:table-cell table:style-name="ce18" table:content-validation-name="val4" table:formula="of:=VLOOKUP([.I58];[Lectures.C$1:.E10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6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6" table:content-validation-name="val12"/>
          <table:table-cell table:style-name="ce18" table:content-validation-name="val4" table:formula="of:=VLOOKUP([.I59];[Lectures.C$1:.E10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6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6" table:content-validation-name="val12"/>
          <table:table-cell table:style-name="ce18" table:content-validation-name="val4" table:formula="of:=VLOOKUP([.I60];[Lectures.C$1:.E10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6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6" table:content-validation-name="val12"/>
          <table:table-cell table:style-name="ce18" table:content-validation-name="val4" table:formula="of:=VLOOKUP([.I61];[Lectures.C$1:.E10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];[Lectures.C$1:.E10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];[Lectures.C$1:.E10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];[Lectures.C$1:.E106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];[Lectures.C$1:.E106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];[Lectures.C$1:.E106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];[Lectures.C$1:.E106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];[Lectures.C$1:.E10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];[Lectures.C$1:.E10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];[Lectures.C$1:.E10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];[Lectures.C$1:.E10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];[Lectures.C$1:.E10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];[Lectures.C$1:.E10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];[Lectures.C$1:.E10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];[Lectures.C$1:.E10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];[Lectures.C$1:.E10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];[Lectures.C$1:.E10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];[Lectures.C$1:.E10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];[Lectures.C$1:.E10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];[Lectures.C$1:.E10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];[Lectures.C$1:.E10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];[Lectures.C$1:.E10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];[Lectures.C$1:.E10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];[Lectures.C$1:.E10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];[Lectures.C$1:.E10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];[Lectures.C$1:.E10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];[Lectures.C$1:.E10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];[Lectures.C$1:.E10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];[Lectures.C$1:.E10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];[Lectures.C$1:.E10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];[Lectures.C$1:.E10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];[Lectures.C$1:.E10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];[Lectures.C$1:.E10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];[Lectures.C$1:.E10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];[Lectures.C$1:.E10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];[Lectures.C$1:.E10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];[Lectures.C$1:.E10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];[Lectures.C$1:.E10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];[Lectures.C$1:.E10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0];[Lectures.C$1:.E10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1];[Lectures.C$1:.E10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2];[Lectures.C$1:.E10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3];[Lectures.C$1:.E10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4];[Lectures.C$1:.E10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5];[Lectures.C$1:.E109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6];[Lectures.C$1:.E11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7];[Lectures.C$1:.E11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8];[Lectures.C$1:.E11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9];[Lectures.C$1:.E11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0];[Lectures.C$1:.E11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1];[Lectures.C$1:.E11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2];[Lectures.C$1:.E11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3];[Lectures.C$1:.E11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4];[Lectures.C$1:.E11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5];[Lectures.C$1:.E11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6];[Lectures.C$1:.E11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7];[Lectures.C$1:.E11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8];[Lectures.C$1:.E11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19];[Lectures.C$1:.E11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0];[Lectures.C$1:.E11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1];[Lectures.C$1:.E11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2];[Lectures.C$1:.E11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3];[Lectures.C$1:.E11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4];[Lectures.C$1:.E11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5];[Lectures.C$1:.E11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6];[Lectures.C$1:.E11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7];[Lectures.C$1:.E11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8];[Lectures.C$1:.E11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29];[Lectures.C$1:.E11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0];[Lectures.C$1:.E11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1];[Lectures.C$1:.E112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2];[Lectures.C$1:.E112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3];[Lectures.C$1:.E112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4];[Lectures.C$1:.E112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5];[Lectures.C$1:.E11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6];[Lectures.C$1:.E11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7];[Lectures.C$1:.E11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8];[Lectures.C$1:.E11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39];[Lectures.C$1:.E11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0];[Lectures.C$1:.E11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1];[Lectures.C$1:.E113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2];[Lectures.C$1:.E113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3];[Lectures.C$1:.E113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4];[Lectures.C$1:.E113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5];[Lectures.C$1:.E113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6];[Lectures.C$1:.E114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7];[Lectures.C$1:.E11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8];[Lectures.C$1:.E11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49];[Lectures.C$1:.E11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0];[Lectures.C$1:.E11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1];[Lectures.C$1:.E11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2];[Lectures.C$1:.E11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3];[Lectures.C$1:.E11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4];[Lectures.C$1:.E11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5];[Lectures.C$1:.E11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6];[Lectures.C$1:.E11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7];[Lectures.C$1:.E11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8];[Lectures.C$1:.E11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59];[Lectures.C$1:.E11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0];[Lectures.C$1:.E11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1];[Lectures.C$1:.E11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2];[Lectures.C$1:.E11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3];[Lectures.C$1:.E11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4];[Lectures.C$1:.E11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5];[Lectures.C$1:.E11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6];[Lectures.C$1:.E11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7];[Lectures.C$1:.E11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8];[Lectures.C$1:.E116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69];[Lectures.C$1:.E116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0];[Lectures.C$1:.E116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1];[Lectures.C$1:.E116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2];[Lectures.C$1:.E11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3];[Lectures.C$1:.E11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4];[Lectures.C$1:.E11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5];[Lectures.C$1:.E11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6];[Lectures.C$1:.E11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7];[Lectures.C$1:.E11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8];[Lectures.C$1:.E11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79];[Lectures.C$1:.E11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0];[Lectures.C$1:.E11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1];[Lectures.C$1:.E11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2];[Lectures.C$1:.E11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3];[Lectures.C$1:.E11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4];[Lectures.C$1:.E11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5];[Lectures.C$1:.E11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6];[Lectures.C$1:.E11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7];[Lectures.C$1:.E11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8];[Lectures.C$1:.E11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89];[Lectures.C$1:.E11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0];[Lectures.C$1:.E11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1];[Lectures.C$1:.E11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2];[Lectures.C$1:.E11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3];[Lectures.C$1:.E11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4];[Lectures.C$1:.E11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5];[Lectures.C$1:.E11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6];[Lectures.C$1:.E11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7];[Lectures.C$1:.E11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8];[Lectures.C$1:.E11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99];[Lectures.C$1:.E11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0];[Lectures.C$1:.E11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1];[Lectures.C$1:.E11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2];[Lectures.C$1:.E11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3];[Lectures.C$1:.E11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4];[Lectures.C$1:.E11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5];[Lectures.C$1:.E119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6];[Lectures.C$1:.E12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7];[Lectures.C$1:.E12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8];[Lectures.C$1:.E12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09];[Lectures.C$1:.E12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0];[Lectures.C$1:.E12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1];[Lectures.C$1:.E12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2];[Lectures.C$1:.E12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3];[Lectures.C$1:.E12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4];[Lectures.C$1:.E12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5];[Lectures.C$1:.E12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6];[Lectures.C$1:.E12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7];[Lectures.C$1:.E12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8];[Lectures.C$1:.E12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19];[Lectures.C$1:.E12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0];[Lectures.C$1:.E12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1];[Lectures.C$1:.E12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2];[Lectures.C$1:.E12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3];[Lectures.C$1:.E12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4];[Lectures.C$1:.E12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5];[Lectures.C$1:.E12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6];[Lectures.C$1:.E12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7];[Lectures.C$1:.E12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8];[Lectures.C$1:.E12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29];[Lectures.C$1:.E12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0];[Lectures.C$1:.E12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1];[Lectures.C$1:.E122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2];[Lectures.C$1:.E122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3];[Lectures.C$1:.E122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4];[Lectures.C$1:.E122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5];[Lectures.C$1:.E12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6];[Lectures.C$1:.E12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7];[Lectures.C$1:.E12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8];[Lectures.C$1:.E12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39];[Lectures.C$1:.E12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0];[Lectures.C$1:.E12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1];[Lectures.C$1:.E123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2];[Lectures.C$1:.E123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3];[Lectures.C$1:.E123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4];[Lectures.C$1:.E123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5];[Lectures.C$1:.E123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6];[Lectures.C$1:.E124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7];[Lectures.C$1:.E12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8];[Lectures.C$1:.E12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49];[Lectures.C$1:.E12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0];[Lectures.C$1:.E12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1];[Lectures.C$1:.E12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2];[Lectures.C$1:.E12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3];[Lectures.C$1:.E12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4];[Lectures.C$1:.E12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5];[Lectures.C$1:.E12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6];[Lectures.C$1:.E12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7];[Lectures.C$1:.E12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8];[Lectures.C$1:.E12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59];[Lectures.C$1:.E12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0];[Lectures.C$1:.E12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1];[Lectures.C$1:.E12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2];[Lectures.C$1:.E12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3];[Lectures.C$1:.E12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4];[Lectures.C$1:.E12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5];[Lectures.C$1:.E12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6];[Lectures.C$1:.E12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7];[Lectures.C$1:.E12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8];[Lectures.C$1:.E12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69];[Lectures.C$1:.E12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0];[Lectures.C$1:.E12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1];[Lectures.C$1:.E12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2];[Lectures.C$1:.E12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3];[Lectures.C$1:.E12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4];[Lectures.C$1:.E12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5];[Lectures.C$1:.E12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6];[Lectures.C$1:.E12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7];[Lectures.C$1:.E12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8];[Lectures.C$1:.E12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79];[Lectures.C$1:.E12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0];[Lectures.C$1:.E12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1];[Lectures.C$1:.E12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2];[Lectures.C$1:.E12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3];[Lectures.C$1:.E12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4];[Lectures.C$1:.E12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5];[Lectures.C$1:.E12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6];[Lectures.C$1:.E12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7];[Lectures.C$1:.E12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8];[Lectures.C$1:.E12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89];[Lectures.C$1:.E12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0];[Lectures.C$1:.E12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1];[Lectures.C$1:.E12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2];[Lectures.C$1:.E12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3];[Lectures.C$1:.E12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4];[Lectures.C$1:.E12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5];[Lectures.C$1:.E12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6];[Lectures.C$1:.E12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7];[Lectures.C$1:.E12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8];[Lectures.C$1:.E12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299];[Lectures.C$1:.E12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0];[Lectures.C$1:.E12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1];[Lectures.C$1:.E129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2];[Lectures.C$1:.E13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3];[Lectures.C$1:.E13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4];[Lectures.C$1:.E13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5];[Lectures.C$1:.E13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6];[Lectures.C$1:.E13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7];[Lectures.C$1:.E13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8];[Lectures.C$1:.E13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09];[Lectures.C$1:.E13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0];[Lectures.C$1:.E13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1];[Lectures.C$1:.E13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2];[Lectures.C$1:.E13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3];[Lectures.C$1:.E13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4];[Lectures.C$1:.E13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5];[Lectures.C$1:.E13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6];[Lectures.C$1:.E13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7];[Lectures.C$1:.E13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8];[Lectures.C$1:.E13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19];[Lectures.C$1:.E13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0];[Lectures.C$1:.E13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1];[Lectures.C$1:.E13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2];[Lectures.C$1:.E13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3];[Lectures.C$1:.E13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4];[Lectures.C$1:.E13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5];[Lectures.C$1:.E13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6];[Lectures.C$1:.E13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7];[Lectures.C$1:.E132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8];[Lectures.C$1:.E132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29];[Lectures.C$1:.E132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0];[Lectures.C$1:.E132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1];[Lectures.C$1:.E13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2];[Lectures.C$1:.E13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3];[Lectures.C$1:.E13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4];[Lectures.C$1:.E13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5];[Lectures.C$1:.E13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6];[Lectures.C$1:.E13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7];[Lectures.C$1:.E133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8];[Lectures.C$1:.E133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39];[Lectures.C$1:.E133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0];[Lectures.C$1:.E133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1];[Lectures.C$1:.E133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2];[Lectures.C$1:.E134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3];[Lectures.C$1:.E13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4];[Lectures.C$1:.E13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5];[Lectures.C$1:.E13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6];[Lectures.C$1:.E13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7];[Lectures.C$1:.E13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8];[Lectures.C$1:.E13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49];[Lectures.C$1:.E13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0];[Lectures.C$1:.E13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1];[Lectures.C$1:.E13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2];[Lectures.C$1:.E13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3];[Lectures.C$1:.E13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4];[Lectures.C$1:.E13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5];[Lectures.C$1:.E13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6];[Lectures.C$1:.E13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7];[Lectures.C$1:.E13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8];[Lectures.C$1:.E13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59];[Lectures.C$1:.E13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0];[Lectures.C$1:.E13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1];[Lectures.C$1:.E13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2];[Lectures.C$1:.E13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3];[Lectures.C$1:.E13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4];[Lectures.C$1:.E136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5];[Lectures.C$1:.E136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6];[Lectures.C$1:.E136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7];[Lectures.C$1:.E136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8];[Lectures.C$1:.E13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69];[Lectures.C$1:.E13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0];[Lectures.C$1:.E13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1];[Lectures.C$1:.E13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2];[Lectures.C$1:.E13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3];[Lectures.C$1:.E13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4];[Lectures.C$1:.E13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5];[Lectures.C$1:.E13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6];[Lectures.C$1:.E13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7];[Lectures.C$1:.E13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8];[Lectures.C$1:.E13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79];[Lectures.C$1:.E13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0];[Lectures.C$1:.E13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1];[Lectures.C$1:.E13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2];[Lectures.C$1:.E13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3];[Lectures.C$1:.E13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4];[Lectures.C$1:.E13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5];[Lectures.C$1:.E13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6];[Lectures.C$1:.E13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7];[Lectures.C$1:.E13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8];[Lectures.C$1:.E13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89];[Lectures.C$1:.E13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0];[Lectures.C$1:.E13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1];[Lectures.C$1:.E13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2];[Lectures.C$1:.E13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3];[Lectures.C$1:.E13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4];[Lectures.C$1:.E13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5];[Lectures.C$1:.E13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6];[Lectures.C$1:.E13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7];[Lectures.C$1:.E13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8];[Lectures.C$1:.E13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399];[Lectures.C$1:.E13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0];[Lectures.C$1:.E13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1];[Lectures.C$1:.E139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2];[Lectures.C$1:.E14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3];[Lectures.C$1:.E14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4];[Lectures.C$1:.E14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5];[Lectures.C$1:.E14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6];[Lectures.C$1:.E14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7];[Lectures.C$1:.E14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8];[Lectures.C$1:.E14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09];[Lectures.C$1:.E14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0];[Lectures.C$1:.E14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1];[Lectures.C$1:.E14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2];[Lectures.C$1:.E14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3];[Lectures.C$1:.E14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4];[Lectures.C$1:.E14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5];[Lectures.C$1:.E14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6];[Lectures.C$1:.E14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7];[Lectures.C$1:.E14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8];[Lectures.C$1:.E14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19];[Lectures.C$1:.E14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0];[Lectures.C$1:.E14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1];[Lectures.C$1:.E14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2];[Lectures.C$1:.E14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3];[Lectures.C$1:.E14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4];[Lectures.C$1:.E14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5];[Lectures.C$1:.E14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6];[Lectures.C$1:.E14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7];[Lectures.C$1:.E142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8];[Lectures.C$1:.E142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29];[Lectures.C$1:.E142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0];[Lectures.C$1:.E142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1];[Lectures.C$1:.E14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2];[Lectures.C$1:.E14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3];[Lectures.C$1:.E14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4];[Lectures.C$1:.E14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5];[Lectures.C$1:.E14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6];[Lectures.C$1:.E14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7];[Lectures.C$1:.E143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8];[Lectures.C$1:.E143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39];[Lectures.C$1:.E143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0];[Lectures.C$1:.E143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1];[Lectures.C$1:.E143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2];[Lectures.C$1:.E144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3];[Lectures.C$1:.E14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4];[Lectures.C$1:.E14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5];[Lectures.C$1:.E14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6];[Lectures.C$1:.E14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7];[Lectures.C$1:.E14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8];[Lectures.C$1:.E14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49];[Lectures.C$1:.E14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0];[Lectures.C$1:.E14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1];[Lectures.C$1:.E14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2];[Lectures.C$1:.E14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3];[Lectures.C$1:.E14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4];[Lectures.C$1:.E14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5];[Lectures.C$1:.E14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6];[Lectures.C$1:.E14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7];[Lectures.C$1:.E14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8];[Lectures.C$1:.E14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59];[Lectures.C$1:.E14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0];[Lectures.C$1:.E14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1];[Lectures.C$1:.E14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2];[Lectures.C$1:.E14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3];[Lectures.C$1:.E14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4];[Lectures.C$1:.E146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5];[Lectures.C$1:.E146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6];[Lectures.C$1:.E146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7];[Lectures.C$1:.E146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8];[Lectures.C$1:.E14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69];[Lectures.C$1:.E14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0];[Lectures.C$1:.E14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1];[Lectures.C$1:.E14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2];[Lectures.C$1:.E14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3];[Lectures.C$1:.E14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4];[Lectures.C$1:.E14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5];[Lectures.C$1:.E14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6];[Lectures.C$1:.E14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7];[Lectures.C$1:.E14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8];[Lectures.C$1:.E14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79];[Lectures.C$1:.E14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0];[Lectures.C$1:.E14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1];[Lectures.C$1:.E14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2];[Lectures.C$1:.E14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3];[Lectures.C$1:.E14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4];[Lectures.C$1:.E14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5];[Lectures.C$1:.E14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6];[Lectures.C$1:.E14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7];[Lectures.C$1:.E14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8];[Lectures.C$1:.E14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89];[Lectures.C$1:.E14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0];[Lectures.C$1:.E14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1];[Lectures.C$1:.E14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2];[Lectures.C$1:.E14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3];[Lectures.C$1:.E14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4];[Lectures.C$1:.E14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5];[Lectures.C$1:.E14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6];[Lectures.C$1:.E14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7];[Lectures.C$1:.E14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8];[Lectures.C$1:.E14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499];[Lectures.C$1:.E14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0];[Lectures.C$1:.E14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1];[Lectures.C$1:.E149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2];[Lectures.C$1:.E15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3];[Lectures.C$1:.E15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4];[Lectures.C$1:.E15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5];[Lectures.C$1:.E15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6];[Lectures.C$1:.E15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7];[Lectures.C$1:.E15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8];[Lectures.C$1:.E15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09];[Lectures.C$1:.E15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0];[Lectures.C$1:.E15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1];[Lectures.C$1:.E15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2];[Lectures.C$1:.E15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3];[Lectures.C$1:.E15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4];[Lectures.C$1:.E15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5];[Lectures.C$1:.E15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6];[Lectures.C$1:.E15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7];[Lectures.C$1:.E15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8];[Lectures.C$1:.E15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19];[Lectures.C$1:.E15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0];[Lectures.C$1:.E15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1];[Lectures.C$1:.E15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2];[Lectures.C$1:.E15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3];[Lectures.C$1:.E15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4];[Lectures.C$1:.E15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5];[Lectures.C$1:.E15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6];[Lectures.C$1:.E15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7];[Lectures.C$1:.E152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8];[Lectures.C$1:.E152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29];[Lectures.C$1:.E152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0];[Lectures.C$1:.E152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1];[Lectures.C$1:.E15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2];[Lectures.C$1:.E15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3];[Lectures.C$1:.E15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4];[Lectures.C$1:.E15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5];[Lectures.C$1:.E15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6];[Lectures.C$1:.E15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7];[Lectures.C$1:.E153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8];[Lectures.C$1:.E153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39];[Lectures.C$1:.E153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0];[Lectures.C$1:.E153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1];[Lectures.C$1:.E153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2];[Lectures.C$1:.E154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3];[Lectures.C$1:.E15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4];[Lectures.C$1:.E15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5];[Lectures.C$1:.E15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6];[Lectures.C$1:.E15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7];[Lectures.C$1:.E15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8];[Lectures.C$1:.E15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49];[Lectures.C$1:.E15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0];[Lectures.C$1:.E15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1];[Lectures.C$1:.E15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2];[Lectures.C$1:.E15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3];[Lectures.C$1:.E15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4];[Lectures.C$1:.E15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5];[Lectures.C$1:.E15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6];[Lectures.C$1:.E15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7];[Lectures.C$1:.E15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8];[Lectures.C$1:.E15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59];[Lectures.C$1:.E15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0];[Lectures.C$1:.E15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1];[Lectures.C$1:.E15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2];[Lectures.C$1:.E15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3];[Lectures.C$1:.E15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4];[Lectures.C$1:.E156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5];[Lectures.C$1:.E156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6];[Lectures.C$1:.E156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7];[Lectures.C$1:.E156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8];[Lectures.C$1:.E15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69];[Lectures.C$1:.E15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0];[Lectures.C$1:.E15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1];[Lectures.C$1:.E15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2];[Lectures.C$1:.E15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3];[Lectures.C$1:.E15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4];[Lectures.C$1:.E15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5];[Lectures.C$1:.E15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6];[Lectures.C$1:.E15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7];[Lectures.C$1:.E15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8];[Lectures.C$1:.E15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79];[Lectures.C$1:.E15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0];[Lectures.C$1:.E15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1];[Lectures.C$1:.E15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2];[Lectures.C$1:.E15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3];[Lectures.C$1:.E15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4];[Lectures.C$1:.E15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5];[Lectures.C$1:.E15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6];[Lectures.C$1:.E15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7];[Lectures.C$1:.E15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8];[Lectures.C$1:.E15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89];[Lectures.C$1:.E15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0];[Lectures.C$1:.E15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1];[Lectures.C$1:.E15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2];[Lectures.C$1:.E15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3];[Lectures.C$1:.E15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4];[Lectures.C$1:.E15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5];[Lectures.C$1:.E15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6];[Lectures.C$1:.E15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7];[Lectures.C$1:.E15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8];[Lectures.C$1:.E15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599];[Lectures.C$1:.E15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0];[Lectures.C$1:.E15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1];[Lectures.C$1:.E159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2];[Lectures.C$1:.E16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3];[Lectures.C$1:.E16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4];[Lectures.C$1:.E16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5];[Lectures.C$1:.E16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6];[Lectures.C$1:.E16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7];[Lectures.C$1:.E16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8];[Lectures.C$1:.E16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09];[Lectures.C$1:.E16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0];[Lectures.C$1:.E16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1];[Lectures.C$1:.E16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2];[Lectures.C$1:.E16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3];[Lectures.C$1:.E16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4];[Lectures.C$1:.E16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5];[Lectures.C$1:.E16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6];[Lectures.C$1:.E16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7];[Lectures.C$1:.E16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8];[Lectures.C$1:.E16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19];[Lectures.C$1:.E16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0];[Lectures.C$1:.E16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1];[Lectures.C$1:.E16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2];[Lectures.C$1:.E16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3];[Lectures.C$1:.E16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4];[Lectures.C$1:.E16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5];[Lectures.C$1:.E16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6];[Lectures.C$1:.E16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7];[Lectures.C$1:.E162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8];[Lectures.C$1:.E162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29];[Lectures.C$1:.E162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0];[Lectures.C$1:.E162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1];[Lectures.C$1:.E16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2];[Lectures.C$1:.E16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3];[Lectures.C$1:.E16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4];[Lectures.C$1:.E16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5];[Lectures.C$1:.E16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6];[Lectures.C$1:.E16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7];[Lectures.C$1:.E163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8];[Lectures.C$1:.E163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39];[Lectures.C$1:.E163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0];[Lectures.C$1:.E163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1];[Lectures.C$1:.E163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2];[Lectures.C$1:.E164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3];[Lectures.C$1:.E16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4];[Lectures.C$1:.E16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5];[Lectures.C$1:.E16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6];[Lectures.C$1:.E16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7];[Lectures.C$1:.E16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8];[Lectures.C$1:.E16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49];[Lectures.C$1:.E16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0];[Lectures.C$1:.E16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1];[Lectures.C$1:.E16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2];[Lectures.C$1:.E16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3];[Lectures.C$1:.E16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4];[Lectures.C$1:.E16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5];[Lectures.C$1:.E16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6];[Lectures.C$1:.E16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7];[Lectures.C$1:.E16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8];[Lectures.C$1:.E16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59];[Lectures.C$1:.E16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0];[Lectures.C$1:.E16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1];[Lectures.C$1:.E16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2];[Lectures.C$1:.E16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3];[Lectures.C$1:.E16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4];[Lectures.C$1:.E166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5];[Lectures.C$1:.E166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6];[Lectures.C$1:.E166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7];[Lectures.C$1:.E166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8];[Lectures.C$1:.E16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69];[Lectures.C$1:.E16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0];[Lectures.C$1:.E16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1];[Lectures.C$1:.E16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2];[Lectures.C$1:.E16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3];[Lectures.C$1:.E16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4];[Lectures.C$1:.E16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5];[Lectures.C$1:.E16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6];[Lectures.C$1:.E16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7];[Lectures.C$1:.E16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8];[Lectures.C$1:.E16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79];[Lectures.C$1:.E16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0];[Lectures.C$1:.E16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1];[Lectures.C$1:.E16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2];[Lectures.C$1:.E16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3];[Lectures.C$1:.E16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4];[Lectures.C$1:.E16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5];[Lectures.C$1:.E16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6];[Lectures.C$1:.E16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7];[Lectures.C$1:.E16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8];[Lectures.C$1:.E16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89];[Lectures.C$1:.E16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0];[Lectures.C$1:.E16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1];[Lectures.C$1:.E16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2];[Lectures.C$1:.E16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3];[Lectures.C$1:.E16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4];[Lectures.C$1:.E16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5];[Lectures.C$1:.E16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6];[Lectures.C$1:.E16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7];[Lectures.C$1:.E16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8];[Lectures.C$1:.E16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699];[Lectures.C$1:.E16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0];[Lectures.C$1:.E16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1];[Lectures.C$1:.E169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2];[Lectures.C$1:.E17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3];[Lectures.C$1:.E17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4];[Lectures.C$1:.E17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5];[Lectures.C$1:.E17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6];[Lectures.C$1:.E17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7];[Lectures.C$1:.E17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8];[Lectures.C$1:.E17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09];[Lectures.C$1:.E17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0];[Lectures.C$1:.E17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1];[Lectures.C$1:.E17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2];[Lectures.C$1:.E17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3];[Lectures.C$1:.E17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4];[Lectures.C$1:.E17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5];[Lectures.C$1:.E17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6];[Lectures.C$1:.E17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7];[Lectures.C$1:.E17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8];[Lectures.C$1:.E17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19];[Lectures.C$1:.E17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0];[Lectures.C$1:.E17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1];[Lectures.C$1:.E17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2];[Lectures.C$1:.E17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3];[Lectures.C$1:.E17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4];[Lectures.C$1:.E17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5];[Lectures.C$1:.E17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6];[Lectures.C$1:.E17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7];[Lectures.C$1:.E172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8];[Lectures.C$1:.E172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29];[Lectures.C$1:.E172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0];[Lectures.C$1:.E172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1];[Lectures.C$1:.E17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2];[Lectures.C$1:.E17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3];[Lectures.C$1:.E17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4];[Lectures.C$1:.E17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5];[Lectures.C$1:.E17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6];[Lectures.C$1:.E17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7];[Lectures.C$1:.E173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8];[Lectures.C$1:.E173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39];[Lectures.C$1:.E173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0];[Lectures.C$1:.E173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1];[Lectures.C$1:.E173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2];[Lectures.C$1:.E174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3];[Lectures.C$1:.E17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4];[Lectures.C$1:.E17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5];[Lectures.C$1:.E17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6];[Lectures.C$1:.E17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7];[Lectures.C$1:.E17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8];[Lectures.C$1:.E17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49];[Lectures.C$1:.E17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0];[Lectures.C$1:.E17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1];[Lectures.C$1:.E17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2];[Lectures.C$1:.E17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3];[Lectures.C$1:.E17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4];[Lectures.C$1:.E17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5];[Lectures.C$1:.E17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6];[Lectures.C$1:.E17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7];[Lectures.C$1:.E17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8];[Lectures.C$1:.E17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59];[Lectures.C$1:.E17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0];[Lectures.C$1:.E17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1];[Lectures.C$1:.E17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2];[Lectures.C$1:.E17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3];[Lectures.C$1:.E17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4];[Lectures.C$1:.E176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5];[Lectures.C$1:.E176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6];[Lectures.C$1:.E176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7];[Lectures.C$1:.E176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8];[Lectures.C$1:.E17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69];[Lectures.C$1:.E17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0];[Lectures.C$1:.E17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1];[Lectures.C$1:.E17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2];[Lectures.C$1:.E17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3];[Lectures.C$1:.E17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4];[Lectures.C$1:.E17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5];[Lectures.C$1:.E17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6];[Lectures.C$1:.E17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7];[Lectures.C$1:.E17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8];[Lectures.C$1:.E17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79];[Lectures.C$1:.E17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0];[Lectures.C$1:.E17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1];[Lectures.C$1:.E17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2];[Lectures.C$1:.E17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3];[Lectures.C$1:.E17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4];[Lectures.C$1:.E17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5];[Lectures.C$1:.E17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6];[Lectures.C$1:.E17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7];[Lectures.C$1:.E17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8];[Lectures.C$1:.E17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89];[Lectures.C$1:.E17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0];[Lectures.C$1:.E17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1];[Lectures.C$1:.E17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2];[Lectures.C$1:.E17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3];[Lectures.C$1:.E17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4];[Lectures.C$1:.E17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5];[Lectures.C$1:.E17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6];[Lectures.C$1:.E17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7];[Lectures.C$1:.E17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8];[Lectures.C$1:.E17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799];[Lectures.C$1:.E17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0];[Lectures.C$1:.E17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1];[Lectures.C$1:.E179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2];[Lectures.C$1:.E18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3];[Lectures.C$1:.E18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4];[Lectures.C$1:.E18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5];[Lectures.C$1:.E18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6];[Lectures.C$1:.E18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7];[Lectures.C$1:.E18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8];[Lectures.C$1:.E18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09];[Lectures.C$1:.E18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0];[Lectures.C$1:.E18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1];[Lectures.C$1:.E18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2];[Lectures.C$1:.E18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3];[Lectures.C$1:.E18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4];[Lectures.C$1:.E18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5];[Lectures.C$1:.E18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6];[Lectures.C$1:.E18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7];[Lectures.C$1:.E18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8];[Lectures.C$1:.E18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19];[Lectures.C$1:.E18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0];[Lectures.C$1:.E18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1];[Lectures.C$1:.E18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2];[Lectures.C$1:.E18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3];[Lectures.C$1:.E18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4];[Lectures.C$1:.E18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5];[Lectures.C$1:.E18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6];[Lectures.C$1:.E18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7];[Lectures.C$1:.E182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8];[Lectures.C$1:.E182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29];[Lectures.C$1:.E182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0];[Lectures.C$1:.E182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1];[Lectures.C$1:.E18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2];[Lectures.C$1:.E18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3];[Lectures.C$1:.E18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4];[Lectures.C$1:.E18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5];[Lectures.C$1:.E18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6];[Lectures.C$1:.E18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7];[Lectures.C$1:.E183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8];[Lectures.C$1:.E183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39];[Lectures.C$1:.E183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0];[Lectures.C$1:.E183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1];[Lectures.C$1:.E183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2];[Lectures.C$1:.E184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3];[Lectures.C$1:.E18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4];[Lectures.C$1:.E18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5];[Lectures.C$1:.E18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6];[Lectures.C$1:.E18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7];[Lectures.C$1:.E18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8];[Lectures.C$1:.E18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49];[Lectures.C$1:.E18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0];[Lectures.C$1:.E18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1];[Lectures.C$1:.E18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2];[Lectures.C$1:.E18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3];[Lectures.C$1:.E18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4];[Lectures.C$1:.E18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5];[Lectures.C$1:.E18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6];[Lectures.C$1:.E18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7];[Lectures.C$1:.E18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8];[Lectures.C$1:.E18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59];[Lectures.C$1:.E18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0];[Lectures.C$1:.E18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1];[Lectures.C$1:.E18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2];[Lectures.C$1:.E18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3];[Lectures.C$1:.E18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4];[Lectures.C$1:.E186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5];[Lectures.C$1:.E186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6];[Lectures.C$1:.E186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7];[Lectures.C$1:.E186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8];[Lectures.C$1:.E18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69];[Lectures.C$1:.E18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0];[Lectures.C$1:.E18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1];[Lectures.C$1:.E18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2];[Lectures.C$1:.E18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3];[Lectures.C$1:.E18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4];[Lectures.C$1:.E18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5];[Lectures.C$1:.E18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6];[Lectures.C$1:.E18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7];[Lectures.C$1:.E18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8];[Lectures.C$1:.E18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79];[Lectures.C$1:.E18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0];[Lectures.C$1:.E18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1];[Lectures.C$1:.E18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2];[Lectures.C$1:.E18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3];[Lectures.C$1:.E18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4];[Lectures.C$1:.E18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5];[Lectures.C$1:.E18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6];[Lectures.C$1:.E18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7];[Lectures.C$1:.E18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8];[Lectures.C$1:.E18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89];[Lectures.C$1:.E18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0];[Lectures.C$1:.E18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1];[Lectures.C$1:.E18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2];[Lectures.C$1:.E18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3];[Lectures.C$1:.E18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4];[Lectures.C$1:.E18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5];[Lectures.C$1:.E18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6];[Lectures.C$1:.E18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7];[Lectures.C$1:.E18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8];[Lectures.C$1:.E18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899];[Lectures.C$1:.E18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0];[Lectures.C$1:.E18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1];[Lectures.C$1:.E189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2];[Lectures.C$1:.E190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3];[Lectures.C$1:.E190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4];[Lectures.C$1:.E190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5];[Lectures.C$1:.E190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6];[Lectures.C$1:.E190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7];[Lectures.C$1:.E190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8];[Lectures.C$1:.E190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09];[Lectures.C$1:.E190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0];[Lectures.C$1:.E190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1];[Lectures.C$1:.E190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2];[Lectures.C$1:.E191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3];[Lectures.C$1:.E191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4];[Lectures.C$1:.E191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5];[Lectures.C$1:.E191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6];[Lectures.C$1:.E191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/>
          <table:table-cell table:style-name="ce39" table:content-validation-name="val8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7];[Lectures.C$1:.E191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8];[Lectures.C$1:.E191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19];[Lectures.C$1:.E191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0];[Lectures.C$1:.E191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1];[Lectures.C$1:.E191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2];[Lectures.C$1:.E192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3];[Lectures.C$1:.E192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4];[Lectures.C$1:.E192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5];[Lectures.C$1:.E192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6];[Lectures.C$1:.E192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7];[Lectures.C$1:.E192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8];[Lectures.C$1:.E192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29];[Lectures.C$1:.E192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0];[Lectures.C$1:.E192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1];[Lectures.C$1:.E192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2];[Lectures.C$1:.E193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3];[Lectures.C$1:.E193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4];[Lectures.C$1:.E193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5];[Lectures.C$1:.E193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6];[Lectures.C$1:.E193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7];[Lectures.C$1:.E193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8];[Lectures.C$1:.E193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39];[Lectures.C$1:.E193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0];[Lectures.C$1:.E193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1];[Lectures.C$1:.E193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2];[Lectures.C$1:.E194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3];[Lectures.C$1:.E194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4];[Lectures.C$1:.E194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5];[Lectures.C$1:.E194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6];[Lectures.C$1:.E194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7];[Lectures.C$1:.E194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8];[Lectures.C$1:.E194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49];[Lectures.C$1:.E194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0];[Lectures.C$1:.E194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1];[Lectures.C$1:.E194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2];[Lectures.C$1:.E195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3];[Lectures.C$1:.E195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4];[Lectures.C$1:.E195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5];[Lectures.C$1:.E195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6];[Lectures.C$1:.E195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7];[Lectures.C$1:.E195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8];[Lectures.C$1:.E195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59];[Lectures.C$1:.E195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0];[Lectures.C$1:.E195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1];[Lectures.C$1:.E195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2];[Lectures.C$1:.E196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3];[Lectures.C$1:.E196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4];[Lectures.C$1:.E196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5];[Lectures.C$1:.E196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6];[Lectures.C$1:.E196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7];[Lectures.C$1:.E196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8];[Lectures.C$1:.E196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69];[Lectures.C$1:.E196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0];[Lectures.C$1:.E196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1];[Lectures.C$1:.E196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2];[Lectures.C$1:.E197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3];[Lectures.C$1:.E197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4];[Lectures.C$1:.E197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5];[Lectures.C$1:.E197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6];[Lectures.C$1:.E197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7];[Lectures.C$1:.E197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8];[Lectures.C$1:.E197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79];[Lectures.C$1:.E197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0];[Lectures.C$1:.E197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1];[Lectures.C$1:.E197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2];[Lectures.C$1:.E198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3];[Lectures.C$1:.E198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4];[Lectures.C$1:.E198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5];[Lectures.C$1:.E198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6];[Lectures.C$1:.E198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7];[Lectures.C$1:.E198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8];[Lectures.C$1:.E198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89];[Lectures.C$1:.E198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0];[Lectures.C$1:.E198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1];[Lectures.C$1:.E1989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2];[Lectures.C$1:.E1990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3];[Lectures.C$1:.E1991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4];[Lectures.C$1:.E1992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5];[Lectures.C$1:.E1993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6];[Lectures.C$1:.E1994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7];[Lectures.C$1:.E1995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8];[Lectures.C$1:.E1996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999];[Lectures.C$1:.E1997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>
          <table:table-cell table:style-name="ce39" table:number-columns-repeated="2"/>
          <table:table-cell table:style-name="ce42" table:content-validation-name="val9"/>
          <table:table-cell table:style-name="ce17" table:content-validation-name="val4"/>
          <table:table-cell table:style-name="ce42" table:content-validation-name="val10" table:number-columns-repeated="2"/>
          <table:table-cell table:style-name="ce42" table:content-validation-name="val11"/>
          <table:table-cell table:style-name="ce39"/>
          <table:table-cell table:style-name="ce39" table:content-validation-name="val12"/>
          <table:table-cell table:style-name="ce18" table:content-validation-name="val4" table:formula="of:=VLOOKUP([.I1000];[Lectures.C$1:.E1998];3;0)" office:value-type="string" office:string-value="" calcext:value-type="error">
            <text:p>#N/A</text:p>
          </table:table-cell>
          <table:table-cell table:style-name="ce39" table:number-columns-repeated="6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4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0" table:default-cell-style-name="ce5"/>
        <table:table-column table:style-name="co11" table:default-cell-style-name="ce5"/>
        <table:table-column table:style-name="co12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1"/>
        <table:table-column table:style-name="co34" table:default-cell-style-name="ce2"/>
        <table:table-column table:style-name="co3" table:number-columns-repeated="57" table:default-cell-style-name="ce1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Available</text:p>
          </table:table-cell>
          <table:table-cell table:style-name="ce23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4"/>
          <table:table-cell table:number-columns-repeated="57"/>
        </table:table-row>
        <table:table-row table:style-name="ro1">
          <table:table-cell table:number-columns-repeated="6"/>
          <table:table-cell table:content-validation-name="val4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5" table:default-cell-style-name="ce28"/>
        <table:table-column table:style-name="co11" table:default-cell-style-name="ce28"/>
        <table:table-column table:style-name="co12" table:default-cell-style-name="ce28"/>
        <table:table-column table:style-name="co31" table:default-cell-style-name="ce28"/>
        <table:table-column table:style-name="co36" table:default-cell-style-name="ce28"/>
        <table:table-column table:style-name="co37" table:default-cell-style-name="ce28"/>
        <table:table-column table:style-name="co26" table:default-cell-style-name="ce29"/>
        <table:table-column table:style-name="co38" table:default-cell-style-name="ce28"/>
        <table:table-column table:style-name="co3" table:default-cell-style-name="ce28"/>
        <table:table-column table:style-name="co39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0" table:default-cell-style-name="ce1"/>
        <table:table-column table:style-name="co26" table:default-cell-style-name="ce2"/>
        <table:table-column table:style-name="co23" table:default-cell-style-name="ce1"/>
        <table:table-column table:style-name="co41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1">
          <table:table-cell table:style-name="ce15" table:content-validation-name="val15" office:value-type="date" office:date-value="2020-06-23T14:00:00" calcext:value-type="date">
            <text:p>2020-06-23</text:p>
          </table:table-cell>
          <table:table-cell table:style-name="ce7" office:value-type="string" calcext:value-type="string">
            <text:p>tbd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60"/>
        </table:table-row>
        <table:table-row table:style-name="ro1" table:number-rows-repeated="8">
          <table:table-cell table:style-name="ce15" table:content-validation-name="val15"/>
          <table:table-cell table:style-name="ce7"/>
          <table:table-cell table:style-name="ce6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5:18:39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</meta:initial-creator>
    <meta:creation-date>2019-09-16T11:43:27Z</meta:creation-date>
    <dc:date>2020-02-07T16:10:06.325000000</dc:date>
    <meta:editing-duration>PT10M2S</meta:editing-duration>
    <meta:editing-cycles>21</meta:editing-cycles>
    <meta:document-statistic meta:table-count="7" meta:cell-count="3262" meta:object-count="0"/>
  </office:meta>
</office:document-meta>
</file>